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2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gma</text:p>
          </table:table-cell>
          <table:table-cell office:value-type="string" calcext:value-type="string">
            <text:p>thet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332225" calcext:value-type="float">
            <text:p>0.0033222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662247" calcext:value-type="float">
            <text:p>0.00662247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990083" calcext:value-type="float">
            <text:p>0.00990083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131575" calcext:value-type="float">
            <text:p>0.0131575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163927" calcext:value-type="float">
            <text:p>0.0163927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196066" calcext:value-type="float">
            <text:p>0.019606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227993" calcext:value-type="float">
            <text:p>0.0227993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25971" calcext:value-type="float">
            <text:p>0.02597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29122" calcext:value-type="float">
            <text:p>0.02912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322523" calcext:value-type="float">
            <text:p>0.032252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353622" calcext:value-type="float">
            <text:p>0.035362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384518" calcext:value-type="float">
            <text:p>0.0384518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415212" calcext:value-type="float">
            <text:p>0.041521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445707" calcext:value-type="float">
            <text:p>0.044570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476004" calcext:value-type="float">
            <text:p>0.047600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506104" calcext:value-type="float">
            <text:p>0.050610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53601" calcext:value-type="float">
            <text:p>0.05360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565722" calcext:value-type="float">
            <text:p>0.056572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595243" calcext:value-type="float">
            <text:p>0.059524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624573" calcext:value-type="float">
            <text:p>0.062457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653715" calcext:value-type="float">
            <text:p>0.065371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68267" calcext:value-type="float">
            <text:p>0.068267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711439" calcext:value-type="float">
            <text:p>0.0711439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740024" calcext:value-type="float">
            <text:p>0.074002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768426" calcext:value-type="float">
            <text:p>0.076842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796647" calcext:value-type="float">
            <text:p>0.079664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824689" calcext:value-type="float">
            <text:p>0.0824689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852552" calcext:value-type="float">
            <text:p>0.085255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880238" calcext:value-type="float">
            <text:p>0.088023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907748" calcext:value-type="float">
            <text:p>0.0907748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935085" calcext:value-type="float">
            <text:p>0.093508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962248" calcext:value-type="float">
            <text:p>0.096224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989241" calcext:value-type="float">
            <text:p>0.098924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101606" calcext:value-type="float">
            <text:p>0.10160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104272" calcext:value-type="float">
            <text:p>0.10427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10692" calcext:value-type="float">
            <text:p>0.10692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109552" calcext:value-type="float">
            <text:p>0.10955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112168" calcext:value-type="float">
            <text:p>0.112168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114767" calcext:value-type="float">
            <text:p>0.11476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1735" calcext:value-type="float">
            <text:p>0.1173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119917" calcext:value-type="float">
            <text:p>0.11991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122468" calcext:value-type="float">
            <text:p>0.122468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125003" calcext:value-type="float">
            <text:p>0.125003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127522" calcext:value-type="float">
            <text:p>0.12752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130026" calcext:value-type="float">
            <text:p>0.13002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132514" calcext:value-type="float">
            <text:p>0.13251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134987" calcext:value-type="float">
            <text:p>0.13498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137444" calcext:value-type="float">
            <text:p>0.13744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139887" calcext:value-type="float">
            <text:p>0.13988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42314" calcext:value-type="float">
            <text:p>0.14231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144727" calcext:value-type="float">
            <text:p>0.14472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147125" calcext:value-type="float">
            <text:p>0.14712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149508" calcext:value-type="float">
            <text:p>0.149508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151876" calcext:value-type="float">
            <text:p>0.15187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15423" calcext:value-type="float">
            <text:p>0.1542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15657" calcext:value-type="float">
            <text:p>0.15657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158896" calcext:value-type="float">
            <text:p>0.158896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161207" calcext:value-type="float">
            <text:p>0.16120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163504" calcext:value-type="float">
            <text:p>0.16350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65788" calcext:value-type="float">
            <text:p>0.165788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168057" calcext:value-type="float">
            <text:p>0.16805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70313" calcext:value-type="float">
            <text:p>0.170313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172556" calcext:value-type="float">
            <text:p>0.172556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74784" calcext:value-type="float">
            <text:p>0.17478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179202" calcext:value-type="float">
            <text:p>0.17920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181391" calcext:value-type="float">
            <text:p>0.18139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183567" calcext:value-type="float">
            <text:p>0.18356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18573" calcext:value-type="float">
            <text:p>0.1857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8788" calcext:value-type="float">
            <text:p>0.1878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190017" calcext:value-type="float">
            <text:p>0.19001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92141" calcext:value-type="float">
            <text:p>0.192141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194253" calcext:value-type="float">
            <text:p>0.194253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196352" calcext:value-type="float">
            <text:p>0.19635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198439" calcext:value-type="float">
            <text:p>0.19843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00513" calcext:value-type="float">
            <text:p>0.20051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202576" calcext:value-type="float">
            <text:p>0.20257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204626" calcext:value-type="float">
            <text:p>0.20462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206663" calcext:value-type="float">
            <text:p>0.20666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08689" calcext:value-type="float">
            <text:p>0.20868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210703" calcext:value-type="float">
            <text:p>0.21070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212706" calcext:value-type="float">
            <text:p>0.212706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214696" calcext:value-type="float">
            <text:p>0.21469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216675" calcext:value-type="float">
            <text:p>0.21667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218642" calcext:value-type="float">
            <text:p>0.21864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220598" calcext:value-type="float">
            <text:p>0.220598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222543" calcext:value-type="float">
            <text:p>0.22254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224476" calcext:value-type="float">
            <text:p>0.224476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226397" calcext:value-type="float">
            <text:p>0.22639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28308" calcext:value-type="float">
            <text:p>0.228308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230208" calcext:value-type="float">
            <text:p>0.230208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232096" calcext:value-type="float">
            <text:p>0.23209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233974" calcext:value-type="float">
            <text:p>0.23397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235841" calcext:value-type="float">
            <text:p>0.23584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237697" calcext:value-type="float">
            <text:p>0.23769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239543" calcext:value-type="float">
            <text:p>0.239543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241377" calcext:value-type="float">
            <text:p>0.241377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243202" calcext:value-type="float">
            <text:p>0.243202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245016" calcext:value-type="float">
            <text:p>0.245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6819" calcext:value-type="float">
            <text:p>0.246819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248612" calcext:value-type="float">
            <text:p>0.24861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250395" calcext:value-type="float">
            <text:p>0.250395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252168" calcext:value-type="float">
            <text:p>0.252168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253931" calcext:value-type="float">
            <text:p>0.25393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255683" calcext:value-type="float">
            <text:p>0.255683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257426" calcext:value-type="float">
            <text:p>0.257426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259159" calcext:value-type="float">
            <text:p>0.259159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260882" calcext:value-type="float">
            <text:p>0.260882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262595" calcext:value-type="float">
            <text:p>0.26259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264299" calcext:value-type="float">
            <text:p>0.26429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265992" calcext:value-type="float">
            <text:p>0.26599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267677" calcext:value-type="float">
            <text:p>0.267677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269352" calcext:value-type="float">
            <text:p>0.269352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271017" calcext:value-type="float">
            <text:p>0.271017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272673" calcext:value-type="float">
            <text:p>0.27267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27432" calcext:value-type="float">
            <text:p>0.27432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275958" calcext:value-type="float">
            <text:p>0.275958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277586" calcext:value-type="float">
            <text:p>0.277586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279206" calcext:value-type="float">
            <text:p>0.27920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280816" calcext:value-type="float">
            <text:p>0.280816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282418" calcext:value-type="float">
            <text:p>0.282418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28401" calcext:value-type="float">
            <text:p>0.28401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285594" calcext:value-type="float">
            <text:p>0.285594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287169" calcext:value-type="float">
            <text:p>0.287169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288735" calcext:value-type="float">
            <text:p>0.288735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290292" calcext:value-type="float">
            <text:p>0.290292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291841" calcext:value-type="float">
            <text:p>0.291841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293381" calcext:value-type="float">
            <text:p>0.293381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294913" calcext:value-type="float">
            <text:p>0.29491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296436" calcext:value-type="float">
            <text:p>0.296436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297951" calcext:value-type="float">
            <text:p>0.29795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299458" calcext:value-type="float">
            <text:p>0.299458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300956" calcext:value-type="float">
            <text:p>0.300956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302447" calcext:value-type="float">
            <text:p>0.302447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303929" calcext:value-type="float">
            <text:p>0.303929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305403" calcext:value-type="float">
            <text:p>0.305403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306868" calcext:value-type="float">
            <text:p>0.306868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308326" calcext:value-type="float">
            <text:p>0.308326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309776" calcext:value-type="float">
            <text:p>0.30977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311218" calcext:value-type="float">
            <text:p>0.311218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312652" calcext:value-type="float">
            <text:p>0.312652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314079" calcext:value-type="float">
            <text:p>0.314079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315498" calcext:value-type="float">
            <text:p>0.315498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316909" calcext:value-type="float">
            <text:p>0.316909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318312" calcext:value-type="float">
            <text:p>0.318312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319708" calcext:value-type="float">
            <text:p>0.319708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321096" calcext:value-type="float">
            <text:p>0.321096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322477" calcext:value-type="float">
            <text:p>0.322477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32385" calcext:value-type="float">
            <text:p>0.3238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325216" calcext:value-type="float">
            <text:p>0.325216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326575" calcext:value-type="float">
            <text:p>0.326575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327926" calcext:value-type="float">
            <text:p>0.327926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32927" calcext:value-type="float">
            <text:p>0.32927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330607" calcext:value-type="float">
            <text:p>0.330607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331937" calcext:value-type="float">
            <text:p>0.331937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333259" calcext:value-type="float">
            <text:p>0.333259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334575" calcext:value-type="float">
            <text:p>0.334575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335883" calcext:value-type="float">
            <text:p>0.335883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337185" calcext:value-type="float">
            <text:p>0.33718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33848" calcext:value-type="float">
            <text:p>0.33848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339768" calcext:value-type="float">
            <text:p>0.339768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341049" calcext:value-type="float">
            <text:p>0.341049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342323" calcext:value-type="float">
            <text:p>0.342323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34359" calcext:value-type="float">
            <text:p>0.34359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344851" calcext:value-type="float">
            <text:p>0.34485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346105" calcext:value-type="float">
            <text:p>0.346105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347353" calcext:value-type="float">
            <text:p>0.347353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348593" calcext:value-type="float">
            <text:p>0.348593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349828" calcext:value-type="float">
            <text:p>0.34982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351056" calcext:value-type="float">
            <text:p>0.351056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352277" calcext:value-type="float">
            <text:p>0.352277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353492" calcext:value-type="float">
            <text:p>0.353492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354701" calcext:value-type="float">
            <text:p>0.35470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355903" calcext:value-type="float">
            <text:p>0.35590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357099" calcext:value-type="float">
            <text:p>0.357099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358289" calcext:value-type="float">
            <text:p>0.358289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359473" calcext:value-type="float">
            <text:p>0.359473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36065" calcext:value-type="float">
            <text:p>0.36065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361821" calcext:value-type="float">
            <text:p>0.36182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362987" calcext:value-type="float">
            <text:p>0.362987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364146" calcext:value-type="float">
            <text:p>0.364146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365299" calcext:value-type="float">
            <text:p>0.365299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366446" calcext:value-type="float">
            <text:p>0.366446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367587" calcext:value-type="float">
            <text:p>0.367587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368723" calcext:value-type="float">
            <text:p>0.368723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369852" calcext:value-type="float">
            <text:p>0.369852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370976" calcext:value-type="float">
            <text:p>0.370976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372094" calcext:value-type="float">
            <text:p>0.372094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373206" calcext:value-type="float">
            <text:p>0.373206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374312" calcext:value-type="float">
            <text:p>0.374312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375413" calcext:value-type="float">
            <text:p>0.375413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376508" calcext:value-type="float">
            <text:p>0.376508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377597" calcext:value-type="float">
            <text:p>0.377597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378681" calcext:value-type="float">
            <text:p>0.37868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379759" calcext:value-type="float">
            <text:p>0.379759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380832" calcext:value-type="float">
            <text:p>0.380832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381899" calcext:value-type="float">
            <text:p>0.381899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382961" calcext:value-type="float">
            <text:p>0.382961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384018" calcext:value-type="float">
            <text:p>0.384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5069" calcext:value-type="float">
            <text:p>0.385069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386114" calcext:value-type="float">
            <text:p>0.386114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387155" calcext:value-type="float">
            <text:p>0.387155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38819" calcext:value-type="float">
            <text:p>0.38819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38922" calcext:value-type="float">
            <text:p>0.38922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390244" calcext:value-type="float">
            <text:p>0.39024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391264" calcext:value-type="float">
            <text:p>0.39126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392278" calcext:value-type="float">
            <text:p>0.39227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393287" calcext:value-type="float">
            <text:p>0.39328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394291" calcext:value-type="float">
            <text:p>0.39429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39529" calcext:value-type="float">
            <text:p>0.39529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396284" calcext:value-type="float">
            <text:p>0.396284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397273" calcext:value-type="float">
            <text:p>0.397273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398257" calcext:value-type="float">
            <text:p>0.398257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399236" calcext:value-type="float">
            <text:p>0.399236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40021" calcext:value-type="float">
            <text:p>0.4002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40118" calcext:value-type="float">
            <text:p>0.40118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402144" calcext:value-type="float">
            <text:p>0.402144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403104" calcext:value-type="float">
            <text:p>0.403104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404058" calcext:value-type="float">
            <text:p>0.40405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405008" calcext:value-type="float">
            <text:p>0.405008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405954" calcext:value-type="float">
            <text:p>0.405954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406894" calcext:value-type="float">
            <text:p>0.406894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0.40783" calcext:value-type="float">
            <text:p>0.40783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408761" calcext:value-type="float">
            <text:p>0.408761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409688" calcext:value-type="float">
            <text:p>0.409688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41061" calcext:value-type="float">
            <text:p>0.41061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411527" calcext:value-type="float">
            <text:p>0.41152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41244" calcext:value-type="float">
            <text:p>0.41244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413349" calcext:value-type="float">
            <text:p>0.41334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414252" calcext:value-type="float">
            <text:p>0.414252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415152" calcext:value-type="float">
            <text:p>0.415152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416047" calcext:value-type="float">
            <text:p>0.416047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416937" calcext:value-type="float">
            <text:p>0.416937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417823" calcext:value-type="float">
            <text:p>0.417823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418705" calcext:value-type="float">
            <text:p>0.418705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419583" calcext:value-type="float">
            <text:p>0.419583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420456" calcext:value-type="float">
            <text:p>0.420456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421324" calcext:value-type="float">
            <text:p>0.421324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422189" calcext:value-type="float">
            <text:p>0.42218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423049" calcext:value-type="float">
            <text:p>0.423049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423905" calcext:value-type="float">
            <text:p>0.423905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424757" calcext:value-type="float">
            <text:p>0.424757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425605" calcext:value-type="float">
            <text:p>0.425605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426449" calcext:value-type="float">
            <text:p>0.426449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427288" calcext:value-type="float">
            <text:p>0.427288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428124" calcext:value-type="float">
            <text:p>0.428124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428955" calcext:value-type="float">
            <text:p>0.428955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429782" calcext:value-type="float">
            <text:p>0.429782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430605" calcext:value-type="float">
            <text:p>0.43060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431425" calcext:value-type="float">
            <text:p>0.431425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43224" calcext:value-type="float">
            <text:p>0.4322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433051" calcext:value-type="float">
            <text:p>0.433051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433859" calcext:value-type="float">
            <text:p>0.433859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434662" calcext:value-type="float">
            <text:p>0.434662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435462" calcext:value-type="float">
            <text:p>0.435462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436257" calcext:value-type="float">
            <text:p>0.436257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437049" calcext:value-type="float">
            <text:p>0.437049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437837" calcext:value-type="float">
            <text:p>0.437837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438621" calcext:value-type="float">
            <text:p>0.43862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439402" calcext:value-type="float">
            <text:p>0.439402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0.440179" calcext:value-type="float">
            <text:p>0.440179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.440952" calcext:value-type="float">
            <text:p>0.440952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0.441721" calcext:value-type="float">
            <text:p>0.441721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.442486" calcext:value-type="float">
            <text:p>0.442486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0.443248" calcext:value-type="float">
            <text:p>0.443248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.444007" calcext:value-type="float">
            <text:p>0.444007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0.444761" calcext:value-type="float">
            <text:p>0.444761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0.445512" calcext:value-type="float">
            <text:p>0.445512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0.446259" calcext:value-type="float">
            <text:p>0.446259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447003" calcext:value-type="float">
            <text:p>0.447003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0.447744" calcext:value-type="float">
            <text:p>0.447744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.44848" calcext:value-type="float">
            <text:p>0.44848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0.449213" calcext:value-type="float">
            <text:p>0.449213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0.449943" calcext:value-type="float">
            <text:p>0.449943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450669" calcext:value-type="float">
            <text:p>0.450669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.451392" calcext:value-type="float">
            <text:p>0.451392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0.452112" calcext:value-type="float">
            <text:p>0.452112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.452828" calcext:value-type="float">
            <text:p>0.452828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0.45354" calcext:value-type="float">
            <text:p>0.4535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454249" calcext:value-type="float">
            <text:p>0.454249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0.454955" calcext:value-type="float">
            <text:p>0.454955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.455657" calcext:value-type="float">
            <text:p>0.455657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0.456357" calcext:value-type="float">
            <text:p>0.456357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.457052" calcext:value-type="float">
            <text:p>0.457052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0.457745" calcext:value-type="float">
            <text:p>0.457745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.458434" calcext:value-type="float">
            <text:p>0.458434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0.45912" calcext:value-type="float">
            <text:p>0.45912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.459803" calcext:value-type="float">
            <text:p>0.459803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0.460483" calcext:value-type="float">
            <text:p>0.46048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461159" calcext:value-type="float">
            <text:p>0.461159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0.461832" calcext:value-type="float">
            <text:p>0.461832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.462502" calcext:value-type="float">
            <text:p>0.462502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0.463169" calcext:value-type="float">
            <text:p>0.463169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.463833" calcext:value-type="float">
            <text:p>0.463833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0.464494" calcext:value-type="float">
            <text:p>0.464494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.465151" calcext:value-type="float">
            <text:p>0.465151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0.465806" calcext:value-type="float">
            <text:p>0.465806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.466457" calcext:value-type="float">
            <text:p>0.466457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0.467105" calcext:value-type="float">
            <text:p>0.4671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7751" calcext:value-type="float">
            <text:p>0.467751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0.468393" calcext:value-type="float">
            <text:p>0.468393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0.469032" calcext:value-type="float">
            <text:p>0.469032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0.469669" calcext:value-type="float">
            <text:p>0.469669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0.470302" calcext:value-type="float">
            <text:p>0.470302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0.470932" calcext:value-type="float">
            <text:p>0.470932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.47156" calcext:value-type="float">
            <text:p>0.47156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0.472185" calcext:value-type="float">
            <text:p>0.472185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0.472806" calcext:value-type="float">
            <text:p>0.472806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0.473425" calcext:value-type="float">
            <text:p>0.473425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474041" calcext:value-type="float">
            <text:p>0.474041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0.474654" calcext:value-type="float">
            <text:p>0.474654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.475264" calcext:value-type="float">
            <text:p>0.475264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0.475872" calcext:value-type="float">
            <text:p>0.475872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0.476476" calcext:value-type="float">
            <text:p>0.476476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477078" calcext:value-type="float">
            <text:p>0.477078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477677" calcext:value-type="float">
            <text:p>0.477677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0.478273" calcext:value-type="float">
            <text:p>0.478273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0.478867" calcext:value-type="float">
            <text:p>0.478867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0.479458" calcext:value-type="float">
            <text:p>0.47945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480046" calcext:value-type="float">
            <text:p>0.480046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0.480631" calcext:value-type="float">
            <text:p>0.480631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0.481214" calcext:value-type="float">
            <text:p>0.481214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0.481794" calcext:value-type="float">
            <text:p>0.481794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.482371" calcext:value-type="float">
            <text:p>0.482371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482946" calcext:value-type="float">
            <text:p>0.482946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.483518" calcext:value-type="float">
            <text:p>0.483518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0.484087" calcext:value-type="float">
            <text:p>0.484087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0.484654" calcext:value-type="float">
            <text:p>0.484654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0.485218" calcext:value-type="float">
            <text:p>0.48521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48578" calcext:value-type="float">
            <text:p>0.48578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0.486339" calcext:value-type="float">
            <text:p>0.486339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0.486895" calcext:value-type="float">
            <text:p>0.486895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0.487449" calcext:value-type="float">
            <text:p>0.487449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0.488001" calcext:value-type="float">
            <text:p>0.488001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0.48855" calcext:value-type="float">
            <text:p>0.4885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0.489096" calcext:value-type="float">
            <text:p>0.489096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0.48964" calcext:value-type="float">
            <text:p>0.48964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0.490182" calcext:value-type="float">
            <text:p>0.490182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0.49072" calcext:value-type="float">
            <text:p>0.4907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491257" calcext:value-type="float">
            <text:p>0.491257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0.491791" calcext:value-type="float">
            <text:p>0.491791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0.492323" calcext:value-type="float">
            <text:p>0.492323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0.492852" calcext:value-type="float">
            <text:p>0.492852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0.493379" calcext:value-type="float">
            <text:p>0.493379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0.493903" calcext:value-type="float">
            <text:p>0.493903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0.494426" calcext:value-type="float">
            <text:p>0.494426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0.494945" calcext:value-type="float">
            <text:p>0.494945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.495463" calcext:value-type="float">
            <text:p>0.495463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0.495978" calcext:value-type="float">
            <text:p>0.49597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496491" calcext:value-type="float">
            <text:p>0.496491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0.497001" calcext:value-type="float">
            <text:p>0.497001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0.497509" calcext:value-type="float">
            <text:p>0.497509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0.498015" calcext:value-type="float">
            <text:p>0.498015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0.498518" calcext:value-type="float">
            <text:p>0.498518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0.49902" calcext:value-type="float">
            <text:p>0.49902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499519" calcext:value-type="float">
            <text:p>0.499519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0.500016" calcext:value-type="float">
            <text:p>0.500016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0.50051" calcext:value-type="float">
            <text:p>0.50051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0.501002" calcext:value-type="float">
            <text:p>0.50100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501493" calcext:value-type="float">
            <text:p>0.501493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0.501981" calcext:value-type="float">
            <text:p>0.501981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0.502466" calcext:value-type="float">
            <text:p>0.502466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0.50295" calcext:value-type="float">
            <text:p>0.50295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0.503431" calcext:value-type="float">
            <text:p>0.503431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0.50391" calcext:value-type="float">
            <text:p>0.50391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.504388" calcext:value-type="float">
            <text:p>0.504388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0.504863" calcext:value-type="float">
            <text:p>0.504863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0.505335" calcext:value-type="float">
            <text:p>0.505335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0.505806" calcext:value-type="float">
            <text:p>0.50580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506275" calcext:value-type="float">
            <text:p>0.506275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0.506741" calcext:value-type="float">
            <text:p>0.50674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507206" calcext:value-type="float">
            <text:p>0.507206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0.507668" calcext:value-type="float">
            <text:p>0.507668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0.508128" calcext:value-type="float">
            <text:p>0.508128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508587" calcext:value-type="float">
            <text:p>0.508587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0.509043" calcext:value-type="float">
            <text:p>0.509043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0.509497" calcext:value-type="float">
            <text:p>0.509497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509949" calcext:value-type="float">
            <text:p>0.509949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0.5104" calcext:value-type="float">
            <text:p>0.5104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510848" calcext:value-type="float">
            <text:p>0.510848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0.511294" calcext:value-type="float">
            <text:p>0.511294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0.511738" calcext:value-type="float">
            <text:p>0.511738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0.51218" calcext:value-type="float">
            <text:p>0.51218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0.512621" calcext:value-type="float">
            <text:p>0.512621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0.513059" calcext:value-type="float">
            <text:p>0.513059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0.513496" calcext:value-type="float">
            <text:p>0.513496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0.51393" calcext:value-type="float">
            <text:p>0.51393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0.514363" calcext:value-type="float">
            <text:p>0.514363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0.514793" calcext:value-type="float">
            <text:p>0.51479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515222" calcext:value-type="float">
            <text:p>0.515222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0.515649" calcext:value-type="float">
            <text:p>0.515649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0.516074" calcext:value-type="float">
            <text:p>0.516074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0.516497" calcext:value-type="float">
            <text:p>0.516497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0.516918" calcext:value-type="float">
            <text:p>0.516918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0.517338" calcext:value-type="float">
            <text:p>0.517338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517755" calcext:value-type="float">
            <text:p>0.517755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0.518171" calcext:value-type="float">
            <text:p>0.518171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0.518585" calcext:value-type="float">
            <text:p>0.518585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0.518997" calcext:value-type="float">
            <text:p>0.518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19407" calcext:value-type="float">
            <text:p>0.519407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0.519816" calcext:value-type="float">
            <text:p>0.519816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0.520222" calcext:value-type="float">
            <text:p>0.520222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0.520627" calcext:value-type="float">
            <text:p>0.520627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0.52103" calcext:value-type="float">
            <text:p>0.52103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0.521432" calcext:value-type="float">
            <text:p>0.521432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521831" calcext:value-type="float">
            <text:p>0.521831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0.522229" calcext:value-type="float">
            <text:p>0.522229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522625" calcext:value-type="float">
            <text:p>0.522625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0.52302" calcext:value-type="float">
            <text:p>0.5230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523412" calcext:value-type="float">
            <text:p>0.523412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0.523803" calcext:value-type="float">
            <text:p>0.523803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0.524192" calcext:value-type="float">
            <text:p>0.524192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0.52458" calcext:value-type="float">
            <text:p>0.52458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0.524966" calcext:value-type="float">
            <text:p>0.524966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0.52535" calcext:value-type="float">
            <text:p>0.52535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.525733" calcext:value-type="float">
            <text:p>0.525733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0.526113" calcext:value-type="float">
            <text:p>0.526113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0.526493" calcext:value-type="float">
            <text:p>0.526493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0.52687" calcext:value-type="float">
            <text:p>0.5268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527246" calcext:value-type="float">
            <text:p>0.527246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0.52762" calcext:value-type="float">
            <text:p>0.52762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0.527993" calcext:value-type="float">
            <text:p>0.527993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0.528364" calcext:value-type="float">
            <text:p>0.528364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0.528733" calcext:value-type="float">
            <text:p>0.528733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529101" calcext:value-type="float">
            <text:p>0.529101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0.529467" calcext:value-type="float">
            <text:p>0.529467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0.529832" calcext:value-type="float">
            <text:p>0.529832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0.530195" calcext:value-type="float">
            <text:p>0.530195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0.530556" calcext:value-type="float">
            <text:p>0.530556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530916" calcext:value-type="float">
            <text:p>0.530916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0.531275" calcext:value-type="float">
            <text:p>0.531275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.531632" calcext:value-type="float">
            <text:p>0.531632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0.531987" calcext:value-type="float">
            <text:p>0.531987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0.532341" calcext:value-type="float">
            <text:p>0.532341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0.532693" calcext:value-type="float">
            <text:p>0.532693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0.533043" calcext:value-type="float">
            <text:p>0.533043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0.533393" calcext:value-type="float">
            <text:p>0.533393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0.53374" calcext:value-type="float">
            <text:p>0.53374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0.534086" calcext:value-type="float">
            <text:p>0.5340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534431" calcext:value-type="float">
            <text:p>0.534431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.534774" calcext:value-type="float">
            <text:p>0.534774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0.535116" calcext:value-type="float">
            <text:p>0.535116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0.535456" calcext:value-type="float">
            <text:p>0.535456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.535795" calcext:value-type="float">
            <text:p>0.535795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0.536133" calcext:value-type="float">
            <text:p>0.536133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0.536468" calcext:value-type="float">
            <text:p>0.536468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0.536803" calcext:value-type="float">
            <text:p>0.536803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0.537136" calcext:value-type="float">
            <text:p>0.537136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0.537467" calcext:value-type="float">
            <text:p>0.53746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537798" calcext:value-type="float">
            <text:p>0.537798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0.538126" calcext:value-type="float">
            <text:p>0.538126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0.538454" calcext:value-type="float">
            <text:p>0.538454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0.53878" calcext:value-type="float">
            <text:p>0.53878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0.539104" calcext:value-type="float">
            <text:p>0.539104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0.539427" calcext:value-type="float">
            <text:p>0.539427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.539749" calcext:value-type="float">
            <text:p>0.539749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0.54007" calcext:value-type="float">
            <text:p>0.54007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0.540389" calcext:value-type="float">
            <text:p>0.540389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0.540706" calcext:value-type="float">
            <text:p>0.54070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541023" calcext:value-type="float">
            <text:p>0.541023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0.541338" calcext:value-type="float">
            <text:p>0.541338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0.541651" calcext:value-type="float">
            <text:p>0.541651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0.541964" calcext:value-type="float">
            <text:p>0.541964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0.542275" calcext:value-type="float">
            <text:p>0.542275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0.542584" calcext:value-type="float">
            <text:p>0.542584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0.542892" calcext:value-type="float">
            <text:p>0.542892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0.5432" calcext:value-type="float">
            <text:p>0.5432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543505" calcext:value-type="float">
            <text:p>0.543505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0.54381" calcext:value-type="float">
            <text:p>0.54381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544113" calcext:value-type="float">
            <text:p>0.544113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0.544415" calcext:value-type="float">
            <text:p>0.544415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544715" calcext:value-type="float">
            <text:p>0.544715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0.545014" calcext:value-type="float">
            <text:p>0.545014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0.545312" calcext:value-type="float">
            <text:p>0.545312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545609" calcext:value-type="float">
            <text:p>0.545609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0.545905" calcext:value-type="float">
            <text:p>0.545905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.546199" calcext:value-type="float">
            <text:p>0.546199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546492" calcext:value-type="float">
            <text:p>0.546492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0.546784" calcext:value-type="float">
            <text:p>0.54678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547074" calcext:value-type="float">
            <text:p>0.547074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0.547363" calcext:value-type="float">
            <text:p>0.547363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0.547651" calcext:value-type="float">
            <text:p>0.547651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0.547938" calcext:value-type="float">
            <text:p>0.547938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0.548224" calcext:value-type="float">
            <text:p>0.548224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0.548508" calcext:value-type="float">
            <text:p>0.548508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0.548791" calcext:value-type="float">
            <text:p>0.548791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0.549073" calcext:value-type="float">
            <text:p>0.549073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0.549354" calcext:value-type="float">
            <text:p>0.549354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0.549634" calcext:value-type="float">
            <text:p>0.54963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549912" calcext:value-type="float">
            <text:p>0.549912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0.55019" calcext:value-type="float">
            <text:p>0.55019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550466" calcext:value-type="float">
            <text:p>0.550466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0.550741" calcext:value-type="float">
            <text:p>0.550741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0.551015" calcext:value-type="float">
            <text:p>0.551015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0.551287" calcext:value-type="float">
            <text:p>0.551287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.551559" calcext:value-type="float">
            <text:p>0.551559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0.551829" calcext:value-type="float">
            <text:p>0.551829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0.552098" calcext:value-type="float">
            <text:p>0.552098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0.552366" calcext:value-type="float">
            <text:p>0.5523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2633" calcext:value-type="float">
            <text:p>0.552633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0.552899" calcext:value-type="float">
            <text:p>0.552899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.553164" calcext:value-type="float">
            <text:p>0.553164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0.553428" calcext:value-type="float">
            <text:p>0.553428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55369" calcext:value-type="float">
            <text:p>0.55369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0.553952" calcext:value-type="float">
            <text:p>0.553952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554212" calcext:value-type="float">
            <text:p>0.554212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0.554471" calcext:value-type="float">
            <text:p>0.554471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0.554729" calcext:value-type="float">
            <text:p>0.554729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0.554986" calcext:value-type="float">
            <text:p>0.55498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555242" calcext:value-type="float">
            <text:p>0.555242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0.555497" calcext:value-type="float">
            <text:p>0.555497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555751" calcext:value-type="float">
            <text:p>0.555751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0.556004" calcext:value-type="float">
            <text:p>0.556004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556256" calcext:value-type="float">
            <text:p>0.556256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0.556506" calcext:value-type="float">
            <text:p>0.556506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556756" calcext:value-type="float">
            <text:p>0.556756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0.557005" calcext:value-type="float">
            <text:p>0.557005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557252" calcext:value-type="float">
            <text:p>0.557252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0.557499" calcext:value-type="float">
            <text:p>0.55749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557744" calcext:value-type="float">
            <text:p>0.557744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0.557989" calcext:value-type="float">
            <text:p>0.557989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558232" calcext:value-type="float">
            <text:p>0.558232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0.558475" calcext:value-type="float">
            <text:p>0.558475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558716" calcext:value-type="float">
            <text:p>0.558716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0.558956" calcext:value-type="float">
            <text:p>0.558956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559196" calcext:value-type="float">
            <text:p>0.559196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559434" calcext:value-type="float">
            <text:p>0.55943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559672" calcext:value-type="float">
            <text:p>0.559672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0.559908" calcext:value-type="float">
            <text:p>0.559908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560144" calcext:value-type="float">
            <text:p>0.560144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0.560378" calcext:value-type="float">
            <text:p>0.560378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560612" calcext:value-type="float">
            <text:p>0.560612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0.560844" calcext:value-type="float">
            <text:p>0.560844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561076" calcext:value-type="float">
            <text:p>0.561076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0.561306" calcext:value-type="float">
            <text:p>0.561306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561536" calcext:value-type="float">
            <text:p>0.561536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0.561765" calcext:value-type="float">
            <text:p>0.561765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561992" calcext:value-type="float">
            <text:p>0.561992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0.562219" calcext:value-type="float">
            <text:p>0.56221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562445" calcext:value-type="float">
            <text:p>0.562445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0.56267" calcext:value-type="float">
            <text:p>0.56267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562894" calcext:value-type="float">
            <text:p>0.562894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0.563117" calcext:value-type="float">
            <text:p>0.563117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.563339" calcext:value-type="float">
            <text:p>0.563339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0.563561" calcext:value-type="float">
            <text:p>0.563561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563781" calcext:value-type="float">
            <text:p>0.563781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564219" calcext:value-type="float">
            <text:p>0.564219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0.564436" calcext:value-type="float">
            <text:p>0.56443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564653" calcext:value-type="float">
            <text:p>0.564653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0.564869" calcext:value-type="float">
            <text:p>0.564869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565084" calcext:value-type="float">
            <text:p>0.565084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0.565298" calcext:value-type="float">
            <text:p>0.565298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0.565511" calcext:value-type="float">
            <text:p>0.565511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0.565723" calcext:value-type="float">
            <text:p>0.565723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0.565935" calcext:value-type="float">
            <text:p>0.565935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0.566145" calcext:value-type="float">
            <text:p>0.566145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0.566355" calcext:value-type="float">
            <text:p>0.566355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0.566564" calcext:value-type="float">
            <text:p>0.56656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566772" calcext:value-type="float">
            <text:p>0.566772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0.566979" calcext:value-type="float">
            <text:p>0.566979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567185" calcext:value-type="float">
            <text:p>0.567185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0.56739" calcext:value-type="float">
            <text:p>0.56739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.567595" calcext:value-type="float">
            <text:p>0.567595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.567799" calcext:value-type="float">
            <text:p>0.567799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0.568001" calcext:value-type="float">
            <text:p>0.568001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0.568203" calcext:value-type="float">
            <text:p>0.568203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0.568405" calcext:value-type="float">
            <text:p>0.568405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0.568605" calcext:value-type="float">
            <text:p>0.568605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568805" calcext:value-type="float">
            <text:p>0.568805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0.569003" calcext:value-type="float">
            <text:p>0.569003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0.569201" calcext:value-type="float">
            <text:p>0.569201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0.569398" calcext:value-type="float">
            <text:p>0.569398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0.569595" calcext:value-type="float">
            <text:p>0.569595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.56979" calcext:value-type="float">
            <text:p>0.56979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.569985" calcext:value-type="float">
            <text:p>0.569985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0.570179" calcext:value-type="float">
            <text:p>0.570179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0.570372" calcext:value-type="float">
            <text:p>0.570372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0.570564" calcext:value-type="float">
            <text:p>0.57056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570756" calcext:value-type="float">
            <text:p>0.570756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0.570946" calcext:value-type="float">
            <text:p>0.570946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0.571136" calcext:value-type="float">
            <text:p>0.571136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0.571325" calcext:value-type="float">
            <text:p>0.571325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0.571514" calcext:value-type="float">
            <text:p>0.571514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0.571701" calcext:value-type="float">
            <text:p>0.571701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0.571888" calcext:value-type="float">
            <text:p>0.571888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0.572074" calcext:value-type="float">
            <text:p>0.572074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.57226" calcext:value-type="float">
            <text:p>0.57226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0.572444" calcext:value-type="float">
            <text:p>0.57244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572628" calcext:value-type="float">
            <text:p>0.572628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0.572811" calcext:value-type="float">
            <text:p>0.572811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0.572994" calcext:value-type="float">
            <text:p>0.572994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0.573175" calcext:value-type="float">
            <text:p>0.573175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0.573356" calcext:value-type="float">
            <text:p>0.573356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0.573536" calcext:value-type="float">
            <text:p>0.573536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0.573716" calcext:value-type="float">
            <text:p>0.573716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0.573894" calcext:value-type="float">
            <text:p>0.573894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0.574072" calcext:value-type="float">
            <text:p>0.574072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0.574249" calcext:value-type="float">
            <text:p>0.5742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4426" calcext:value-type="float">
            <text:p>0.574426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0.574602" calcext:value-type="float">
            <text:p>0.574602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574777" calcext:value-type="float">
            <text:p>0.574777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0.574951" calcext:value-type="float">
            <text:p>0.574951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0.575124" calcext:value-type="float">
            <text:p>0.575124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0.575297" calcext:value-type="float">
            <text:p>0.575297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0.57547" calcext:value-type="float">
            <text:p>0.57547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0.575641" calcext:value-type="float">
            <text:p>0.575641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0.575812" calcext:value-type="float">
            <text:p>0.575812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0.575982" calcext:value-type="float">
            <text:p>0.57598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576151" calcext:value-type="float">
            <text:p>0.576151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0.57632" calcext:value-type="float">
            <text:p>0.57632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.576488" calcext:value-type="float">
            <text:p>0.576488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0.576656" calcext:value-type="float">
            <text:p>0.576656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.576822" calcext:value-type="float">
            <text:p>0.576822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0.576988" calcext:value-type="float">
            <text:p>0.576988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0.577154" calcext:value-type="float">
            <text:p>0.577154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0.577318" calcext:value-type="float">
            <text:p>0.577318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0.577482" calcext:value-type="float">
            <text:p>0.577482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0.577646" calcext:value-type="float">
            <text:p>0.57764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577808" calcext:value-type="float">
            <text:p>0.577808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0.57797" calcext:value-type="float">
            <text:p>0.57797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.578132" calcext:value-type="float">
            <text:p>0.578132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0.578292" calcext:value-type="float">
            <text:p>0.578292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0.578452" calcext:value-type="float">
            <text:p>0.578452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0.578612" calcext:value-type="float">
            <text:p>0.578612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0.578771" calcext:value-type="float">
            <text:p>0.578771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0.578929" calcext:value-type="float">
            <text:p>0.578929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0.579086" calcext:value-type="float">
            <text:p>0.579086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0.579243" calcext:value-type="float">
            <text:p>0.57924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579399" calcext:value-type="float">
            <text:p>0.579399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0.579555" calcext:value-type="float">
            <text:p>0.579555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0.57971" calcext:value-type="float">
            <text:p>0.57971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0.579864" calcext:value-type="float">
            <text:p>0.579864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0.580018" calcext:value-type="float">
            <text:p>0.580018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0.580171" calcext:value-type="float">
            <text:p>0.580171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0.580323" calcext:value-type="float">
            <text:p>0.580323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0.580475" calcext:value-type="float">
            <text:p>0.580475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0.580626" calcext:value-type="float">
            <text:p>0.580626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0.580777" calcext:value-type="float">
            <text:p>0.58077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580927" calcext:value-type="float">
            <text:p>0.580927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0.581076" calcext:value-type="float">
            <text:p>0.581076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0.581225" calcext:value-type="float">
            <text:p>0.581225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0.581374" calcext:value-type="float">
            <text:p>0.581374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0.581521" calcext:value-type="float">
            <text:p>0.581521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0.581668" calcext:value-type="float">
            <text:p>0.581668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0.581815" calcext:value-type="float">
            <text:p>0.581815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0.58196" calcext:value-type="float">
            <text:p>0.58196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0.582106" calcext:value-type="float">
            <text:p>0.582106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0.58225" calcext:value-type="float">
            <text:p>0.5822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582394" calcext:value-type="float">
            <text:p>0.582394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0.582538" calcext:value-type="float">
            <text:p>0.582538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0.582681" calcext:value-type="float">
            <text:p>0.582681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0.582823" calcext:value-type="float">
            <text:p>0.582823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582965" calcext:value-type="float">
            <text:p>0.582965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0.583106" calcext:value-type="float">
            <text:p>0.583106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0.583247" calcext:value-type="float">
            <text:p>0.583247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0.583387" calcext:value-type="float">
            <text:p>0.583387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0.583526" calcext:value-type="float">
            <text:p>0.583526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0.583665" calcext:value-type="float">
            <text:p>0.58366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583804" calcext:value-type="float">
            <text:p>0.583804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0.583942" calcext:value-type="float">
            <text:p>0.583942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584079" calcext:value-type="float">
            <text:p>0.584079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0.584216" calcext:value-type="float">
            <text:p>0.584216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0.584352" calcext:value-type="float">
            <text:p>0.584352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584487" calcext:value-type="float">
            <text:p>0.584487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0.584622" calcext:value-type="float">
            <text:p>0.584622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0.584757" calcext:value-type="float">
            <text:p>0.584757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0.584891" calcext:value-type="float">
            <text:p>0.584891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0.585024" calcext:value-type="float">
            <text:p>0.58502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585157" calcext:value-type="float">
            <text:p>0.585157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0.58529" calcext:value-type="float">
            <text:p>0.58529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0.585422" calcext:value-type="float">
            <text:p>0.585422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0.585553" calcext:value-type="float">
            <text:p>0.585553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0.585684" calcext:value-type="float">
            <text:p>0.585684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0.585814" calcext:value-type="float">
            <text:p>0.585814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0.585944" calcext:value-type="float">
            <text:p>0.585944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0.586073" calcext:value-type="float">
            <text:p>0.586073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0.586202" calcext:value-type="float">
            <text:p>0.586202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0.58633" calcext:value-type="float">
            <text:p>0.5863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586458" calcext:value-type="float">
            <text:p>0.586458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0.586585" calcext:value-type="float">
            <text:p>0.586585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0.586712" calcext:value-type="float">
            <text:p>0.586712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0.586838" calcext:value-type="float">
            <text:p>0.586838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0.586964" calcext:value-type="float">
            <text:p>0.586964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0.587089" calcext:value-type="float">
            <text:p>0.587089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0.587213" calcext:value-type="float">
            <text:p>0.587213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0.587338" calcext:value-type="float">
            <text:p>0.587338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0.587461" calcext:value-type="float">
            <text:p>0.587461</text:p>
          </table:table-cell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0.587585" calcext:value-type="float">
            <text:p>0.58758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587707" calcext:value-type="float">
            <text:p>0.587707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0.587829" calcext:value-type="float">
            <text:p>0.587829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0.587951" calcext:value-type="float">
            <text:p>0.587951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0.588072" calcext:value-type="float">
            <text:p>0.588072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0.588193" calcext:value-type="float">
            <text:p>0.588193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0.588313" calcext:value-type="float">
            <text:p>0.588313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0.588433" calcext:value-type="float">
            <text:p>0.588433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0.588552" calcext:value-type="float">
            <text:p>0.588552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0.588671" calcext:value-type="float">
            <text:p>0.588671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0.58879" calcext:value-type="float">
            <text:p>0.588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88908" calcext:value-type="float">
            <text:p>0.588908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0.589025" calcext:value-type="float">
            <text:p>0.589025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589142" calcext:value-type="float">
            <text:p>0.589142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0.589258" calcext:value-type="float">
            <text:p>0.589258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0.589374" calcext:value-type="float">
            <text:p>0.589374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0.58949" calcext:value-type="float">
            <text:p>0.58949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0.589605" calcext:value-type="float">
            <text:p>0.589605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0.58972" calcext:value-type="float">
            <text:p>0.58972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0.589834" calcext:value-type="float">
            <text:p>0.589834</text:p>
          </table:table-cell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0.589948" calcext:value-type="float">
            <text:p>0.589948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590061" calcext:value-type="float">
            <text:p>0.590061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0.590174" calcext:value-type="float">
            <text:p>0.590174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0.590286" calcext:value-type="float">
            <text:p>0.590286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0.590398" calcext:value-type="float">
            <text:p>0.590398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0.59051" calcext:value-type="float">
            <text:p>0.59051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0.590621" calcext:value-type="float">
            <text:p>0.590621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0.590731" calcext:value-type="float">
            <text:p>0.590731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0.590841" calcext:value-type="float">
            <text:p>0.590841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0.590951" calcext:value-type="float">
            <text:p>0.590951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0.59106" calcext:value-type="float">
            <text:p>0.59106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591169" calcext:value-type="float">
            <text:p>0.591169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0.591278" calcext:value-type="float">
            <text:p>0.591278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0.591386" calcext:value-type="float">
            <text:p>0.591386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0.591493" calcext:value-type="float">
            <text:p>0.591493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0.5916" calcext:value-type="float">
            <text:p>0.5916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0.591707" calcext:value-type="float">
            <text:p>0.591707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0.591813" calcext:value-type="float">
            <text:p>0.591813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0.591919" calcext:value-type="float">
            <text:p>0.591919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0.592025" calcext:value-type="float">
            <text:p>0.592025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0.59213" calcext:value-type="float">
            <text:p>0.59213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592234" calcext:value-type="float">
            <text:p>0.592234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0.592338" calcext:value-type="float">
            <text:p>0.592338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592442" calcext:value-type="float">
            <text:p>0.592442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0.592546" calcext:value-type="float">
            <text:p>0.592546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0.592649" calcext:value-type="float">
            <text:p>0.592649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0.592751" calcext:value-type="float">
            <text:p>0.592751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0.592853" calcext:value-type="float">
            <text:p>0.592853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0.592955" calcext:value-type="float">
            <text:p>0.592955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0.593056" calcext:value-type="float">
            <text:p>0.593056</text:p>
          </table:table-cell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0.593157" calcext:value-type="float">
            <text:p>0.59315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593258" calcext:value-type="float">
            <text:p>0.593258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0.593358" calcext:value-type="float">
            <text:p>0.593358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0.593458" calcext:value-type="float">
            <text:p>0.593458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0.593557" calcext:value-type="float">
            <text:p>0.593557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0.593656" calcext:value-type="float">
            <text:p>0.593656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0.593755" calcext:value-type="float">
            <text:p>0.593755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593853" calcext:value-type="float">
            <text:p>0.593853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0.593951" calcext:value-type="float">
            <text:p>0.593951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0.594048" calcext:value-type="float">
            <text:p>0.594048</text:p>
          </table:table-cell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0.594145" calcext:value-type="float">
            <text:p>0.59414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594242" calcext:value-type="float">
            <text:p>0.594242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0.594338" calcext:value-type="float">
            <text:p>0.594338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594434" calcext:value-type="float">
            <text:p>0.594434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0.594529" calcext:value-type="float">
            <text:p>0.594529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0.594624" calcext:value-type="float">
            <text:p>0.594624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0.594719" calcext:value-type="float">
            <text:p>0.594719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0.594813" calcext:value-type="float">
            <text:p>0.594813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0.594907" calcext:value-type="float">
            <text:p>0.594907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0.595001" calcext:value-type="float">
            <text:p>0.595001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0.595094" calcext:value-type="float">
            <text:p>0.59509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595187" calcext:value-type="float">
            <text:p>0.595187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0.59528" calcext:value-type="float">
            <text:p>0.59528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0.595372" calcext:value-type="float">
            <text:p>0.595372</text:p>
          </table:table-cell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0.595464" calcext:value-type="float">
            <text:p>0.595464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0.595555" calcext:value-type="float">
            <text:p>0.595555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0.595646" calcext:value-type="float">
            <text:p>0.595646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595737" calcext:value-type="float">
            <text:p>0.595737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0.595827" calcext:value-type="float">
            <text:p>0.595827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0.595917" calcext:value-type="float">
            <text:p>0.595917</text:p>
          </table:table-cell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0.596007" calcext:value-type="float">
            <text:p>0.59600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596096" calcext:value-type="float">
            <text:p>0.596096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0.596185" calcext:value-type="float">
            <text:p>0.596185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0.596274" calcext:value-type="float">
            <text:p>0.596274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0.596362" calcext:value-type="float">
            <text:p>0.596362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0.59645" calcext:value-type="float">
            <text:p>0.59645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0.596537" calcext:value-type="float">
            <text:p>0.596537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0.596624" calcext:value-type="float">
            <text:p>0.596624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0.596711" calcext:value-type="float">
            <text:p>0.596711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0.596798" calcext:value-type="float">
            <text:p>0.596798</text:p>
          </table:table-cell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0.596884" calcext:value-type="float">
            <text:p>0.59688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59697" calcext:value-type="float">
            <text:p>0.59697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0.597055" calcext:value-type="float">
            <text:p>0.597055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59714" calcext:value-type="float">
            <text:p>0.59714</text:p>
          </table:table-cell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0.597225" calcext:value-type="float">
            <text:p>0.597225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.59731" calcext:value-type="float">
            <text:p>0.59731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597394" calcext:value-type="float">
            <text:p>0.597394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0.597478" calcext:value-type="float">
            <text:p>0.597478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0.597561" calcext:value-type="float">
            <text:p>0.597561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0.597644" calcext:value-type="float">
            <text:p>0.597644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0.597727" calcext:value-type="float">
            <text:p>0.59772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59781" calcext:value-type="float">
            <text:p>0.59781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0.597892" calcext:value-type="float">
            <text:p>0.597892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0.597974" calcext:value-type="float">
            <text:p>0.597974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0.598055" calcext:value-type="float">
            <text:p>0.598055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0.598136" calcext:value-type="float">
            <text:p>0.598136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0.598217" calcext:value-type="float">
            <text:p>0.598217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0.598298" calcext:value-type="float">
            <text:p>0.598298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0.598378" calcext:value-type="float">
            <text:p>0.598378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0.598458" calcext:value-type="float">
            <text:p>0.598458</text:p>
          </table:table-cell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0.598538" calcext:value-type="float">
            <text:p>0.598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98617" calcext:value-type="float">
            <text:p>0.598617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0.598696" calcext:value-type="float">
            <text:p>0.598696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0.598775" calcext:value-type="float">
            <text:p>0.598775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0.598853" calcext:value-type="float">
            <text:p>0.598853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.598931" calcext:value-type="float">
            <text:p>0.598931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599009" calcext:value-type="float">
            <text:p>0.599009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0.599086" calcext:value-type="float">
            <text:p>0.599086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0.599164" calcext:value-type="float">
            <text:p>0.599164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0.59924" calcext:value-type="float">
            <text:p>0.59924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0.599317" calcext:value-type="float">
            <text:p>0.59931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599393" calcext:value-type="float">
            <text:p>0.599393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0.599469" calcext:value-type="float">
            <text:p>0.599469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0.599545" calcext:value-type="float">
            <text:p>0.599545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0.59962" calcext:value-type="float">
            <text:p>0.59962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599695" calcext:value-type="float">
            <text:p>0.599695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0.59977" calcext:value-type="float">
            <text:p>0.59977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0.599845" calcext:value-type="float">
            <text:p>0.599845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0.599919" calcext:value-type="float">
            <text:p>0.599919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0.599993" calcext:value-type="float">
            <text:p>0.599993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0.600066" calcext:value-type="float">
            <text:p>0.60006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60014" calcext:value-type="float">
            <text:p>0.60014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0.600213" calcext:value-type="float">
            <text:p>0.600213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600285" calcext:value-type="float">
            <text:p>0.600285</text:p>
          </table:table-cell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0.600358" calcext:value-type="float">
            <text:p>0.600358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0.60043" calcext:value-type="float">
            <text:p>0.60043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600502" calcext:value-type="float">
            <text:p>0.600502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0.600574" calcext:value-type="float">
            <text:p>0.600574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0.600645" calcext:value-type="float">
            <text:p>0.600645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.600716" calcext:value-type="float">
            <text:p>0.600716</text:p>
          </table:table-cell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0.600787" calcext:value-type="float">
            <text:p>0.60078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600857" calcext:value-type="float">
            <text:p>0.600857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0.600928" calcext:value-type="float">
            <text:p>0.600928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.600997" calcext:value-type="float">
            <text:p>0.600997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0.601067" calcext:value-type="float">
            <text:p>0.601067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0.601137" calcext:value-type="float">
            <text:p>0.601137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601206" calcext:value-type="float">
            <text:p>0.601206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0.601275" calcext:value-type="float">
            <text:p>0.601275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0.601343" calcext:value-type="float">
            <text:p>0.601343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0.601412" calcext:value-type="float">
            <text:p>0.601412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0.60148" calcext:value-type="float">
            <text:p>0.6014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.601547" calcext:value-type="float">
            <text:p>0.601547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0.601615" calcext:value-type="float">
            <text:p>0.601615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0.601682" calcext:value-type="float">
            <text:p>0.601682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0.601749" calcext:value-type="float">
            <text:p>0.601749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0.601816" calcext:value-type="float">
            <text:p>0.601816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0.601882" calcext:value-type="float">
            <text:p>0.601882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0.601949" calcext:value-type="float">
            <text:p>0.601949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0.602015" calcext:value-type="float">
            <text:p>0.602015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0.60208" calcext:value-type="float">
            <text:p>0.60208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0.602146" calcext:value-type="float">
            <text:p>0.60214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602211" calcext:value-type="float">
            <text:p>0.602211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0.602276" calcext:value-type="float">
            <text:p>0.602276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0.602341" calcext:value-type="float">
            <text:p>0.602341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0.602405" calcext:value-type="float">
            <text:p>0.602405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0.602469" calcext:value-type="float">
            <text:p>0.602469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0.602533" calcext:value-type="float">
            <text:p>0.602533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0.602597" calcext:value-type="float">
            <text:p>0.602597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0.60266" calcext:value-type="float">
            <text:p>0.60266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0.602723" calcext:value-type="float">
            <text:p>0.602723</text:p>
          </table:table-cell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0.602786" calcext:value-type="float">
            <text:p>0.60278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602849" calcext:value-type="float">
            <text:p>0.602849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0.602911" calcext:value-type="float">
            <text:p>0.602911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602974" calcext:value-type="float">
            <text:p>0.602974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0.603036" calcext:value-type="float">
            <text:p>0.603036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0.603097" calcext:value-type="float">
            <text:p>0.603097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0.603159" calcext:value-type="float">
            <text:p>0.603159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0.60322" calcext:value-type="float">
            <text:p>0.60322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0.603281" calcext:value-type="float">
            <text:p>0.603281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0.603342" calcext:value-type="float">
            <text:p>0.603342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0.603402" calcext:value-type="float">
            <text:p>0.603402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603463" calcext:value-type="float">
            <text:p>0.603463</text:p>
          </table:table-cell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0.603523" calcext:value-type="float">
            <text:p>0.603523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0.603582" calcext:value-type="float">
            <text:p>0.603582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0.603642" calcext:value-type="float">
            <text:p>0.603642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0.603701" calcext:value-type="float">
            <text:p>0.603701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603761" calcext:value-type="float">
            <text:p>0.603761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0.603819" calcext:value-type="float">
            <text:p>0.603819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0.603878" calcext:value-type="float">
            <text:p>0.603878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0.603937" calcext:value-type="float">
            <text:p>0.603937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0.603995" calcext:value-type="float">
            <text:p>0.60399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604053" calcext:value-type="float">
            <text:p>0.604053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0.60411" calcext:value-type="float">
            <text:p>0.60411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604168" calcext:value-type="float">
            <text:p>0.604168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0.604225" calcext:value-type="float">
            <text:p>0.604225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604282" calcext:value-type="float">
            <text:p>0.604282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0.604339" calcext:value-type="float">
            <text:p>0.604339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604396" calcext:value-type="float">
            <text:p>0.604396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0.604452" calcext:value-type="float">
            <text:p>0.604452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0.604508" calcext:value-type="float">
            <text:p>0.604508</text:p>
          </table:table-cell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0.604564" calcext:value-type="float">
            <text:p>0.60456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0.60462" calcext:value-type="float">
            <text:p>0.60462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0.604676" calcext:value-type="float">
            <text:p>0.604676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0.604731" calcext:value-type="float">
            <text:p>0.604731</text:p>
          </table:table-cell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0.604786" calcext:value-type="float">
            <text:p>0.604786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0.604841" calcext:value-type="float">
            <text:p>0.604841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604896" calcext:value-type="float">
            <text:p>0.604896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60495" calcext:value-type="float">
            <text:p>0.60495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0.605005" calcext:value-type="float">
            <text:p>0.605005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0.605059" calcext:value-type="float">
            <text:p>0.605059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0.605112" calcext:value-type="float">
            <text:p>0.605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05166" calcext:value-type="float">
            <text:p>0.605166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0.605219" calcext:value-type="float">
            <text:p>0.605219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0.605273" calcext:value-type="float">
            <text:p>0.605273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0.605326" calcext:value-type="float">
            <text:p>0.605326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0.605379" calcext:value-type="float">
            <text:p>0.605379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0.605431" calcext:value-type="float">
            <text:p>0.605431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0.605484" calcext:value-type="float">
            <text:p>0.605484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0.605536" calcext:value-type="float">
            <text:p>0.605536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0.605588" calcext:value-type="float">
            <text:p>0.605588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0.605639" calcext:value-type="float">
            <text:p>0.60563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605691" calcext:value-type="float">
            <text:p>0.605691</text:p>
          </table:table-cell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0.605742" calcext:value-type="float">
            <text:p>0.605742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0.605794" calcext:value-type="float">
            <text:p>0.605794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0.605845" calcext:value-type="float">
            <text:p>0.605845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0.605895" calcext:value-type="float">
            <text:p>0.605895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0.605946" calcext:value-type="float">
            <text:p>0.605946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0.605996" calcext:value-type="float">
            <text:p>0.605996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0.606047" calcext:value-type="float">
            <text:p>0.606047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0.606097" calcext:value-type="float">
            <text:p>0.606097</text:p>
          </table:table-cell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0.606146" calcext:value-type="float">
            <text:p>0.606146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606196" calcext:value-type="float">
            <text:p>0.606196</text:p>
          </table:table-cell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0.606245" calcext:value-type="float">
            <text:p>0.606245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0.606295" calcext:value-type="float">
            <text:p>0.606295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0.606344" calcext:value-type="float">
            <text:p>0.606344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606393" calcext:value-type="float">
            <text:p>0.606393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0.606441" calcext:value-type="float">
            <text:p>0.606441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0.60649" calcext:value-type="float">
            <text:p>0.60649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0.606538" calcext:value-type="float">
            <text:p>0.606538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0.606586" calcext:value-type="float">
            <text:p>0.606586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0.606634" calcext:value-type="float">
            <text:p>0.60663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606682" calcext:value-type="float">
            <text:p>0.606682</text:p>
          </table:table-cell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0.606729" calcext:value-type="float">
            <text:p>0.606729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.606777" calcext:value-type="float">
            <text:p>0.606777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0.606824" calcext:value-type="float">
            <text:p>0.606824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606871" calcext:value-type="float">
            <text:p>0.606871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606918" calcext:value-type="float">
            <text:p>0.606918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606964" calcext:value-type="float">
            <text:p>0.606964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607011" calcext:value-type="float">
            <text:p>0.607011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607057" calcext:value-type="float">
            <text:p>0.607057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0.607103" calcext:value-type="float">
            <text:p>0.60710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0.607149" calcext:value-type="float">
            <text:p>0.607149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0.607195" calcext:value-type="float">
            <text:p>0.607195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60724" calcext:value-type="float">
            <text:p>0.60724</text:p>
          </table:table-cell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607286" calcext:value-type="float">
            <text:p>0.607286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607331" calcext:value-type="float">
            <text:p>0.607331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0.607376" calcext:value-type="float">
            <text:p>0.607376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0.607421" calcext:value-type="float">
            <text:p>0.607421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607465" calcext:value-type="float">
            <text:p>0.607465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60751" calcext:value-type="float">
            <text:p>0.60751</text:p>
          </table:table-cell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0.607554" calcext:value-type="float">
            <text:p>0.60755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607598" calcext:value-type="float">
            <text:p>0.607598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0.607642" calcext:value-type="float">
            <text:p>0.607642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607686" calcext:value-type="float">
            <text:p>0.607686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0.60773" calcext:value-type="float">
            <text:p>0.60773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607773" calcext:value-type="float">
            <text:p>0.607773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0.607816" calcext:value-type="float">
            <text:p>0.607816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60786" calcext:value-type="float">
            <text:p>0.60786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607903" calcext:value-type="float">
            <text:p>0.607903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607945" calcext:value-type="float">
            <text:p>0.607945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0.607988" calcext:value-type="float">
            <text:p>0.60798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608031" calcext:value-type="float">
            <text:p>0.608031</text:p>
          </table:table-cell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0.608073" calcext:value-type="float">
            <text:p>0.608073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608115" calcext:value-type="float">
            <text:p>0.608115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0.608157" calcext:value-type="float">
            <text:p>0.608157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608199" calcext:value-type="float">
            <text:p>0.608199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0.60824" calcext:value-type="float">
            <text:p>0.60824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0.608282" calcext:value-type="float">
            <text:p>0.608282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0.608323" calcext:value-type="float">
            <text:p>0.608323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0.608364" calcext:value-type="float">
            <text:p>0.608364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0.608406" calcext:value-type="float">
            <text:p>0.608406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608446" calcext:value-type="float">
            <text:p>0.608446</text:p>
          </table:table-cell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0.608487" calcext:value-type="float">
            <text:p>0.608487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0.608528" calcext:value-type="float">
            <text:p>0.608528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0.608568" calcext:value-type="float">
            <text:p>0.608568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0.608608" calcext:value-type="float">
            <text:p>0.608608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0.608648" calcext:value-type="float">
            <text:p>0.608648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608688" calcext:value-type="float">
            <text:p>0.608688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0.608728" calcext:value-type="float">
            <text:p>0.608728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0.608768" calcext:value-type="float">
            <text:p>0.608768</text:p>
          </table:table-cell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0.608807" calcext:value-type="float">
            <text:p>0.60880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608846" calcext:value-type="float">
            <text:p>0.608846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608886" calcext:value-type="float">
            <text:p>0.608886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0.608925" calcext:value-type="float">
            <text:p>0.608925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0.608963" calcext:value-type="float">
            <text:p>0.608963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609002" calcext:value-type="float">
            <text:p>0.609002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609041" calcext:value-type="float">
            <text:p>0.609041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0.609079" calcext:value-type="float">
            <text:p>0.609079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0.609117" calcext:value-type="float">
            <text:p>0.609117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0.609155" calcext:value-type="float">
            <text:p>0.609155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0.609193" calcext:value-type="float">
            <text:p>0.609193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609231" calcext:value-type="float">
            <text:p>0.609231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0.609269" calcext:value-type="float">
            <text:p>0.609269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609306" calcext:value-type="float">
            <text:p>0.609306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0.609344" calcext:value-type="float">
            <text:p>0.609344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609381" calcext:value-type="float">
            <text:p>0.609381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0.609418" calcext:value-type="float">
            <text:p>0.609418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0.609455" calcext:value-type="float">
            <text:p>0.609455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0.609492" calcext:value-type="float">
            <text:p>0.609492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609529" calcext:value-type="float">
            <text:p>0.609529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0.609565" calcext:value-type="float">
            <text:p>0.6095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09602" calcext:value-type="float">
            <text:p>0.609602</text:p>
          </table:table-cell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0.609638" calcext:value-type="float">
            <text:p>0.609638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0.609674" calcext:value-type="float">
            <text:p>0.609674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0.60971" calcext:value-type="float">
            <text:p>0.60971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.609746" calcext:value-type="float">
            <text:p>0.609746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0.609781" calcext:value-type="float">
            <text:p>0.609781</text:p>
          </table:table-cell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0.609817" calcext:value-type="float">
            <text:p>0.609817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0.609852" calcext:value-type="float">
            <text:p>0.609852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0.609888" calcext:value-type="float">
            <text:p>0.609888</text:p>
          </table:table-cell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0.609923" calcext:value-type="float">
            <text:p>0.609923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609958" calcext:value-type="float">
            <text:p>0.609958</text:p>
          </table:table-cell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0.609993" calcext:value-type="float">
            <text:p>0.609993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0.610027" calcext:value-type="float">
            <text:p>0.610027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0.610062" calcext:value-type="float">
            <text:p>0.610062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.610096" calcext:value-type="float">
            <text:p>0.610096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0.610131" calcext:value-type="float">
            <text:p>0.610131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0.610165" calcext:value-type="float">
            <text:p>0.610165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0.610199" calcext:value-type="float">
            <text:p>0.610199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0.610233" calcext:value-type="float">
            <text:p>0.610233</text:p>
          </table:table-cell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0.610267" calcext:value-type="float">
            <text:p>0.610267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6103" calcext:value-type="float">
            <text:p>0.6103</text:p>
          </table:table-cell>
        </table:table-row>
        <table:table-row table:style-name="ro1">
          <table:table-cell office:value-type="float" office:value="10.21" calcext:value-type="float">
            <text:p>10.21</text:p>
          </table:table-cell>
          <table:table-cell office:value-type="float" office:value="0.610334" calcext:value-type="float">
            <text:p>0.610334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0.610367" calcext:value-type="float">
            <text:p>0.610367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0.610401" calcext:value-type="float">
            <text:p>0.610401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0.610434" calcext:value-type="float">
            <text:p>0.610434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0.610467" calcext:value-type="float">
            <text:p>0.610467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.6105" calcext:value-type="float">
            <text:p>0.6105</text:p>
          </table:table-cell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0.610532" calcext:value-type="float">
            <text:p>0.610532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0.610565" calcext:value-type="float">
            <text:p>0.610565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0.610598" calcext:value-type="float">
            <text:p>0.610598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.61063" calcext:value-type="float">
            <text:p>0.61063</text:p>
          </table:table-cell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0.610662" calcext:value-type="float">
            <text:p>0.610662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0.610694" calcext:value-type="float">
            <text:p>0.610694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0.610727" calcext:value-type="float">
            <text:p>0.610727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0.610758" calcext:value-type="float">
            <text:p>0.610758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0.61079" calcext:value-type="float">
            <text:p>0.61079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0.610822" calcext:value-type="float">
            <text:p>0.610822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0.610853" calcext:value-type="float">
            <text:p>0.610853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0.610885" calcext:value-type="float">
            <text:p>0.610885</text:p>
          </table:table-cell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0.610916" calcext:value-type="float">
            <text:p>0.61091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610947" calcext:value-type="float">
            <text:p>0.610947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0.610978" calcext:value-type="float">
            <text:p>0.610978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0.611009" calcext:value-type="float">
            <text:p>0.611009</text:p>
          </table:table-cell>
        </table:table-row>
        <table:table-row table:style-name="ro1">
          <table:table-cell office:value-type="float" office:value="10.43" calcext:value-type="float">
            <text:p>10.43</text:p>
          </table:table-cell>
          <table:table-cell office:value-type="float" office:value="0.61104" calcext:value-type="float">
            <text:p>0.61104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0.611071" calcext:value-type="float">
            <text:p>0.611071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0.611101" calcext:value-type="float">
            <text:p>0.611101</text:p>
          </table:table-cell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0.611132" calcext:value-type="float">
            <text:p>0.611132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0.611162" calcext:value-type="float">
            <text:p>0.611162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0.611192" calcext:value-type="float">
            <text:p>0.611192</text:p>
          </table:table-cell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0.611222" calcext:value-type="float">
            <text:p>0.61122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611252" calcext:value-type="float">
            <text:p>0.611252</text:p>
          </table:table-cell>
        </table:table-row>
        <table:table-row table:style-name="ro1">
          <table:table-cell office:value-type="float" office:value="10.51" calcext:value-type="float">
            <text:p>10.51</text:p>
          </table:table-cell>
          <table:table-cell office:value-type="float" office:value="0.611282" calcext:value-type="float">
            <text:p>0.611282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0.611312" calcext:value-type="float">
            <text:p>0.611312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0.611342" calcext:value-type="float">
            <text:p>0.611342</text:p>
          </table:table-cell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0.611371" calcext:value-type="float">
            <text:p>0.611371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0.611401" calcext:value-type="float">
            <text:p>0.611401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0.61143" calcext:value-type="float">
            <text:p>0.61143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0.611459" calcext:value-type="float">
            <text:p>0.611459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0.611488" calcext:value-type="float">
            <text:p>0.611488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0.611517" calcext:value-type="float">
            <text:p>0.611517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611546" calcext:value-type="float">
            <text:p>0.611546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0.611575" calcext:value-type="float">
            <text:p>0.611575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0.611604" calcext:value-type="float">
            <text:p>0.611604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0.611632" calcext:value-type="float">
            <text:p>0.611632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0.61166" calcext:value-type="float">
            <text:p>0.61166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0.611689" calcext:value-type="float">
            <text:p>0.611689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0.611717" calcext:value-type="float">
            <text:p>0.611717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0.611745" calcext:value-type="float">
            <text:p>0.611745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0.611773" calcext:value-type="float">
            <text:p>0.611773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0.611801" calcext:value-type="float">
            <text:p>0.611801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.611829" calcext:value-type="float">
            <text:p>0.611829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0.611856" calcext:value-type="float">
            <text:p>0.611856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0.611884" calcext:value-type="float">
            <text:p>0.611884</text:p>
          </table:table-cell>
        </table:table-row>
        <table:table-row table:style-name="ro1">
          <table:table-cell office:value-type="float" office:value="10.73" calcext:value-type="float">
            <text:p>10.73</text:p>
          </table:table-cell>
          <table:table-cell office:value-type="float" office:value="0.611911" calcext:value-type="float">
            <text:p>0.611911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0.611939" calcext:value-type="float">
            <text:p>0.611939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0.611966" calcext:value-type="float">
            <text:p>0.611966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0.611993" calcext:value-type="float">
            <text:p>0.611993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0.61202" calcext:value-type="float">
            <text:p>0.61202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0.612047" calcext:value-type="float">
            <text:p>0.612047</text:p>
          </table:table-cell>
        </table:table-row>
        <table:table-row table:style-name="ro1">
          <table:table-cell office:value-type="float" office:value="10.79" calcext:value-type="float">
            <text:p>10.79</text:p>
          </table:table-cell>
          <table:table-cell office:value-type="float" office:value="0.612074" calcext:value-type="float">
            <text:p>0.61207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.612101" calcext:value-type="float">
            <text:p>0.612101</text:p>
          </table:table-cell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0.612127" calcext:value-type="float">
            <text:p>0.612127</text:p>
          </table:table-cell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0.612154" calcext:value-type="float">
            <text:p>0.612154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0.61218" calcext:value-type="float">
            <text:p>0.61218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0.612206" calcext:value-type="float">
            <text:p>0.612206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0.612233" calcext:value-type="float">
            <text:p>0.612233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0.612259" calcext:value-type="float">
            <text:p>0.612259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0.612285" calcext:value-type="float">
            <text:p>0.612285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0.612311" calcext:value-type="float">
            <text:p>0.612311</text:p>
          </table:table-cell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0.612336" calcext:value-type="float">
            <text:p>0.612336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612362" calcext:value-type="float">
            <text:p>0.612362</text:p>
          </table:table-cell>
        </table:table-row>
        <table:table-row table:style-name="ro1">
          <table:table-cell office:value-type="float" office:value="10.91" calcext:value-type="float">
            <text:p>10.91</text:p>
          </table:table-cell>
          <table:table-cell office:value-type="float" office:value="0.612388" calcext:value-type="float">
            <text:p>0.612388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0.612413" calcext:value-type="float">
            <text:p>0.612413</text:p>
          </table:table-cell>
        </table:table-row>
        <table:table-row table:style-name="ro1">
          <table:table-cell office:value-type="float" office:value="10.93" calcext:value-type="float">
            <text:p>10.93</text:p>
          </table:table-cell>
          <table:table-cell office:value-type="float" office:value="0.612439" calcext:value-type="float">
            <text:p>0.612439</text:p>
          </table:table-cell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0.612464" calcext:value-type="float">
            <text:p>0.612464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0.612489" calcext:value-type="float">
            <text:p>0.612489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0.612514" calcext:value-type="float">
            <text:p>0.612514</text:p>
          </table:table-cell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0.612539" calcext:value-type="float">
            <text:p>0.612539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0.612564" calcext:value-type="float">
            <text:p>0.612564</text:p>
          </table:table-cell>
        </table:table-row>
        <table:table-row table:style-name="ro1">
          <table:table-cell office:value-type="float" office:value="10.99" calcext:value-type="float">
            <text:p>10.99</text:p>
          </table:table-cell>
          <table:table-cell office:value-type="float" office:value="0.612589" calcext:value-type="float">
            <text:p>0.6125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12614" calcext:value-type="float">
            <text:p>0.612614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0.612638" calcext:value-type="float">
            <text:p>0.612638</text:p>
          </table:table-cell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0.612663" calcext:value-type="float">
            <text:p>0.612663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0.612687" calcext:value-type="float">
            <text:p>0.612687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0.612712" calcext:value-type="float">
            <text:p>0.612712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0.612736" calcext:value-type="float">
            <text:p>0.612736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0.61276" calcext:value-type="float">
            <text:p>0.61276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0.612784" calcext:value-type="float">
            <text:p>0.612784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0.612808" calcext:value-type="float">
            <text:p>0.612808</text:p>
          </table:table-cell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0.612832" calcext:value-type="float">
            <text:p>0.612832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.612856" calcext:value-type="float">
            <text:p>0.612856</text:p>
          </table:table-cell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0.61288" calcext:value-type="float">
            <text:p>0.61288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0.612903" calcext:value-type="float">
            <text:p>0.612903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0.612927" calcext:value-type="float">
            <text:p>0.612927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0.61295" calcext:value-type="float">
            <text:p>0.61295</text:p>
          </table:table-cell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0.612974" calcext:value-type="float">
            <text:p>0.612974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0.612997" calcext:value-type="float">
            <text:p>0.612997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 office:value-type="float" office:value="0.61302" calcext:value-type="float">
            <text:p>0.61302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0.613043" calcext:value-type="float">
            <text:p>0.613043</text:p>
          </table:table-cell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float" office:value="0.613066" calcext:value-type="float">
            <text:p>0.613066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.613089" calcext:value-type="float">
            <text:p>0.613089</text:p>
          </table:table-cell>
        </table:table-row>
        <table:table-row table:style-name="ro1">
          <table:table-cell office:value-type="float" office:value="11.21" calcext:value-type="float">
            <text:p>11.21</text:p>
          </table:table-cell>
          <table:table-cell office:value-type="float" office:value="0.613112" calcext:value-type="float">
            <text:p>0.613112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0.613135" calcext:value-type="float">
            <text:p>0.613135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0.613157" calcext:value-type="float">
            <text:p>0.613157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0.61318" calcext:value-type="float">
            <text:p>0.61318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0.613202" calcext:value-type="float">
            <text:p>0.613202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0.613225" calcext:value-type="float">
            <text:p>0.613225</text:p>
          </table:table-cell>
        </table:table-row>
        <table:table-row table:style-name="ro1">
          <table:table-cell office:value-type="float" office:value="11.27" calcext:value-type="float">
            <text:p>11.27</text:p>
          </table:table-cell>
          <table:table-cell office:value-type="float" office:value="0.613247" calcext:value-type="float">
            <text:p>0.613247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0.613269" calcext:value-type="float">
            <text:p>0.613269</text:p>
          </table:table-cell>
        </table:table-row>
        <table:table-row table:style-name="ro1">
          <table:table-cell office:value-type="float" office:value="11.29" calcext:value-type="float">
            <text:p>11.29</text:p>
          </table:table-cell>
          <table:table-cell office:value-type="float" office:value="0.613291" calcext:value-type="float">
            <text:p>0.613291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613313" calcext:value-type="float">
            <text:p>0.613313</text:p>
          </table:table-cell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0.613335" calcext:value-type="float">
            <text:p>0.613335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0.613357" calcext:value-type="float">
            <text:p>0.613357</text:p>
          </table:table-cell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0.613379" calcext:value-type="float">
            <text:p>0.613379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0.613401" calcext:value-type="float">
            <text:p>0.613401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0.613422" calcext:value-type="float">
            <text:p>0.613422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0.613444" calcext:value-type="float">
            <text:p>0.613444</text:p>
          </table:table-cell>
        </table:table-row>
        <table:table-row table:style-name="ro1">
          <table:table-cell office:value-type="float" office:value="11.37" calcext:value-type="float">
            <text:p>11.37</text:p>
          </table:table-cell>
          <table:table-cell office:value-type="float" office:value="0.613465" calcext:value-type="float">
            <text:p>0.613465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0.613487" calcext:value-type="float">
            <text:p>0.613487</text:p>
          </table:table-cell>
        </table:table-row>
        <table:table-row table:style-name="ro1">
          <table:table-cell office:value-type="float" office:value="11.39" calcext:value-type="float">
            <text:p>11.39</text:p>
          </table:table-cell>
          <table:table-cell office:value-type="float" office:value="0.613508" calcext:value-type="float">
            <text:p>0.61350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.613529" calcext:value-type="float">
            <text:p>0.613529</text:p>
          </table:table-cell>
        </table:table-row>
        <table:table-row table:style-name="ro1">
          <table:table-cell office:value-type="float" office:value="11.41" calcext:value-type="float">
            <text:p>11.41</text:p>
          </table:table-cell>
          <table:table-cell office:value-type="float" office:value="0.61355" calcext:value-type="float">
            <text:p>0.61355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0.613571" calcext:value-type="float">
            <text:p>0.613571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0.613592" calcext:value-type="float">
            <text:p>0.613592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0.613613" calcext:value-type="float">
            <text:p>0.613613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0.613634" calcext:value-type="float">
            <text:p>0.613634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0.613655" calcext:value-type="float">
            <text:p>0.613655</text:p>
          </table:table-cell>
        </table:table-row>
        <table:table-row table:style-name="ro1">
          <table:table-cell office:value-type="float" office:value="11.47" calcext:value-type="float">
            <text:p>11.47</text:p>
          </table:table-cell>
          <table:table-cell office:value-type="float" office:value="0.613675" calcext:value-type="float">
            <text:p>0.613675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0.613696" calcext:value-type="float">
            <text:p>0.613696</text:p>
          </table:table-cell>
        </table:table-row>
        <table:table-row table:style-name="ro1">
          <table:table-cell office:value-type="float" office:value="11.49" calcext:value-type="float">
            <text:p>11.49</text:p>
          </table:table-cell>
          <table:table-cell office:value-type="float" office:value="0.613716" calcext:value-type="float">
            <text:p>0.613716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.613737" calcext:value-type="float">
            <text:p>0.613737</text:p>
          </table:table-cell>
        </table:table-row>
        <table:table-row table:style-name="ro1">
          <table:table-cell office:value-type="float" office:value="11.51" calcext:value-type="float">
            <text:p>11.51</text:p>
          </table:table-cell>
          <table:table-cell office:value-type="float" office:value="0.613757" calcext:value-type="float">
            <text:p>0.613757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0.613777" calcext:value-type="float">
            <text:p>0.613777</text:p>
          </table:table-cell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0.613798" calcext:value-type="float">
            <text:p>0.613798</text:p>
          </table:table-cell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0.613818" calcext:value-type="float">
            <text:p>0.613818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0.613838" calcext:value-type="float">
            <text:p>0.613838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0.613858" calcext:value-type="float">
            <text:p>0.613858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0.613878" calcext:value-type="float">
            <text:p>0.613878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0.613897" calcext:value-type="float">
            <text:p>0.613897</text:p>
          </table:table-cell>
        </table:table-row>
        <table:table-row table:style-name="ro1">
          <table:table-cell office:value-type="float" office:value="11.59" calcext:value-type="float">
            <text:p>11.59</text:p>
          </table:table-cell>
          <table:table-cell office:value-type="float" office:value="0.613917" calcext:value-type="float">
            <text:p>0.613917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.613937" calcext:value-type="float">
            <text:p>0.613937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0.613956" calcext:value-type="float">
            <text:p>0.613956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0.613976" calcext:value-type="float">
            <text:p>0.613976</text:p>
          </table:table-cell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0.613995" calcext:value-type="float">
            <text:p>0.613995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0.614014" calcext:value-type="float">
            <text:p>0.614014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0.614034" calcext:value-type="float">
            <text:p>0.614034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0.614053" calcext:value-type="float">
            <text:p>0.614053</text:p>
          </table:table-cell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0.614072" calcext:value-type="float">
            <text:p>0.614072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0.614091" calcext:value-type="float">
            <text:p>0.614091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0.61411" calcext:value-type="float">
            <text:p>0.61411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.614129" calcext:value-type="float">
            <text:p>0.614129</text:p>
          </table:table-cell>
        </table:table-row>
        <table:table-row table:style-name="ro1">
          <table:table-cell office:value-type="float" office:value="11.71" calcext:value-type="float">
            <text:p>11.71</text:p>
          </table:table-cell>
          <table:table-cell office:value-type="float" office:value="0.614148" calcext:value-type="float">
            <text:p>0.614148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0.614167" calcext:value-type="float">
            <text:p>0.614167</text:p>
          </table:table-cell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0.614185" calcext:value-type="float">
            <text:p>0.614185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0.614204" calcext:value-type="float">
            <text:p>0.614204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0.614222" calcext:value-type="float">
            <text:p>0.614222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0.614241" calcext:value-type="float">
            <text:p>0.614241</text:p>
          </table:table-cell>
        </table:table-row>
        <table:table-row table:style-name="ro1">
          <table:table-cell office:value-type="float" office:value="11.77" calcext:value-type="float">
            <text:p>11.77</text:p>
          </table:table-cell>
          <table:table-cell office:value-type="float" office:value="0.614259" calcext:value-type="float">
            <text:p>0.614259</text:p>
          </table:table-cell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0.614278" calcext:value-type="float">
            <text:p>0.614278</text:p>
          </table:table-cell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0.614296" calcext:value-type="float">
            <text:p>0.614296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.614314" calcext:value-type="float">
            <text:p>0.614314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0.614332" calcext:value-type="float">
            <text:p>0.614332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0.61435" calcext:value-type="float">
            <text:p>0.61435</text:p>
          </table:table-cell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0.614368" calcext:value-type="float">
            <text:p>0.614368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.614386" calcext:value-type="float">
            <text:p>0.614386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0.614404" calcext:value-type="float">
            <text:p>0.614404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0.614422" calcext:value-type="float">
            <text:p>0.614422</text:p>
          </table:table-cell>
        </table:table-row>
        <table:table-row table:style-name="ro1">
          <table:table-cell office:value-type="float" office:value="11.87" calcext:value-type="float">
            <text:p>11.87</text:p>
          </table:table-cell>
          <table:table-cell office:value-type="float" office:value="0.614439" calcext:value-type="float">
            <text:p>0.614439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0.614457" calcext:value-type="float">
            <text:p>0.614457</text:p>
          </table:table-cell>
        </table:table-row>
        <table:table-row table:style-name="ro1">
          <table:table-cell office:value-type="float" office:value="11.89" calcext:value-type="float">
            <text:p>11.89</text:p>
          </table:table-cell>
          <table:table-cell office:value-type="float" office:value="0.614475" calcext:value-type="float">
            <text:p>0.614475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.614492" calcext:value-type="float">
            <text:p>0.614492</text:p>
          </table:table-cell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0.61451" calcext:value-type="float">
            <text:p>0.61451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0.614527" calcext:value-type="float">
            <text:p>0.614527</text:p>
          </table:table-cell>
        </table:table-row>
        <table:table-row table:style-name="ro1">
          <table:table-cell office:value-type="float" office:value="11.93" calcext:value-type="float">
            <text:p>11.93</text:p>
          </table:table-cell>
          <table:table-cell office:value-type="float" office:value="0.614544" calcext:value-type="float">
            <text:p>0.614544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0.614561" calcext:value-type="float">
            <text:p>0.614561</text:p>
          </table:table-cell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0.614579" calcext:value-type="float">
            <text:p>0.614579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0.614596" calcext:value-type="float">
            <text:p>0.614596</text:p>
          </table:table-cell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0.614613" calcext:value-type="float">
            <text:p>0.614613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0.61463" calcext:value-type="float">
            <text:p>0.61463</text:p>
          </table:table-cell>
        </table:table-row>
        <table:table-row table:style-name="ro1">
          <table:table-cell office:value-type="float" office:value="11.99" calcext:value-type="float">
            <text:p>11.99</text:p>
          </table:table-cell>
          <table:table-cell office:value-type="float" office:value="0.614647" calcext:value-type="float">
            <text:p>0.6146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14664" calcext:value-type="float">
            <text:p>0.614664</text:p>
          </table:table-cell>
        </table:table-row>
        <table:table-row table:style-name="ro1">
          <table:table-cell office:value-type="float" office:value="12.01" calcext:value-type="float">
            <text:p>12.01</text:p>
          </table:table-cell>
          <table:table-cell office:value-type="float" office:value="0.61468" calcext:value-type="float">
            <text:p>0.61468</text:p>
          </table:table-cell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0.614697" calcext:value-type="float">
            <text:p>0.614697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0.614714" calcext:value-type="float">
            <text:p>0.614714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0.61473" calcext:value-type="float">
            <text:p>0.61473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0.614747" calcext:value-type="float">
            <text:p>0.614747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0.614763" calcext:value-type="float">
            <text:p>0.614763</text:p>
          </table:table-cell>
        </table:table-row>
        <table:table-row table:style-name="ro1">
          <table:table-cell office:value-type="float" office:value="12.07" calcext:value-type="float">
            <text:p>12.07</text:p>
          </table:table-cell>
          <table:table-cell office:value-type="float" office:value="0.61478" calcext:value-type="float">
            <text:p>0.61478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0.614796" calcext:value-type="float">
            <text:p>0.614796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0.614812" calcext:value-type="float">
            <text:p>0.614812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614828" calcext:value-type="float">
            <text:p>0.614828</text:p>
          </table:table-cell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float" office:value="0.614845" calcext:value-type="float">
            <text:p>0.614845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0.614861" calcext:value-type="float">
            <text:p>0.614861</text:p>
          </table:table-cell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0.614877" calcext:value-type="float">
            <text:p>0.614877</text:p>
          </table:table-cell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0.614893" calcext:value-type="float">
            <text:p>0.614893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0.614909" calcext:value-type="float">
            <text:p>0.614909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0.614924" calcext:value-type="float">
            <text:p>0.614924</text:p>
          </table:table-cell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0.61494" calcext:value-type="float">
            <text:p>0.61494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0.614956" calcext:value-type="float">
            <text:p>0.614956</text:p>
          </table:table-cell>
        </table:table-row>
        <table:table-row table:style-name="ro1">
          <table:table-cell office:value-type="float" office:value="12.19" calcext:value-type="float">
            <text:p>12.19</text:p>
          </table:table-cell>
          <table:table-cell office:value-type="float" office:value="0.614972" calcext:value-type="float">
            <text:p>0.614972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614987" calcext:value-type="float">
            <text:p>0.614987</text:p>
          </table:table-cell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float" office:value="0.615003" calcext:value-type="float">
            <text:p>0.615003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0.615018" calcext:value-type="float">
            <text:p>0.615018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0.615034" calcext:value-type="float">
            <text:p>0.615034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0.615049" calcext:value-type="float">
            <text:p>0.615049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0.615064" calcext:value-type="float">
            <text:p>0.615064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0.61508" calcext:value-type="float">
            <text:p>0.61508</text:p>
          </table:table-cell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0.615095" calcext:value-type="float">
            <text:p>0.615095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0.61511" calcext:value-type="float">
            <text:p>0.61511</text:p>
          </table:table-cell>
        </table:table-row>
        <table:table-row table:style-name="ro1">
          <table:table-cell office:value-type="float" office:value="12.29" calcext:value-type="float">
            <text:p>12.29</text:p>
          </table:table-cell>
          <table:table-cell office:value-type="float" office:value="0.615125" calcext:value-type="float">
            <text:p>0.615125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61514" calcext:value-type="float">
            <text:p>0.61514</text:p>
          </table:table-cell>
        </table:table-row>
        <table:table-row table:style-name="ro1">
          <table:table-cell office:value-type="float" office:value="12.31" calcext:value-type="float">
            <text:p>12.31</text:p>
          </table:table-cell>
          <table:table-cell office:value-type="float" office:value="0.615155" calcext:value-type="float">
            <text:p>0.615155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0.61517" calcext:value-type="float">
            <text:p>0.61517</text:p>
          </table:table-cell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0.615185" calcext:value-type="float">
            <text:p>0.615185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0.615199" calcext:value-type="float">
            <text:p>0.615199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0.615214" calcext:value-type="float">
            <text:p>0.615214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0.615229" calcext:value-type="float">
            <text:p>0.615229</text:p>
          </table:table-cell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0.615243" calcext:value-type="float">
            <text:p>0.615243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0.615258" calcext:value-type="float">
            <text:p>0.615258</text:p>
          </table:table-cell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0.615273" calcext:value-type="float">
            <text:p>0.615273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615287" calcext:value-type="float">
            <text:p>0.615287</text:p>
          </table:table-cell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0.615301" calcext:value-type="float">
            <text:p>0.615301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0.615316" calcext:value-type="float">
            <text:p>0.615316</text:p>
          </table:table-cell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0.61533" calcext:value-type="float">
            <text:p>0.61533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0.615344" calcext:value-type="float">
            <text:p>0.615344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0.615358" calcext:value-type="float">
            <text:p>0.615358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0.615373" calcext:value-type="float">
            <text:p>0.615373</text:p>
          </table:table-cell>
        </table:table-row>
        <table:table-row table:style-name="ro1">
          <table:table-cell office:value-type="float" office:value="12.47" calcext:value-type="float">
            <text:p>12.47</text:p>
          </table:table-cell>
          <table:table-cell office:value-type="float" office:value="0.615387" calcext:value-type="float">
            <text:p>0.615387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0.615401" calcext:value-type="float">
            <text:p>0.615401</text:p>
          </table:table-cell>
        </table:table-row>
        <table:table-row table:style-name="ro1">
          <table:table-cell office:value-type="float" office:value="12.49" calcext:value-type="float">
            <text:p>12.49</text:p>
          </table:table-cell>
          <table:table-cell office:value-type="float" office:value="0.615415" calcext:value-type="float">
            <text:p>0.615415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615428" calcext:value-type="float">
            <text:p>0.615428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0.615442" calcext:value-type="float">
            <text:p>0.615442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0.615456" calcext:value-type="float">
            <text:p>0.615456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0.61547" calcext:value-type="float">
            <text:p>0.61547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0.615484" calcext:value-type="float">
            <text:p>0.615484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0.615497" calcext:value-type="float">
            <text:p>0.615497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0.615511" calcext:value-type="float">
            <text:p>0.615511</text:p>
          </table:table-cell>
        </table:table-row>
        <table:table-row table:style-name="ro1">
          <table:table-cell office:value-type="float" office:value="12.57" calcext:value-type="float">
            <text:p>12.57</text:p>
          </table:table-cell>
          <table:table-cell office:value-type="float" office:value="0.615524" calcext:value-type="float">
            <text:p>0.615524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0.615538" calcext:value-type="float">
            <text:p>0.615538</text:p>
          </table:table-cell>
        </table:table-row>
        <table:table-row table:style-name="ro1">
          <table:table-cell office:value-type="float" office:value="12.59" calcext:value-type="float">
            <text:p>12.59</text:p>
          </table:table-cell>
          <table:table-cell office:value-type="float" office:value="0.615551" calcext:value-type="float">
            <text:p>0.61555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.615565" calcext:value-type="float">
            <text:p>0.615565</text:p>
          </table:table-cell>
        </table:table-row>
        <table:table-row table:style-name="ro1">
          <table:table-cell office:value-type="float" office:value="12.61" calcext:value-type="float">
            <text:p>12.61</text:p>
          </table:table-cell>
          <table:table-cell office:value-type="float" office:value="0.615578" calcext:value-type="float">
            <text:p>0.615578</text:p>
          </table:table-cell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0.615591" calcext:value-type="float">
            <text:p>0.615591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0.615605" calcext:value-type="float">
            <text:p>0.615605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0.615618" calcext:value-type="float">
            <text:p>0.615618</text:p>
          </table:table-cell>
        </table:table-row>
        <table:table-row table:style-name="ro1">
          <table:table-cell office:value-type="float" office:value="12.65" calcext:value-type="float">
            <text:p>12.65</text:p>
          </table:table-cell>
          <table:table-cell office:value-type="float" office:value="0.615631" calcext:value-type="float">
            <text:p>0.615631</text:p>
          </table:table-cell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0.615644" calcext:value-type="float">
            <text:p>0.615644</text:p>
          </table:table-cell>
        </table:table-row>
        <table:table-row table:style-name="ro1">
          <table:table-cell office:value-type="float" office:value="12.67" calcext:value-type="float">
            <text:p>12.67</text:p>
          </table:table-cell>
          <table:table-cell office:value-type="float" office:value="0.615657" calcext:value-type="float">
            <text:p>0.615657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0.61567" calcext:value-type="float">
            <text:p>0.61567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0.615683" calcext:value-type="float">
            <text:p>0.615683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615696" calcext:value-type="float">
            <text:p>0.615696</text:p>
          </table:table-cell>
        </table:table-row>
        <table:table-row table:style-name="ro1">
          <table:table-cell office:value-type="float" office:value="12.71" calcext:value-type="float">
            <text:p>12.71</text:p>
          </table:table-cell>
          <table:table-cell office:value-type="float" office:value="0.615709" calcext:value-type="float">
            <text:p>0.615709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0.615721" calcext:value-type="float">
            <text:p>0.615721</text:p>
          </table:table-cell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0.615734" calcext:value-type="float">
            <text:p>0.615734</text:p>
          </table:table-cell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0.615747" calcext:value-type="float">
            <text:p>0.615747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0.615759" calcext:value-type="float">
            <text:p>0.615759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0.615772" calcext:value-type="float">
            <text:p>0.615772</text:p>
          </table:table-cell>
        </table:table-row>
        <table:table-row table:style-name="ro1">
          <table:table-cell office:value-type="float" office:value="12.77" calcext:value-type="float">
            <text:p>12.77</text:p>
          </table:table-cell>
          <table:table-cell office:value-type="float" office:value="0.615785" calcext:value-type="float">
            <text:p>0.615785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0.615797" calcext:value-type="float">
            <text:p>0.615797</text:p>
          </table:table-cell>
        </table:table-row>
        <table:table-row table:style-name="ro1">
          <table:table-cell office:value-type="float" office:value="12.79" calcext:value-type="float">
            <text:p>12.79</text:p>
          </table:table-cell>
          <table:table-cell office:value-type="float" office:value="0.615809" calcext:value-type="float">
            <text:p>0.615809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615822" calcext:value-type="float">
            <text:p>0.615822</text:p>
          </table:table-cell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0.615834" calcext:value-type="float">
            <text:p>0.615834</text:p>
          </table:table-cell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0.615846" calcext:value-type="float">
            <text:p>0.615846</text:p>
          </table:table-cell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0.615859" calcext:value-type="float">
            <text:p>0.615859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0.615871" calcext:value-type="float">
            <text:p>0.615871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0.615883" calcext:value-type="float">
            <text:p>0.615883</text:p>
          </table:table-cell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0.615895" calcext:value-type="float">
            <text:p>0.615895</text:p>
          </table:table-cell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0.615907" calcext:value-type="float">
            <text:p>0.615907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0.615919" calcext:value-type="float">
            <text:p>0.615919</text:p>
          </table:table-cell>
        </table:table-row>
        <table:table-row table:style-name="ro1">
          <table:table-cell office:value-type="float" office:value="12.89" calcext:value-type="float">
            <text:p>12.89</text:p>
          </table:table-cell>
          <table:table-cell office:value-type="float" office:value="0.615931" calcext:value-type="float">
            <text:p>0.615931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.615943" calcext:value-type="float">
            <text:p>0.615943</text:p>
          </table:table-cell>
        </table:table-row>
        <table:table-row table:style-name="ro1">
          <table:table-cell office:value-type="float" office:value="12.91" calcext:value-type="float">
            <text:p>12.91</text:p>
          </table:table-cell>
          <table:table-cell office:value-type="float" office:value="0.615955" calcext:value-type="float">
            <text:p>0.615955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0.615967" calcext:value-type="float">
            <text:p>0.615967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0.615979" calcext:value-type="float">
            <text:p>0.615979</text:p>
          </table:table-cell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0.61599" calcext:value-type="float">
            <text:p>0.61599</text:p>
          </table:table-cell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0.616002" calcext:value-type="float">
            <text:p>0.616002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0.616014" calcext:value-type="float">
            <text:p>0.616014</text:p>
          </table:table-cell>
        </table:table-row>
        <table:table-row table:style-name="ro1">
          <table:table-cell office:value-type="float" office:value="12.97" calcext:value-type="float">
            <text:p>12.97</text:p>
          </table:table-cell>
          <table:table-cell office:value-type="float" office:value="0.616025" calcext:value-type="float">
            <text:p>0.616025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0.616037" calcext:value-type="float">
            <text:p>0.616037</text:p>
          </table:table-cell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0.616049" calcext:value-type="float">
            <text:p>0.6160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1606" calcext:value-type="float">
            <text:p>0.61606</text:p>
          </table:table-cell>
        </table:table-row>
        <table:table-row table:style-name="ro1">
          <table:table-cell office:value-type="float" office:value="13.01" calcext:value-type="float">
            <text:p>13.01</text:p>
          </table:table-cell>
          <table:table-cell office:value-type="float" office:value="0.616071" calcext:value-type="float">
            <text:p>0.616071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0.616083" calcext:value-type="float">
            <text:p>0.616083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0.616094" calcext:value-type="float">
            <text:p>0.616094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0.616106" calcext:value-type="float">
            <text:p>0.616106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0.616117" calcext:value-type="float">
            <text:p>0.616117</text:p>
          </table:table-cell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0.616128" calcext:value-type="float">
            <text:p>0.616128</text:p>
          </table:table-cell>
        </table:table-row>
        <table:table-row table:style-name="ro1">
          <table:table-cell office:value-type="float" office:value="13.07" calcext:value-type="float">
            <text:p>13.07</text:p>
          </table:table-cell>
          <table:table-cell office:value-type="float" office:value="0.616139" calcext:value-type="float">
            <text:p>0.616139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61615" calcext:value-type="float">
            <text:p>0.61615</text:p>
          </table:table-cell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0.616161" calcext:value-type="float">
            <text:p>0.616161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.616172" calcext:value-type="float">
            <text:p>0.616172</text:p>
          </table:table-cell>
        </table:table-row>
        <table:table-row table:style-name="ro1">
          <table:table-cell office:value-type="float" office:value="13.11" calcext:value-type="float">
            <text:p>13.11</text:p>
          </table:table-cell>
          <table:table-cell office:value-type="float" office:value="0.616184" calcext:value-type="float">
            <text:p>0.616184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0.616194" calcext:value-type="float">
            <text:p>0.616194</text:p>
          </table:table-cell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0.616205" calcext:value-type="float">
            <text:p>0.616205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0.616216" calcext:value-type="float">
            <text:p>0.616216</text:p>
          </table:table-cell>
        </table:table-row>
        <table:table-row table:style-name="ro1">
          <table:table-cell office:value-type="float" office:value="13.15" calcext:value-type="float">
            <text:p>13.15</text:p>
          </table:table-cell>
          <table:table-cell office:value-type="float" office:value="0.616227" calcext:value-type="float">
            <text:p>0.616227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0.616238" calcext:value-type="float">
            <text:p>0.616238</text:p>
          </table:table-cell>
        </table:table-row>
        <table:table-row table:style-name="ro1">
          <table:table-cell office:value-type="float" office:value="13.17" calcext:value-type="float">
            <text:p>13.17</text:p>
          </table:table-cell>
          <table:table-cell office:value-type="float" office:value="0.616249" calcext:value-type="float">
            <text:p>0.616249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0.616259" calcext:value-type="float">
            <text:p>0.616259</text:p>
          </table:table-cell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0.61627" calcext:value-type="float">
            <text:p>0.61627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.616281" calcext:value-type="float">
            <text:p>0.616281</text:p>
          </table:table-cell>
        </table:table-row>
        <table:table-row table:style-name="ro1">
          <table:table-cell office:value-type="float" office:value="13.21" calcext:value-type="float">
            <text:p>13.21</text:p>
          </table:table-cell>
          <table:table-cell office:value-type="float" office:value="0.616291" calcext:value-type="float">
            <text:p>0.616291</text:p>
          </table:table-cell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0.616302" calcext:value-type="float">
            <text:p>0.616302</text:p>
          </table:table-cell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0.616312" calcext:value-type="float">
            <text:p>0.616312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0.616323" calcext:value-type="float">
            <text:p>0.616323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0.616333" calcext:value-type="float">
            <text:p>0.616333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0.616344" calcext:value-type="float">
            <text:p>0.616344</text:p>
          </table:table-cell>
        </table:table-row>
        <table:table-row table:style-name="ro1">
          <table:table-cell office:value-type="float" office:value="13.27" calcext:value-type="float">
            <text:p>13.27</text:p>
          </table:table-cell>
          <table:table-cell office:value-type="float" office:value="0.616354" calcext:value-type="float">
            <text:p>0.616354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0.616364" calcext:value-type="float">
            <text:p>0.616364</text:p>
          </table:table-cell>
        </table:table-row>
        <table:table-row table:style-name="ro1">
          <table:table-cell office:value-type="float" office:value="13.29" calcext:value-type="float">
            <text:p>13.29</text:p>
          </table:table-cell>
          <table:table-cell office:value-type="float" office:value="0.616375" calcext:value-type="float">
            <text:p>0.616375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.616385" calcext:value-type="float">
            <text:p>0.616385</text:p>
          </table:table-cell>
        </table:table-row>
        <table:table-row table:style-name="ro1">
          <table:table-cell office:value-type="float" office:value="13.31" calcext:value-type="float">
            <text:p>13.31</text:p>
          </table:table-cell>
          <table:table-cell office:value-type="float" office:value="0.616395" calcext:value-type="float">
            <text:p>0.616395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0.616405" calcext:value-type="float">
            <text:p>0.616405</text:p>
          </table:table-cell>
        </table:table-row>
        <table:table-row table:style-name="ro1">
          <table:table-cell office:value-type="float" office:value="13.33" calcext:value-type="float">
            <text:p>13.33</text:p>
          </table:table-cell>
          <table:table-cell office:value-type="float" office:value="0.616415" calcext:value-type="float">
            <text:p>0.616415</text:p>
          </table:table-cell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0.616425" calcext:value-type="float">
            <text:p>0.616425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0.616435" calcext:value-type="float">
            <text:p>0.616435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0.616445" calcext:value-type="float">
            <text:p>0.616445</text:p>
          </table:table-cell>
        </table:table-row>
        <table:table-row table:style-name="ro1">
          <table:table-cell office:value-type="float" office:value="13.37" calcext:value-type="float">
            <text:p>13.37</text:p>
          </table:table-cell>
          <table:table-cell office:value-type="float" office:value="0.616455" calcext:value-type="float">
            <text:p>0.616455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0.616465" calcext:value-type="float">
            <text:p>0.616465</text:p>
          </table:table-cell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0.616475" calcext:value-type="float">
            <text:p>0.616475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.616485" calcext:value-type="float">
            <text:p>0.616485</text:p>
          </table:table-cell>
        </table:table-row>
        <table:table-row table:style-name="ro1">
          <table:table-cell office:value-type="float" office:value="13.41" calcext:value-type="float">
            <text:p>13.41</text:p>
          </table:table-cell>
          <table:table-cell office:value-type="float" office:value="0.616495" calcext:value-type="float">
            <text:p>0.616495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0.616505" calcext:value-type="float">
            <text:p>0.616505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0.616514" calcext:value-type="float">
            <text:p>0.616514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0.616524" calcext:value-type="float">
            <text:p>0.616524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0.616534" calcext:value-type="float">
            <text:p>0.616534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0.616543" calcext:value-type="float">
            <text:p>0.616543</text:p>
          </table:table-cell>
        </table:table-row>
        <table:table-row table:style-name="ro1">
          <table:table-cell office:value-type="float" office:value="13.47" calcext:value-type="float">
            <text:p>13.47</text:p>
          </table:table-cell>
          <table:table-cell office:value-type="float" office:value="0.616553" calcext:value-type="float">
            <text:p>0.616553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0.616563" calcext:value-type="float">
            <text:p>0.616563</text:p>
          </table:table-cell>
        </table:table-row>
        <table:table-row table:style-name="ro1">
          <table:table-cell office:value-type="float" office:value="13.49" calcext:value-type="float">
            <text:p>13.49</text:p>
          </table:table-cell>
          <table:table-cell office:value-type="float" office:value="0.616572" calcext:value-type="float">
            <text:p>0.616572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.616582" calcext:value-type="float">
            <text:p>0.616582</text:p>
          </table:table-cell>
        </table:table-row>
        <table:table-row table:style-name="ro1">
          <table:table-cell office:value-type="float" office:value="13.51" calcext:value-type="float">
            <text:p>13.51</text:p>
          </table:table-cell>
          <table:table-cell office:value-type="float" office:value="0.616591" calcext:value-type="float">
            <text:p>0.616591</text:p>
          </table:table-cell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0.6166" calcext:value-type="float">
            <text:p>0.6166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0.61661" calcext:value-type="float">
            <text:p>0.61661</text:p>
          </table:table-cell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0.616619" calcext:value-type="float">
            <text:p>0.616619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0.616628" calcext:value-type="float">
            <text:p>0.616628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0.616638" calcext:value-type="float">
            <text:p>0.616638</text:p>
          </table:table-cell>
        </table:table-row>
        <table:table-row table:style-name="ro1">
          <table:table-cell office:value-type="float" office:value="13.57" calcext:value-type="float">
            <text:p>13.57</text:p>
          </table:table-cell>
          <table:table-cell office:value-type="float" office:value="0.616647" calcext:value-type="float">
            <text:p>0.616647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0.616656" calcext:value-type="float">
            <text:p>0.616656</text:p>
          </table:table-cell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0.616665" calcext:value-type="float">
            <text:p>0.61666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.616674" calcext:value-type="float">
            <text:p>0.616674</text:p>
          </table:table-cell>
        </table:table-row>
        <table:table-row table:style-name="ro1">
          <table:table-cell office:value-type="float" office:value="13.61" calcext:value-type="float">
            <text:p>13.61</text:p>
          </table:table-cell>
          <table:table-cell office:value-type="float" office:value="0.616684" calcext:value-type="float">
            <text:p>0.616684</text:p>
          </table:table-cell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0.616693" calcext:value-type="float">
            <text:p>0.616693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0.616702" calcext:value-type="float">
            <text:p>0.616702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0.616711" calcext:value-type="float">
            <text:p>0.616711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0.61672" calcext:value-type="float">
            <text:p>0.61672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0.616729" calcext:value-type="float">
            <text:p>0.616729</text:p>
          </table:table-cell>
        </table:table-row>
        <table:table-row table:style-name="ro1">
          <table:table-cell office:value-type="float" office:value="13.67" calcext:value-type="float">
            <text:p>13.67</text:p>
          </table:table-cell>
          <table:table-cell office:value-type="float" office:value="0.616737" calcext:value-type="float">
            <text:p>0.616737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0.616746" calcext:value-type="float">
            <text:p>0.616746</text:p>
          </table:table-cell>
        </table:table-row>
        <table:table-row table:style-name="ro1">
          <table:table-cell office:value-type="float" office:value="13.69" calcext:value-type="float">
            <text:p>13.69</text:p>
          </table:table-cell>
          <table:table-cell office:value-type="float" office:value="0.616755" calcext:value-type="float">
            <text:p>0.61675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.616764" calcext:value-type="float">
            <text:p>0.616764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0.616773" calcext:value-type="float">
            <text:p>0.616773</text:p>
          </table:table-cell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0.616781" calcext:value-type="float">
            <text:p>0.616781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0.61679" calcext:value-type="float">
            <text:p>0.61679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0.616799" calcext:value-type="float">
            <text:p>0.616799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0.616807" calcext:value-type="float">
            <text:p>0.616807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0.616816" calcext:value-type="float">
            <text:p>0.616816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0.616824" calcext:value-type="float">
            <text:p>0.616824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0.616833" calcext:value-type="float">
            <text:p>0.616833</text:p>
          </table:table-cell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0.616841" calcext:value-type="float">
            <text:p>0.61684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.61685" calcext:value-type="float">
            <text:p>0.61685</text:p>
          </table:table-cell>
        </table:table-row>
        <table:table-row table:style-name="ro1">
          <table:table-cell office:value-type="float" office:value="13.81" calcext:value-type="float">
            <text:p>13.81</text:p>
          </table:table-cell>
          <table:table-cell office:value-type="float" office:value="0.616858" calcext:value-type="float">
            <text:p>0.616858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0.616867" calcext:value-type="float">
            <text:p>0.616867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0.616875" calcext:value-type="float">
            <text:p>0.616875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0.616883" calcext:value-type="float">
            <text:p>0.616883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0.616892" calcext:value-type="float">
            <text:p>0.616892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0.6169" calcext:value-type="float">
            <text:p>0.6169</text:p>
          </table:table-cell>
        </table:table-row>
        <table:table-row table:style-name="ro1">
          <table:table-cell office:value-type="float" office:value="13.87" calcext:value-type="float">
            <text:p>13.87</text:p>
          </table:table-cell>
          <table:table-cell office:value-type="float" office:value="0.616908" calcext:value-type="float">
            <text:p>0.616908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0.616916" calcext:value-type="float">
            <text:p>0.616916</text:p>
          </table:table-cell>
        </table:table-row>
        <table:table-row table:style-name="ro1">
          <table:table-cell office:value-type="float" office:value="13.89" calcext:value-type="float">
            <text:p>13.89</text:p>
          </table:table-cell>
          <table:table-cell office:value-type="float" office:value="0.616925" calcext:value-type="float">
            <text:p>0.616925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.616933" calcext:value-type="float">
            <text:p>0.616933</text:p>
          </table:table-cell>
        </table:table-row>
        <table:table-row table:style-name="ro1">
          <table:table-cell office:value-type="float" office:value="13.91" calcext:value-type="float">
            <text:p>13.91</text:p>
          </table:table-cell>
          <table:table-cell office:value-type="float" office:value="0.616941" calcext:value-type="float">
            <text:p>0.616941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0.616949" calcext:value-type="float">
            <text:p>0.616949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0.616957" calcext:value-type="float">
            <text:p>0.616957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0.616965" calcext:value-type="float">
            <text:p>0.616965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0.616973" calcext:value-type="float">
            <text:p>0.616973</text:p>
          </table:table-cell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0.616981" calcext:value-type="float">
            <text:p>0.616981</text:p>
          </table:table-cell>
        </table:table-row>
        <table:table-row table:style-name="ro1">
          <table:table-cell office:value-type="float" office:value="13.97" calcext:value-type="float">
            <text:p>13.97</text:p>
          </table:table-cell>
          <table:table-cell office:value-type="float" office:value="0.616989" calcext:value-type="float">
            <text:p>0.616989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0.616997" calcext:value-type="float">
            <text:p>0.616997</text:p>
          </table:table-cell>
        </table:table-row>
        <table:table-row table:style-name="ro1">
          <table:table-cell office:value-type="float" office:value="13.99" calcext:value-type="float">
            <text:p>13.99</text:p>
          </table:table-cell>
          <table:table-cell office:value-type="float" office:value="0.617005" calcext:value-type="float">
            <text:p>0.6170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7012" calcext:value-type="float">
            <text:p>0.617012</text:p>
          </table:table-cell>
        </table:table-row>
        <table:table-row table:style-name="ro1">
          <table:table-cell office:value-type="float" office:value="14.01" calcext:value-type="float">
            <text:p>14.01</text:p>
          </table:table-cell>
          <table:table-cell office:value-type="float" office:value="0.61702" calcext:value-type="float">
            <text:p>0.61702</text:p>
          </table:table-cell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0.617028" calcext:value-type="float">
            <text:p>0.617028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0.617036" calcext:value-type="float">
            <text:p>0.617036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0.617043" calcext:value-type="float">
            <text:p>0.617043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0.617051" calcext:value-type="float">
            <text:p>0.617051</text:p>
          </table:table-cell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0.617059" calcext:value-type="float">
            <text:p>0.617059</text:p>
          </table:table-cell>
        </table:table-row>
        <table:table-row table:style-name="ro1">
          <table:table-cell office:value-type="float" office:value="14.07" calcext:value-type="float">
            <text:p>14.07</text:p>
          </table:table-cell>
          <table:table-cell office:value-type="float" office:value="0.617066" calcext:value-type="float">
            <text:p>0.617066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0.617074" calcext:value-type="float">
            <text:p>0.617074</text:p>
          </table:table-cell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0.617082" calcext:value-type="float">
            <text:p>0.617082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.617089" calcext:value-type="float">
            <text:p>0.617089</text:p>
          </table:table-cell>
        </table:table-row>
        <table:table-row table:style-name="ro1">
          <table:table-cell office:value-type="float" office:value="14.11" calcext:value-type="float">
            <text:p>14.11</text:p>
          </table:table-cell>
          <table:table-cell office:value-type="float" office:value="0.617097" calcext:value-type="float">
            <text:p>0.617097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0.617104" calcext:value-type="float">
            <text:p>0.617104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0.617112" calcext:value-type="float">
            <text:p>0.617112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0.617119" calcext:value-type="float">
            <text:p>0.617119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0.617126" calcext:value-type="float">
            <text:p>0.617126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0.617134" calcext:value-type="float">
            <text:p>0.617134</text:p>
          </table:table-cell>
        </table:table-row>
        <table:table-row table:style-name="ro1">
          <table:table-cell office:value-type="float" office:value="14.17" calcext:value-type="float">
            <text:p>14.17</text:p>
          </table:table-cell>
          <table:table-cell office:value-type="float" office:value="0.617141" calcext:value-type="float">
            <text:p>0.617141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0.617148" calcext:value-type="float">
            <text:p>0.617148</text:p>
          </table:table-cell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0.617156" calcext:value-type="float">
            <text:p>0.617156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.617163" calcext:value-type="float">
            <text:p>0.617163</text:p>
          </table:table-cell>
        </table:table-row>
        <table:table-row table:style-name="ro1">
          <table:table-cell office:value-type="float" office:value="14.21" calcext:value-type="float">
            <text:p>14.21</text:p>
          </table:table-cell>
          <table:table-cell office:value-type="float" office:value="0.61717" calcext:value-type="float">
            <text:p>0.61717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0.617177" calcext:value-type="float">
            <text:p>0.617177</text:p>
          </table:table-cell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0.617185" calcext:value-type="float">
            <text:p>0.617185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0.617192" calcext:value-type="float">
            <text:p>0.617192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0.617199" calcext:value-type="float">
            <text:p>0.617199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0.617206" calcext:value-type="float">
            <text:p>0.617206</text:p>
          </table:table-cell>
        </table:table-row>
        <table:table-row table:style-name="ro1">
          <table:table-cell office:value-type="float" office:value="14.27" calcext:value-type="float">
            <text:p>14.27</text:p>
          </table:table-cell>
          <table:table-cell office:value-type="float" office:value="0.617213" calcext:value-type="float">
            <text:p>0.617213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0.61722" calcext:value-type="float">
            <text:p>0.61722</text:p>
          </table:table-cell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0.617227" calcext:value-type="float">
            <text:p>0.617227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.617234" calcext:value-type="float">
            <text:p>0.617234</text:p>
          </table:table-cell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0.617241" calcext:value-type="float">
            <text:p>0.617241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0.617248" calcext:value-type="float">
            <text:p>0.617248</text:p>
          </table:table-cell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0.617255" calcext:value-type="float">
            <text:p>0.617255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0.617262" calcext:value-type="float">
            <text:p>0.617262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0.617268" calcext:value-type="float">
            <text:p>0.617268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0.617275" calcext:value-type="float">
            <text:p>0.617275</text:p>
          </table:table-cell>
        </table:table-row>
        <table:table-row table:style-name="ro1">
          <table:table-cell office:value-type="float" office:value="14.37" calcext:value-type="float">
            <text:p>14.37</text:p>
          </table:table-cell>
          <table:table-cell office:value-type="float" office:value="0.617282" calcext:value-type="float">
            <text:p>0.617282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0.617289" calcext:value-type="float">
            <text:p>0.617289</text:p>
          </table:table-cell>
        </table:table-row>
        <table:table-row table:style-name="ro1">
          <table:table-cell office:value-type="float" office:value="14.39" calcext:value-type="float">
            <text:p>14.39</text:p>
          </table:table-cell>
          <table:table-cell office:value-type="float" office:value="0.617296" calcext:value-type="float">
            <text:p>0.617296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.617302" calcext:value-type="float">
            <text:p>0.617302</text:p>
          </table:table-cell>
        </table:table-row>
        <table:table-row table:style-name="ro1">
          <table:table-cell office:value-type="float" office:value="14.41" calcext:value-type="float">
            <text:p>14.41</text:p>
          </table:table-cell>
          <table:table-cell office:value-type="float" office:value="0.617309" calcext:value-type="float">
            <text:p>0.617309</text:p>
          </table:table-cell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0.617316" calcext:value-type="float">
            <text:p>0.617316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0.617322" calcext:value-type="float">
            <text:p>0.617322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0.617329" calcext:value-type="float">
            <text:p>0.617329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0.617336" calcext:value-type="float">
            <text:p>0.617336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0.617342" calcext:value-type="float">
            <text:p>0.617342</text:p>
          </table:table-cell>
        </table:table-row>
        <table:table-row table:style-name="ro1">
          <table:table-cell office:value-type="float" office:value="14.47" calcext:value-type="float">
            <text:p>14.47</text:p>
          </table:table-cell>
          <table:table-cell office:value-type="float" office:value="0.617349" calcext:value-type="float">
            <text:p>0.617349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0.617355" calcext:value-type="float">
            <text:p>0.617355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0.617362" calcext:value-type="float">
            <text:p>0.617362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.617368" calcext:value-type="float">
            <text:p>0.617368</text:p>
          </table:table-cell>
        </table:table-row>
        <table:table-row table:style-name="ro1">
          <table:table-cell office:value-type="float" office:value="14.51" calcext:value-type="float">
            <text:p>14.51</text:p>
          </table:table-cell>
          <table:table-cell office:value-type="float" office:value="0.617375" calcext:value-type="float">
            <text:p>0.617375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0.617381" calcext:value-type="float">
            <text:p>0.617381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0.617387" calcext:value-type="float">
            <text:p>0.617387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0.617394" calcext:value-type="float">
            <text:p>0.617394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0.6174" calcext:value-type="float">
            <text:p>0.6174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0.617407" calcext:value-type="float">
            <text:p>0.617407</text:p>
          </table:table-cell>
        </table:table-row>
        <table:table-row table:style-name="ro1">
          <table:table-cell office:value-type="float" office:value="14.57" calcext:value-type="float">
            <text:p>14.57</text:p>
          </table:table-cell>
          <table:table-cell office:value-type="float" office:value="0.617413" calcext:value-type="float">
            <text:p>0.617413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0.617419" calcext:value-type="float">
            <text:p>0.617419</text:p>
          </table:table-cell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0.617425" calcext:value-type="float">
            <text:p>0.617425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.617432" calcext:value-type="float">
            <text:p>0.617432</text:p>
          </table:table-cell>
        </table:table-row>
        <table:table-row table:style-name="ro1">
          <table:table-cell office:value-type="float" office:value="14.61" calcext:value-type="float">
            <text:p>14.61</text:p>
          </table:table-cell>
          <table:table-cell office:value-type="float" office:value="0.617438" calcext:value-type="float">
            <text:p>0.617438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0.617444" calcext:value-type="float">
            <text:p>0.617444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0.61745" calcext:value-type="float">
            <text:p>0.61745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0.617456" calcext:value-type="float">
            <text:p>0.617456</text:p>
          </table:table-cell>
        </table:table-row>
        <table:table-row table:style-name="ro1">
          <table:table-cell office:value-type="float" office:value="14.65" calcext:value-type="float">
            <text:p>14.65</text:p>
          </table:table-cell>
          <table:table-cell office:value-type="float" office:value="0.617462" calcext:value-type="float">
            <text:p>0.617462</text:p>
          </table:table-cell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0.617468" calcext:value-type="float">
            <text:p>0.617468</text:p>
          </table:table-cell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0.617475" calcext:value-type="float">
            <text:p>0.617475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0.617481" calcext:value-type="float">
            <text:p>0.617481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0.617487" calcext:value-type="float">
            <text:p>0.617487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.617493" calcext:value-type="float">
            <text:p>0.617493</text:p>
          </table:table-cell>
        </table:table-row>
        <table:table-row table:style-name="ro1">
          <table:table-cell office:value-type="float" office:value="14.71" calcext:value-type="float">
            <text:p>14.71</text:p>
          </table:table-cell>
          <table:table-cell office:value-type="float" office:value="0.617499" calcext:value-type="float">
            <text:p>0.617499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0.617504" calcext:value-type="float">
            <text:p>0.617504</text:p>
          </table:table-cell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0.61751" calcext:value-type="float">
            <text:p>0.61751</text:p>
          </table:table-cell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0.617516" calcext:value-type="float">
            <text:p>0.617516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0.617522" calcext:value-type="float">
            <text:p>0.617522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0.617528" calcext:value-type="float">
            <text:p>0.617528</text:p>
          </table:table-cell>
        </table:table-row>
        <table:table-row table:style-name="ro1">
          <table:table-cell office:value-type="float" office:value="14.77" calcext:value-type="float">
            <text:p>14.77</text:p>
          </table:table-cell>
          <table:table-cell office:value-type="float" office:value="0.617534" calcext:value-type="float">
            <text:p>0.617534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0.61754" calcext:value-type="float">
            <text:p>0.61754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0.617545" calcext:value-type="float">
            <text:p>0.617545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.617551" calcext:value-type="float">
            <text:p>0.617551</text:p>
          </table:table-cell>
        </table:table-row>
        <table:table-row table:style-name="ro1">
          <table:table-cell office:value-type="float" office:value="14.81" calcext:value-type="float">
            <text:p>14.81</text:p>
          </table:table-cell>
          <table:table-cell office:value-type="float" office:value="0.617557" calcext:value-type="float">
            <text:p>0.617557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0.617563" calcext:value-type="float">
            <text:p>0.617563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0.617568" calcext:value-type="float">
            <text:p>0.617568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0.617574" calcext:value-type="float">
            <text:p>0.617574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0.61758" calcext:value-type="float">
            <text:p>0.61758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0.617585" calcext:value-type="float">
            <text:p>0.617585</text:p>
          </table:table-cell>
        </table:table-row>
        <table:table-row table:style-name="ro1">
          <table:table-cell office:value-type="float" office:value="14.87" calcext:value-type="float">
            <text:p>14.87</text:p>
          </table:table-cell>
          <table:table-cell office:value-type="float" office:value="0.617591" calcext:value-type="float">
            <text:p>0.617591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0.617597" calcext:value-type="float">
            <text:p>0.617597</text:p>
          </table:table-cell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0.617602" calcext:value-type="float">
            <text:p>0.617602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617608" calcext:value-type="float">
            <text:p>0.617608</text:p>
          </table:table-cell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0.617613" calcext:value-type="float">
            <text:p>0.617613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0.617619" calcext:value-type="float">
            <text:p>0.617619</text:p>
          </table:table-cell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0.617624" calcext:value-type="float">
            <text:p>0.617624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0.61763" calcext:value-type="float">
            <text:p>0.61763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0.617635" calcext:value-type="float">
            <text:p>0.617635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0.617641" calcext:value-type="float">
            <text:p>0.617641</text:p>
          </table:table-cell>
        </table:table-row>
        <table:table-row table:style-name="ro1">
          <table:table-cell office:value-type="float" office:value="14.97" calcext:value-type="float">
            <text:p>14.97</text:p>
          </table:table-cell>
          <table:table-cell office:value-type="float" office:value="0.617646" calcext:value-type="float">
            <text:p>0.617646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0.617651" calcext:value-type="float">
            <text:p>0.617651</text:p>
          </table:table-cell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0.617657" calcext:value-type="float">
            <text:p>0.6176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17662" calcext:value-type="float">
            <text:p>0.617662</text:p>
          </table:table-cell>
        </table:table-row>
        <table:table-row table:style-name="ro1">
          <table:table-cell office:value-type="float" office:value="15.01" calcext:value-type="float">
            <text:p>15.01</text:p>
          </table:table-cell>
          <table:table-cell office:value-type="float" office:value="0.617667" calcext:value-type="float">
            <text:p>0.617667</text:p>
          </table:table-cell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0.617673" calcext:value-type="float">
            <text:p>0.617673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0.617678" calcext:value-type="float">
            <text:p>0.617678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0.617683" calcext:value-type="float">
            <text:p>0.617683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0.617689" calcext:value-type="float">
            <text:p>0.617689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0.617694" calcext:value-type="float">
            <text:p>0.617694</text:p>
          </table:table-cell>
        </table:table-row>
        <table:table-row table:style-name="ro1">
          <table:table-cell office:value-type="float" office:value="15.07" calcext:value-type="float">
            <text:p>15.07</text:p>
          </table:table-cell>
          <table:table-cell office:value-type="float" office:value="0.617699" calcext:value-type="float">
            <text:p>0.617699</text:p>
          </table:table-cell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0.617704" calcext:value-type="float">
            <text:p>0.617704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0.617709" calcext:value-type="float">
            <text:p>0.617709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.617715" calcext:value-type="float">
            <text:p>0.617715</text:p>
          </table:table-cell>
        </table:table-row>
        <table:table-row table:style-name="ro1">
          <table:table-cell office:value-type="float" office:value="15.11" calcext:value-type="float">
            <text:p>15.11</text:p>
          </table:table-cell>
          <table:table-cell office:value-type="float" office:value="0.61772" calcext:value-type="float">
            <text:p>0.61772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0.617725" calcext:value-type="float">
            <text:p>0.617725</text:p>
          </table:table-cell>
        </table:table-row>
        <table:table-row table:style-name="ro1">
          <table:table-cell office:value-type="float" office:value="15.13" calcext:value-type="float">
            <text:p>15.13</text:p>
          </table:table-cell>
          <table:table-cell office:value-type="float" office:value="0.61773" calcext:value-type="float">
            <text:p>0.61773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0.617735" calcext:value-type="float">
            <text:p>0.617735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0.61774" calcext:value-type="float">
            <text:p>0.61774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0.617745" calcext:value-type="float">
            <text:p>0.617745</text:p>
          </table:table-cell>
        </table:table-row>
        <table:table-row table:style-name="ro1">
          <table:table-cell office:value-type="float" office:value="15.17" calcext:value-type="float">
            <text:p>15.17</text:p>
          </table:table-cell>
          <table:table-cell office:value-type="float" office:value="0.61775" calcext:value-type="float">
            <text:p>0.61775</text:p>
          </table:table-cell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0.617755" calcext:value-type="float">
            <text:p>0.617755</text:p>
          </table:table-cell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0.61776" calcext:value-type="float">
            <text:p>0.61776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.617765" calcext:value-type="float">
            <text:p>0.617765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0.61777" calcext:value-type="float">
            <text:p>0.61777</text:p>
          </table:table-cell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0.617775" calcext:value-type="float">
            <text:p>0.617775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0.61778" calcext:value-type="float">
            <text:p>0.61778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0.617785" calcext:value-type="float">
            <text:p>0.617785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0.617789" calcext:value-type="float">
            <text:p>0.617789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0.617794" calcext:value-type="float">
            <text:p>0.617794</text:p>
          </table:table-cell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0.617799" calcext:value-type="float">
            <text:p>0.617799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0.617804" calcext:value-type="float">
            <text:p>0.617804</text:p>
          </table:table-cell>
        </table:table-row>
        <table:table-row table:style-name="ro1">
          <table:table-cell office:value-type="float" office:value="15.29" calcext:value-type="float">
            <text:p>15.29</text:p>
          </table:table-cell>
          <table:table-cell office:value-type="float" office:value="0.617809" calcext:value-type="float">
            <text:p>0.617809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.617813" calcext:value-type="float">
            <text:p>0.617813</text:p>
          </table:table-cell>
        </table:table-row>
        <table:table-row table:style-name="ro1">
          <table:table-cell office:value-type="float" office:value="15.31" calcext:value-type="float">
            <text:p>15.31</text:p>
          </table:table-cell>
          <table:table-cell office:value-type="float" office:value="0.617818" calcext:value-type="float">
            <text:p>0.617818</text:p>
          </table:table-cell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0.617823" calcext:value-type="float">
            <text:p>0.617823</text:p>
          </table:table-cell>
        </table:table-row>
        <table:table-row table:style-name="ro1">
          <table:table-cell office:value-type="float" office:value="15.33" calcext:value-type="float">
            <text:p>15.33</text:p>
          </table:table-cell>
          <table:table-cell office:value-type="float" office:value="0.617828" calcext:value-type="float">
            <text:p>0.617828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0.617832" calcext:value-type="float">
            <text:p>0.617832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0.617837" calcext:value-type="float">
            <text:p>0.617837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0.617842" calcext:value-type="float">
            <text:p>0.617842</text:p>
          </table:table-cell>
        </table:table-row>
        <table:table-row table:style-name="ro1">
          <table:table-cell office:value-type="float" office:value="15.37" calcext:value-type="float">
            <text:p>15.37</text:p>
          </table:table-cell>
          <table:table-cell office:value-type="float" office:value="0.617846" calcext:value-type="float">
            <text:p>0.617846</text:p>
          </table:table-cell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0.617851" calcext:value-type="float">
            <text:p>0.617851</text:p>
          </table:table-cell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0.617856" calcext:value-type="float">
            <text:p>0.617856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.61786" calcext:value-type="float">
            <text:p>0.61786</text:p>
          </table:table-cell>
        </table:table-row>
        <table:table-row table:style-name="ro1">
          <table:table-cell office:value-type="float" office:value="15.41" calcext:value-type="float">
            <text:p>15.41</text:p>
          </table:table-cell>
          <table:table-cell office:value-type="float" office:value="0.617865" calcext:value-type="float">
            <text:p>0.617865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0.617869" calcext:value-type="float">
            <text:p>0.617869</text:p>
          </table:table-cell>
        </table:table-row>
        <table:table-row table:style-name="ro1">
          <table:table-cell office:value-type="float" office:value="15.43" calcext:value-type="float">
            <text:p>15.43</text:p>
          </table:table-cell>
          <table:table-cell office:value-type="float" office:value="0.617874" calcext:value-type="float">
            <text:p>0.617874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0.617878" calcext:value-type="float">
            <text:p>0.617878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0.617883" calcext:value-type="float">
            <text:p>0.617883</text:p>
          </table:table-cell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0.617887" calcext:value-type="float">
            <text:p>0.617887</text:p>
          </table:table-cell>
        </table:table-row>
        <table:table-row table:style-name="ro1">
          <table:table-cell office:value-type="float" office:value="15.47" calcext:value-type="float">
            <text:p>15.47</text:p>
          </table:table-cell>
          <table:table-cell office:value-type="float" office:value="0.617892" calcext:value-type="float">
            <text:p>0.617892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0.617896" calcext:value-type="float">
            <text:p>0.617896</text:p>
          </table:table-cell>
        </table:table-row>
        <table:table-row table:style-name="ro1">
          <table:table-cell office:value-type="float" office:value="15.49" calcext:value-type="float">
            <text:p>15.49</text:p>
          </table:table-cell>
          <table:table-cell office:value-type="float" office:value="0.617901" calcext:value-type="float">
            <text:p>0.617901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617905" calcext:value-type="float">
            <text:p>0.617905</text:p>
          </table:table-cell>
        </table:table-row>
        <table:table-row table:style-name="ro1">
          <table:table-cell office:value-type="float" office:value="15.51" calcext:value-type="float">
            <text:p>15.51</text:p>
          </table:table-cell>
          <table:table-cell office:value-type="float" office:value="0.617909" calcext:value-type="float">
            <text:p>0.617909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0.617914" calcext:value-type="float">
            <text:p>0.617914</text:p>
          </table:table-cell>
        </table:table-row>
        <table:table-row table:style-name="ro1">
          <table:table-cell office:value-type="float" office:value="15.53" calcext:value-type="float">
            <text:p>15.53</text:p>
          </table:table-cell>
          <table:table-cell office:value-type="float" office:value="0.617918" calcext:value-type="float">
            <text:p>0.617918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0.617923" calcext:value-type="float">
            <text:p>0.617923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0.617927" calcext:value-type="float">
            <text:p>0.617927</text:p>
          </table:table-cell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0.617931" calcext:value-type="float">
            <text:p>0.617931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0.617935" calcext:value-type="float">
            <text:p>0.617935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0.61794" calcext:value-type="float">
            <text:p>0.61794</text:p>
          </table:table-cell>
        </table:table-row>
        <table:table-row table:style-name="ro1">
          <table:table-cell office:value-type="float" office:value="15.59" calcext:value-type="float">
            <text:p>15.59</text:p>
          </table:table-cell>
          <table:table-cell office:value-type="float" office:value="0.617944" calcext:value-type="float">
            <text:p>0.61794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.617948" calcext:value-type="float">
            <text:p>0.617948</text:p>
          </table:table-cell>
        </table:table-row>
        <table:table-row table:style-name="ro1">
          <table:table-cell office:value-type="float" office:value="15.61" calcext:value-type="float">
            <text:p>15.61</text:p>
          </table:table-cell>
          <table:table-cell office:value-type="float" office:value="0.617953" calcext:value-type="float">
            <text:p>0.617953</text:p>
          </table:table-cell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0.617957" calcext:value-type="float">
            <text:p>0.617957</text:p>
          </table:table-cell>
        </table:table-row>
        <table:table-row table:style-name="ro1">
          <table:table-cell office:value-type="float" office:value="15.63" calcext:value-type="float">
            <text:p>15.63</text:p>
          </table:table-cell>
          <table:table-cell office:value-type="float" office:value="0.617961" calcext:value-type="float">
            <text:p>0.617961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0.617965" calcext:value-type="float">
            <text:p>0.617965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0.617969" calcext:value-type="float">
            <text:p>0.617969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0.617973" calcext:value-type="float">
            <text:p>0.617973</text:p>
          </table:table-cell>
        </table:table-row>
        <table:table-row table:style-name="ro1">
          <table:table-cell office:value-type="float" office:value="15.67" calcext:value-type="float">
            <text:p>15.67</text:p>
          </table:table-cell>
          <table:table-cell office:value-type="float" office:value="0.617978" calcext:value-type="float">
            <text:p>0.617978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0.617982" calcext:value-type="float">
            <text:p>0.617982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0.617986" calcext:value-type="float">
            <text:p>0.617986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.61799" calcext:value-type="float">
            <text:p>0.61799</text:p>
          </table:table-cell>
        </table:table-row>
        <table:table-row table:style-name="ro1">
          <table:table-cell office:value-type="float" office:value="15.71" calcext:value-type="float">
            <text:p>15.71</text:p>
          </table:table-cell>
          <table:table-cell office:value-type="float" office:value="0.617994" calcext:value-type="float">
            <text:p>0.617994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0.617998" calcext:value-type="float">
            <text:p>0.617998</text:p>
          </table:table-cell>
        </table:table-row>
        <table:table-row table:style-name="ro1">
          <table:table-cell office:value-type="float" office:value="15.73" calcext:value-type="float">
            <text:p>15.73</text:p>
          </table:table-cell>
          <table:table-cell office:value-type="float" office:value="0.618002" calcext:value-type="float">
            <text:p>0.618002</text:p>
          </table:table-cell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0.618006" calcext:value-type="float">
            <text:p>0.618006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0.61801" calcext:value-type="float">
            <text:p>0.61801</text:p>
          </table:table-cell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0.618014" calcext:value-type="float">
            <text:p>0.618014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0.618018" calcext:value-type="float">
            <text:p>0.618018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0.618022" calcext:value-type="float">
            <text:p>0.618022</text:p>
          </table:table-cell>
        </table:table-row>
        <table:table-row table:style-name="ro1">
          <table:table-cell office:value-type="float" office:value="15.79" calcext:value-type="float">
            <text:p>15.79</text:p>
          </table:table-cell>
          <table:table-cell office:value-type="float" office:value="0.618026" calcext:value-type="float">
            <text:p>0.618026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.61803" calcext:value-type="float">
            <text:p>0.61803</text:p>
          </table:table-cell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0.618034" calcext:value-type="float">
            <text:p>0.618034</text:p>
          </table:table-cell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0.618038" calcext:value-type="float">
            <text:p>0.618038</text:p>
          </table:table-cell>
        </table:table-row>
        <table:table-row table:style-name="ro1">
          <table:table-cell office:value-type="float" office:value="15.83" calcext:value-type="float">
            <text:p>15.83</text:p>
          </table:table-cell>
          <table:table-cell office:value-type="float" office:value="0.618042" calcext:value-type="float">
            <text:p>0.618042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0.618046" calcext:value-type="float">
            <text:p>0.618046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0.618049" calcext:value-type="float">
            <text:p>0.618049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0.618053" calcext:value-type="float">
            <text:p>0.618053</text:p>
          </table:table-cell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0.618057" calcext:value-type="float">
            <text:p>0.618057</text:p>
          </table:table-cell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0.618061" calcext:value-type="float">
            <text:p>0.618061</text:p>
          </table:table-cell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0.618065" calcext:value-type="float">
            <text:p>0.618065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.618069" calcext:value-type="float">
            <text:p>0.618069</text:p>
          </table:table-cell>
        </table:table-row>
        <table:table-row table:style-name="ro1">
          <table:table-cell office:value-type="float" office:value="15.91" calcext:value-type="float">
            <text:p>15.91</text:p>
          </table:table-cell>
          <table:table-cell office:value-type="float" office:value="0.618072" calcext:value-type="float">
            <text:p>0.618072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0.618076" calcext:value-type="float">
            <text:p>0.618076</text:p>
          </table:table-cell>
        </table:table-row>
        <table:table-row table:style-name="ro1">
          <table:table-cell office:value-type="float" office:value="15.93" calcext:value-type="float">
            <text:p>15.93</text:p>
          </table:table-cell>
          <table:table-cell office:value-type="float" office:value="0.61808" calcext:value-type="float">
            <text:p>0.61808</text:p>
          </table:table-cell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0.618084" calcext:value-type="float">
            <text:p>0.618084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0.618087" calcext:value-type="float">
            <text:p>0.618087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0.618091" calcext:value-type="float">
            <text:p>0.618091</text:p>
          </table:table-cell>
        </table:table-row>
        <table:table-row table:style-name="ro1">
          <table:table-cell office:value-type="float" office:value="15.97" calcext:value-type="float">
            <text:p>15.97</text:p>
          </table:table-cell>
          <table:table-cell office:value-type="float" office:value="0.618095" calcext:value-type="float">
            <text:p>0.618095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0.618098" calcext:value-type="float">
            <text:p>0.618098</text:p>
          </table:table-cell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0.618102" calcext:value-type="float">
            <text:p>0.6181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18106" calcext:value-type="float">
            <text:p>0.618106</text:p>
          </table:table-cell>
        </table:table-row>
        <table:table-row table:style-name="ro1">
          <table:table-cell office:value-type="float" office:value="16.01" calcext:value-type="float">
            <text:p>16.01</text:p>
          </table:table-cell>
          <table:table-cell office:value-type="float" office:value="0.618109" calcext:value-type="float">
            <text:p>0.618109</text:p>
          </table:table-cell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0.618113" calcext:value-type="float">
            <text:p>0.618113</text:p>
          </table:table-cell>
        </table:table-row>
        <table:table-row table:style-name="ro1">
          <table:table-cell office:value-type="float" office:value="16.03" calcext:value-type="float">
            <text:p>16.03</text:p>
          </table:table-cell>
          <table:table-cell office:value-type="float" office:value="0.618117" calcext:value-type="float">
            <text:p>0.618117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0.61812" calcext:value-type="float">
            <text:p>0.61812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0.618124" calcext:value-type="float">
            <text:p>0.618124</text:p>
          </table:table-cell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0.618127" calcext:value-type="float">
            <text:p>0.618127</text:p>
          </table:table-cell>
        </table:table-row>
        <table:table-row table:style-name="ro1">
          <table:table-cell office:value-type="float" office:value="16.07" calcext:value-type="float">
            <text:p>16.07</text:p>
          </table:table-cell>
          <table:table-cell office:value-type="float" office:value="0.618131" calcext:value-type="float">
            <text:p>0.618131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0.618134" calcext:value-type="float">
            <text:p>0.618134</text:p>
          </table:table-cell>
        </table:table-row>
        <table:table-row table:style-name="ro1">
          <table:table-cell office:value-type="float" office:value="16.09" calcext:value-type="float">
            <text:p>16.09</text:p>
          </table:table-cell>
          <table:table-cell office:value-type="float" office:value="0.618138" calcext:value-type="float">
            <text:p>0.618138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.618141" calcext:value-type="float">
            <text:p>0.618141</text:p>
          </table:table-cell>
        </table:table-row>
        <table:table-row table:style-name="ro1">
          <table:table-cell office:value-type="float" office:value="16.11" calcext:value-type="float">
            <text:p>16.11</text:p>
          </table:table-cell>
          <table:table-cell office:value-type="float" office:value="0.618145" calcext:value-type="float">
            <text:p>0.618145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0.618148" calcext:value-type="float">
            <text:p>0.618148</text:p>
          </table:table-cell>
        </table:table-row>
        <table:table-row table:style-name="ro1">
          <table:table-cell office:value-type="float" office:value="16.13" calcext:value-type="float">
            <text:p>16.13</text:p>
          </table:table-cell>
          <table:table-cell office:value-type="float" office:value="0.618152" calcext:value-type="float">
            <text:p>0.618152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0.618155" calcext:value-type="float">
            <text:p>0.618155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0.618159" calcext:value-type="float">
            <text:p>0.618159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0.618162" calcext:value-type="float">
            <text:p>0.618162</text:p>
          </table:table-cell>
        </table:table-row>
        <table:table-row table:style-name="ro1">
          <table:table-cell office:value-type="float" office:value="16.17" calcext:value-type="float">
            <text:p>16.17</text:p>
          </table:table-cell>
          <table:table-cell office:value-type="float" office:value="0.618166" calcext:value-type="float">
            <text:p>0.618166</text:p>
          </table:table-cell>
        </table:table-row>
        <table:table-row table:style-name="ro1">
          <table:table-cell office:value-type="float" office:value="16.18" calcext:value-type="float">
            <text:p>16.18</text:p>
          </table:table-cell>
          <table:table-cell office:value-type="float" office:value="0.618169" calcext:value-type="float">
            <text:p>0.618169</text:p>
          </table:table-cell>
        </table:table-row>
        <table:table-row table:style-name="ro1">
          <table:table-cell office:value-type="float" office:value="16.19" calcext:value-type="float">
            <text:p>16.19</text:p>
          </table:table-cell>
          <table:table-cell office:value-type="float" office:value="0.618172" calcext:value-type="float">
            <text:p>0.61817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.618176" calcext:value-type="float">
            <text:p>0.618176</text:p>
          </table:table-cell>
        </table:table-row>
        <table:table-row table:style-name="ro1">
          <table:table-cell office:value-type="float" office:value="16.21" calcext:value-type="float">
            <text:p>16.21</text:p>
          </table:table-cell>
          <table:table-cell office:value-type="float" office:value="0.618179" calcext:value-type="float">
            <text:p>0.618179</text:p>
          </table:table-cell>
        </table:table-row>
        <table:table-row table:style-name="ro1">
          <table:table-cell office:value-type="float" office:value="16.22" calcext:value-type="float">
            <text:p>16.22</text:p>
          </table:table-cell>
          <table:table-cell office:value-type="float" office:value="0.618183" calcext:value-type="float">
            <text:p>0.618183</text:p>
          </table:table-cell>
        </table:table-row>
        <table:table-row table:style-name="ro1">
          <table:table-cell office:value-type="float" office:value="16.23" calcext:value-type="float">
            <text:p>16.23</text:p>
          </table:table-cell>
          <table:table-cell office:value-type="float" office:value="0.618186" calcext:value-type="float">
            <text:p>0.618186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0.618189" calcext:value-type="float">
            <text:p>0.618189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0.618193" calcext:value-type="float">
            <text:p>0.618193</text:p>
          </table:table-cell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0.618196" calcext:value-type="float">
            <text:p>0.618196</text:p>
          </table:table-cell>
        </table:table-row>
        <table:table-row table:style-name="ro1">
          <table:table-cell office:value-type="float" office:value="16.27" calcext:value-type="float">
            <text:p>16.27</text:p>
          </table:table-cell>
          <table:table-cell office:value-type="float" office:value="0.618199" calcext:value-type="float">
            <text:p>0.618199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0.618202" calcext:value-type="float">
            <text:p>0.618202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0.618206" calcext:value-type="float">
            <text:p>0.618206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.618209" calcext:value-type="float">
            <text:p>0.618209</text:p>
          </table:table-cell>
        </table:table-row>
        <table:table-row table:style-name="ro1">
          <table:table-cell office:value-type="float" office:value="16.31" calcext:value-type="float">
            <text:p>16.31</text:p>
          </table:table-cell>
          <table:table-cell office:value-type="float" office:value="0.618212" calcext:value-type="float">
            <text:p>0.618212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0.618215" calcext:value-type="float">
            <text:p>0.618215</text:p>
          </table:table-cell>
        </table:table-row>
        <table:table-row table:style-name="ro1">
          <table:table-cell office:value-type="float" office:value="16.33" calcext:value-type="float">
            <text:p>16.33</text:p>
          </table:table-cell>
          <table:table-cell office:value-type="float" office:value="0.618219" calcext:value-type="float">
            <text:p>0.618219</text:p>
          </table:table-cell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0.618222" calcext:value-type="float">
            <text:p>0.618222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0.618225" calcext:value-type="float">
            <text:p>0.618225</text:p>
          </table:table-cell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0.618228" calcext:value-type="float">
            <text:p>0.618228</text:p>
          </table:table-cell>
        </table:table-row>
        <table:table-row table:style-name="ro1">
          <table:table-cell office:value-type="float" office:value="16.37" calcext:value-type="float">
            <text:p>16.37</text:p>
          </table:table-cell>
          <table:table-cell office:value-type="float" office:value="0.618231" calcext:value-type="float">
            <text:p>0.618231</text:p>
          </table:table-cell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0.618235" calcext:value-type="float">
            <text:p>0.618235</text:p>
          </table:table-cell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0.618238" calcext:value-type="float">
            <text:p>0.618238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.618241" calcext:value-type="float">
            <text:p>0.618241</text:p>
          </table:table-cell>
        </table:table-row>
        <table:table-row table:style-name="ro1">
          <table:table-cell office:value-type="float" office:value="16.41" calcext:value-type="float">
            <text:p>16.41</text:p>
          </table:table-cell>
          <table:table-cell office:value-type="float" office:value="0.618244" calcext:value-type="float">
            <text:p>0.618244</text:p>
          </table:table-cell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0.618247" calcext:value-type="float">
            <text:p>0.618247</text:p>
          </table:table-cell>
        </table:table-row>
        <table:table-row table:style-name="ro1">
          <table:table-cell office:value-type="float" office:value="16.43" calcext:value-type="float">
            <text:p>16.43</text:p>
          </table:table-cell>
          <table:table-cell office:value-type="float" office:value="0.61825" calcext:value-type="float">
            <text:p>0.61825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0.618253" calcext:value-type="float">
            <text:p>0.618253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0.618256" calcext:value-type="float">
            <text:p>0.618256</text:p>
          </table:table-cell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0.618259" calcext:value-type="float">
            <text:p>0.618259</text:p>
          </table:table-cell>
        </table:table-row>
        <table:table-row table:style-name="ro1">
          <table:table-cell office:value-type="float" office:value="16.47" calcext:value-type="float">
            <text:p>16.47</text:p>
          </table:table-cell>
          <table:table-cell office:value-type="float" office:value="0.618262" calcext:value-type="float">
            <text:p>0.618262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0.618266" calcext:value-type="float">
            <text:p>0.618266</text:p>
          </table:table-cell>
        </table:table-row>
        <table:table-row table:style-name="ro1">
          <table:table-cell office:value-type="float" office:value="16.49" calcext:value-type="float">
            <text:p>16.49</text:p>
          </table:table-cell>
          <table:table-cell office:value-type="float" office:value="0.618269" calcext:value-type="float">
            <text:p>0.61826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618272" calcext:value-type="float">
            <text:p>0.618272</text:p>
          </table:table-cell>
        </table:table-row>
        <table:table-row table:style-name="ro1">
          <table:table-cell office:value-type="float" office:value="16.51" calcext:value-type="float">
            <text:p>16.51</text:p>
          </table:table-cell>
          <table:table-cell office:value-type="float" office:value="0.618275" calcext:value-type="float">
            <text:p>0.618275</text:p>
          </table:table-cell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0.618278" calcext:value-type="float">
            <text:p>0.618278</text:p>
          </table:table-cell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0.618281" calcext:value-type="float">
            <text:p>0.618281</text:p>
          </table:table-cell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0.618283" calcext:value-type="float">
            <text:p>0.618283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0.618286" calcext:value-type="float">
            <text:p>0.618286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0.618289" calcext:value-type="float">
            <text:p>0.618289</text:p>
          </table:table-cell>
        </table:table-row>
        <table:table-row table:style-name="ro1">
          <table:table-cell office:value-type="float" office:value="16.57" calcext:value-type="float">
            <text:p>16.57</text:p>
          </table:table-cell>
          <table:table-cell office:value-type="float" office:value="0.618292" calcext:value-type="float">
            <text:p>0.618292</text:p>
          </table:table-cell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0.618295" calcext:value-type="float">
            <text:p>0.618295</text:p>
          </table:table-cell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0.618298" calcext:value-type="float">
            <text:p>0.618298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.618301" calcext:value-type="float">
            <text:p>0.618301</text:p>
          </table:table-cell>
        </table:table-row>
        <table:table-row table:style-name="ro1">
          <table:table-cell office:value-type="float" office:value="16.61" calcext:value-type="float">
            <text:p>16.61</text:p>
          </table:table-cell>
          <table:table-cell office:value-type="float" office:value="0.618304" calcext:value-type="float">
            <text:p>0.618304</text:p>
          </table:table-cell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0.618307" calcext:value-type="float">
            <text:p>0.618307</text:p>
          </table:table-cell>
        </table:table-row>
        <table:table-row table:style-name="ro1">
          <table:table-cell office:value-type="float" office:value="16.63" calcext:value-type="float">
            <text:p>16.63</text:p>
          </table:table-cell>
          <table:table-cell office:value-type="float" office:value="0.61831" calcext:value-type="float">
            <text:p>0.61831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0.618313" calcext:value-type="float">
            <text:p>0.618313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0.618315" calcext:value-type="float">
            <text:p>0.618315</text:p>
          </table:table-cell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0.618318" calcext:value-type="float">
            <text:p>0.618318</text:p>
          </table:table-cell>
        </table:table-row>
        <table:table-row table:style-name="ro1">
          <table:table-cell office:value-type="float" office:value="16.67" calcext:value-type="float">
            <text:p>16.67</text:p>
          </table:table-cell>
          <table:table-cell office:value-type="float" office:value="0.618321" calcext:value-type="float">
            <text:p>0.618321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0.618324" calcext:value-type="float">
            <text:p>0.618324</text:p>
          </table:table-cell>
        </table:table-row>
        <table:table-row table:style-name="ro1">
          <table:table-cell office:value-type="float" office:value="16.69" calcext:value-type="float">
            <text:p>16.69</text:p>
          </table:table-cell>
          <table:table-cell office:value-type="float" office:value="0.618327" calcext:value-type="float">
            <text:p>0.618327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.61833" calcext:value-type="float">
            <text:p>0.61833</text:p>
          </table:table-cell>
        </table:table-row>
        <table:table-row table:style-name="ro1">
          <table:table-cell office:value-type="float" office:value="16.71" calcext:value-type="float">
            <text:p>16.71</text:p>
          </table:table-cell>
          <table:table-cell office:value-type="float" office:value="0.618332" calcext:value-type="float">
            <text:p>0.618332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0.618335" calcext:value-type="float">
            <text:p>0.618335</text:p>
          </table:table-cell>
        </table:table-row>
        <table:table-row table:style-name="ro1">
          <table:table-cell office:value-type="float" office:value="16.73" calcext:value-type="float">
            <text:p>16.73</text:p>
          </table:table-cell>
          <table:table-cell office:value-type="float" office:value="0.618338" calcext:value-type="float">
            <text:p>0.618338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0.618341" calcext:value-type="float">
            <text:p>0.618341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0.618343" calcext:value-type="float">
            <text:p>0.618343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0.618346" calcext:value-type="float">
            <text:p>0.618346</text:p>
          </table:table-cell>
        </table:table-row>
        <table:table-row table:style-name="ro1">
          <table:table-cell office:value-type="float" office:value="16.77" calcext:value-type="float">
            <text:p>16.77</text:p>
          </table:table-cell>
          <table:table-cell office:value-type="float" office:value="0.618349" calcext:value-type="float">
            <text:p>0.618349</text:p>
          </table:table-cell>
        </table:table-row>
        <table:table-row table:style-name="ro1">
          <table:table-cell office:value-type="float" office:value="16.78" calcext:value-type="float">
            <text:p>16.78</text:p>
          </table:table-cell>
          <table:table-cell office:value-type="float" office:value="0.618351" calcext:value-type="float">
            <text:p>0.618351</text:p>
          </table:table-cell>
        </table:table-row>
        <table:table-row table:style-name="ro1">
          <table:table-cell office:value-type="float" office:value="16.79" calcext:value-type="float">
            <text:p>16.79</text:p>
          </table:table-cell>
          <table:table-cell office:value-type="float" office:value="0.618354" calcext:value-type="float">
            <text:p>0.61835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.618357" calcext:value-type="float">
            <text:p>0.618357</text:p>
          </table:table-cell>
        </table:table-row>
        <table:table-row table:style-name="ro1">
          <table:table-cell office:value-type="float" office:value="16.81" calcext:value-type="float">
            <text:p>16.81</text:p>
          </table:table-cell>
          <table:table-cell office:value-type="float" office:value="0.61836" calcext:value-type="float">
            <text:p>0.61836</text:p>
          </table:table-cell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0.618362" calcext:value-type="float">
            <text:p>0.618362</text:p>
          </table:table-cell>
        </table:table-row>
        <table:table-row table:style-name="ro1">
          <table:table-cell office:value-type="float" office:value="16.83" calcext:value-type="float">
            <text:p>16.83</text:p>
          </table:table-cell>
          <table:table-cell office:value-type="float" office:value="0.618365" calcext:value-type="float">
            <text:p>0.618365</text:p>
          </table:table-cell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0.618368" calcext:value-type="float">
            <text:p>0.618368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0.61837" calcext:value-type="float">
            <text:p>0.61837</text:p>
          </table:table-cell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0.618373" calcext:value-type="float">
            <text:p>0.618373</text:p>
          </table:table-cell>
        </table:table-row>
        <table:table-row table:style-name="ro1">
          <table:table-cell office:value-type="float" office:value="16.87" calcext:value-type="float">
            <text:p>16.87</text:p>
          </table:table-cell>
          <table:table-cell office:value-type="float" office:value="0.618375" calcext:value-type="float">
            <text:p>0.618375</text:p>
          </table:table-cell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0.618378" calcext:value-type="float">
            <text:p>0.618378</text:p>
          </table:table-cell>
        </table:table-row>
        <table:table-row table:style-name="ro1">
          <table:table-cell office:value-type="float" office:value="16.89" calcext:value-type="float">
            <text:p>16.89</text:p>
          </table:table-cell>
          <table:table-cell office:value-type="float" office:value="0.618381" calcext:value-type="float">
            <text:p>0.618381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618383" calcext:value-type="float">
            <text:p>0.618383</text:p>
          </table:table-cell>
        </table:table-row>
        <table:table-row table:style-name="ro1">
          <table:table-cell office:value-type="float" office:value="16.91" calcext:value-type="float">
            <text:p>16.91</text:p>
          </table:table-cell>
          <table:table-cell office:value-type="float" office:value="0.618386" calcext:value-type="float">
            <text:p>0.618386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0.618388" calcext:value-type="float">
            <text:p>0.618388</text:p>
          </table:table-cell>
        </table:table-row>
        <table:table-row table:style-name="ro1">
          <table:table-cell office:value-type="float" office:value="16.93" calcext:value-type="float">
            <text:p>16.93</text:p>
          </table:table-cell>
          <table:table-cell office:value-type="float" office:value="0.618391" calcext:value-type="float">
            <text:p>0.618391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0.618393" calcext:value-type="float">
            <text:p>0.618393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0.618396" calcext:value-type="float">
            <text:p>0.618396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0.618399" calcext:value-type="float">
            <text:p>0.618399</text:p>
          </table:table-cell>
        </table:table-row>
        <table:table-row table:style-name="ro1">
          <table:table-cell office:value-type="float" office:value="16.97" calcext:value-type="float">
            <text:p>16.97</text:p>
          </table:table-cell>
          <table:table-cell office:value-type="float" office:value="0.618401" calcext:value-type="float">
            <text:p>0.618401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0.618404" calcext:value-type="float">
            <text:p>0.618404</text:p>
          </table:table-cell>
        </table:table-row>
        <table:table-row table:style-name="ro1">
          <table:table-cell office:value-type="float" office:value="16.99" calcext:value-type="float">
            <text:p>16.99</text:p>
          </table:table-cell>
          <table:table-cell office:value-type="float" office:value="0.618406" calcext:value-type="float">
            <text:p>0.6184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18409" calcext:value-type="float">
            <text:p>0.618409</text:p>
          </table:table-cell>
        </table:table-row>
        <table:table-row table:style-name="ro1">
          <table:table-cell office:value-type="float" office:value="17.01" calcext:value-type="float">
            <text:p>17.01</text:p>
          </table:table-cell>
          <table:table-cell office:value-type="float" office:value="0.618411" calcext:value-type="float">
            <text:p>0.618411</text:p>
          </table:table-cell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0.618414" calcext:value-type="float">
            <text:p>0.618414</text:p>
          </table:table-cell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0.618416" calcext:value-type="float">
            <text:p>0.618416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0.618418" calcext:value-type="float">
            <text:p>0.618418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0.618421" calcext:value-type="float">
            <text:p>0.618421</text:p>
          </table:table-cell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0.618423" calcext:value-type="float">
            <text:p>0.618423</text:p>
          </table:table-cell>
        </table:table-row>
        <table:table-row table:style-name="ro1">
          <table:table-cell office:value-type="float" office:value="17.07" calcext:value-type="float">
            <text:p>17.07</text:p>
          </table:table-cell>
          <table:table-cell office:value-type="float" office:value="0.618426" calcext:value-type="float">
            <text:p>0.618426</text:p>
          </table:table-cell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0.618428" calcext:value-type="float">
            <text:p>0.618428</text:p>
          </table:table-cell>
        </table:table-row>
        <table:table-row table:style-name="ro1">
          <table:table-cell office:value-type="float" office:value="17.09" calcext:value-type="float">
            <text:p>17.09</text:p>
          </table:table-cell>
          <table:table-cell office:value-type="float" office:value="0.618431" calcext:value-type="float">
            <text:p>0.618431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618433" calcext:value-type="float">
            <text:p>0.618433</text:p>
          </table:table-cell>
        </table:table-row>
        <table:table-row table:style-name="ro1">
          <table:table-cell office:value-type="float" office:value="17.11" calcext:value-type="float">
            <text:p>17.11</text:p>
          </table:table-cell>
          <table:table-cell office:value-type="float" office:value="0.618435" calcext:value-type="float">
            <text:p>0.618435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0.618438" calcext:value-type="float">
            <text:p>0.618438</text:p>
          </table:table-cell>
        </table:table-row>
        <table:table-row table:style-name="ro1">
          <table:table-cell office:value-type="float" office:value="17.13" calcext:value-type="float">
            <text:p>17.13</text:p>
          </table:table-cell>
          <table:table-cell office:value-type="float" office:value="0.61844" calcext:value-type="float">
            <text:p>0.61844</text:p>
          </table:table-cell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0.618443" calcext:value-type="float">
            <text:p>0.618443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0.618445" calcext:value-type="float">
            <text:p>0.618445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0.618447" calcext:value-type="float">
            <text:p>0.618447</text:p>
          </table:table-cell>
        </table:table-row>
        <table:table-row table:style-name="ro1">
          <table:table-cell office:value-type="float" office:value="17.17" calcext:value-type="float">
            <text:p>17.17</text:p>
          </table:table-cell>
          <table:table-cell office:value-type="float" office:value="0.61845" calcext:value-type="float">
            <text:p>0.61845</text:p>
          </table:table-cell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0.618452" calcext:value-type="float">
            <text:p>0.618452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0.618454" calcext:value-type="float">
            <text:p>0.618454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618456" calcext:value-type="float">
            <text:p>0.618456</text:p>
          </table:table-cell>
        </table:table-row>
        <table:table-row table:style-name="ro1">
          <table:table-cell office:value-type="float" office:value="17.21" calcext:value-type="float">
            <text:p>17.21</text:p>
          </table:table-cell>
          <table:table-cell office:value-type="float" office:value="0.618459" calcext:value-type="float">
            <text:p>0.618459</text:p>
          </table:table-cell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0.618461" calcext:value-type="float">
            <text:p>0.618461</text:p>
          </table:table-cell>
        </table:table-row>
        <table:table-row table:style-name="ro1">
          <table:table-cell office:value-type="float" office:value="17.23" calcext:value-type="float">
            <text:p>17.23</text:p>
          </table:table-cell>
          <table:table-cell office:value-type="float" office:value="0.618463" calcext:value-type="float">
            <text:p>0.618463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0.618466" calcext:value-type="float">
            <text:p>0.618466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0.618468" calcext:value-type="float">
            <text:p>0.618468</text:p>
          </table:table-cell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0.61847" calcext:value-type="float">
            <text:p>0.61847</text:p>
          </table:table-cell>
        </table:table-row>
        <table:table-row table:style-name="ro1">
          <table:table-cell office:value-type="float" office:value="17.27" calcext:value-type="float">
            <text:p>17.27</text:p>
          </table:table-cell>
          <table:table-cell office:value-type="float" office:value="0.618472" calcext:value-type="float">
            <text:p>0.618472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0.618475" calcext:value-type="float">
            <text:p>0.618475</text:p>
          </table:table-cell>
        </table:table-row>
        <table:table-row table:style-name="ro1">
          <table:table-cell office:value-type="float" office:value="17.29" calcext:value-type="float">
            <text:p>17.29</text:p>
          </table:table-cell>
          <table:table-cell office:value-type="float" office:value="0.618477" calcext:value-type="float">
            <text:p>0.618477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.618479" calcext:value-type="float">
            <text:p>0.618479</text:p>
          </table:table-cell>
        </table:table-row>
        <table:table-row table:style-name="ro1">
          <table:table-cell office:value-type="float" office:value="17.31" calcext:value-type="float">
            <text:p>17.31</text:p>
          </table:table-cell>
          <table:table-cell office:value-type="float" office:value="0.618481" calcext:value-type="float">
            <text:p>0.618481</text:p>
          </table:table-cell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0.618484" calcext:value-type="float">
            <text:p>0.618484</text:p>
          </table:table-cell>
        </table:table-row>
        <table:table-row table:style-name="ro1">
          <table:table-cell office:value-type="float" office:value="17.33" calcext:value-type="float">
            <text:p>17.33</text:p>
          </table:table-cell>
          <table:table-cell office:value-type="float" office:value="0.618486" calcext:value-type="float">
            <text:p>0.618486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0.618488" calcext:value-type="float">
            <text:p>0.618488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0.61849" calcext:value-type="float">
            <text:p>0.61849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0.618492" calcext:value-type="float">
            <text:p>0.618492</text:p>
          </table:table-cell>
        </table:table-row>
        <table:table-row table:style-name="ro1">
          <table:table-cell office:value-type="float" office:value="17.37" calcext:value-type="float">
            <text:p>17.37</text:p>
          </table:table-cell>
          <table:table-cell office:value-type="float" office:value="0.618494" calcext:value-type="float">
            <text:p>0.618494</text:p>
          </table:table-cell>
        </table:table-row>
        <table:table-row table:style-name="ro1">
          <table:table-cell office:value-type="float" office:value="17.38" calcext:value-type="float">
            <text:p>17.38</text:p>
          </table:table-cell>
          <table:table-cell office:value-type="float" office:value="0.618497" calcext:value-type="float">
            <text:p>0.618497</text:p>
          </table:table-cell>
        </table:table-row>
        <table:table-row table:style-name="ro1">
          <table:table-cell office:value-type="float" office:value="17.39" calcext:value-type="float">
            <text:p>17.39</text:p>
          </table:table-cell>
          <table:table-cell office:value-type="float" office:value="0.618499" calcext:value-type="float">
            <text:p>0.61849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.618501" calcext:value-type="float">
            <text:p>0.618501</text:p>
          </table:table-cell>
        </table:table-row>
        <table:table-row table:style-name="ro1">
          <table:table-cell office:value-type="float" office:value="17.41" calcext:value-type="float">
            <text:p>17.41</text:p>
          </table:table-cell>
          <table:table-cell office:value-type="float" office:value="0.618503" calcext:value-type="float">
            <text:p>0.618503</text:p>
          </table:table-cell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0.618505" calcext:value-type="float">
            <text:p>0.618505</text:p>
          </table:table-cell>
        </table:table-row>
        <table:table-row table:style-name="ro1">
          <table:table-cell office:value-type="float" office:value="17.43" calcext:value-type="float">
            <text:p>17.43</text:p>
          </table:table-cell>
          <table:table-cell office:value-type="float" office:value="0.618507" calcext:value-type="float">
            <text:p>0.618507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0.618509" calcext:value-type="float">
            <text:p>0.618509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0.618511" calcext:value-type="float">
            <text:p>0.618511</text:p>
          </table:table-cell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0.618514" calcext:value-type="float">
            <text:p>0.618514</text:p>
          </table:table-cell>
        </table:table-row>
        <table:table-row table:style-name="ro1">
          <table:table-cell office:value-type="float" office:value="17.47" calcext:value-type="float">
            <text:p>17.47</text:p>
          </table:table-cell>
          <table:table-cell office:value-type="float" office:value="0.618516" calcext:value-type="float">
            <text:p>0.618516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0.618518" calcext:value-type="float">
            <text:p>0.618518</text:p>
          </table:table-cell>
        </table:table-row>
        <table:table-row table:style-name="ro1">
          <table:table-cell office:value-type="float" office:value="17.49" calcext:value-type="float">
            <text:p>17.49</text:p>
          </table:table-cell>
          <table:table-cell office:value-type="float" office:value="0.61852" calcext:value-type="float">
            <text:p>0.6185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.618522" calcext:value-type="float">
            <text:p>0.618522</text:p>
          </table:table-cell>
        </table:table-row>
        <table:table-row table:style-name="ro1">
          <table:table-cell office:value-type="float" office:value="17.51" calcext:value-type="float">
            <text:p>17.51</text:p>
          </table:table-cell>
          <table:table-cell office:value-type="float" office:value="0.618524" calcext:value-type="float">
            <text:p>0.618524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0.618526" calcext:value-type="float">
            <text:p>0.618526</text:p>
          </table:table-cell>
        </table:table-row>
        <table:table-row table:style-name="ro1">
          <table:table-cell office:value-type="float" office:value="17.53" calcext:value-type="float">
            <text:p>17.53</text:p>
          </table:table-cell>
          <table:table-cell office:value-type="float" office:value="0.618528" calcext:value-type="float">
            <text:p>0.618528</text:p>
          </table:table-cell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0.61853" calcext:value-type="float">
            <text:p>0.61853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0.618532" calcext:value-type="float">
            <text:p>0.618532</text:p>
          </table:table-cell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0.618534" calcext:value-type="float">
            <text:p>0.618534</text:p>
          </table:table-cell>
        </table:table-row>
        <table:table-row table:style-name="ro1">
          <table:table-cell office:value-type="float" office:value="17.57" calcext:value-type="float">
            <text:p>17.57</text:p>
          </table:table-cell>
          <table:table-cell office:value-type="float" office:value="0.618536" calcext:value-type="float">
            <text:p>0.618536</text:p>
          </table:table-cell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0.618538" calcext:value-type="float">
            <text:p>0.618538</text:p>
          </table:table-cell>
        </table:table-row>
        <table:table-row table:style-name="ro1">
          <table:table-cell office:value-type="float" office:value="17.59" calcext:value-type="float">
            <text:p>17.59</text:p>
          </table:table-cell>
          <table:table-cell office:value-type="float" office:value="0.61854" calcext:value-type="float">
            <text:p>0.61854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.618542" calcext:value-type="float">
            <text:p>0.618542</text:p>
          </table:table-cell>
        </table:table-row>
        <table:table-row table:style-name="ro1">
          <table:table-cell office:value-type="float" office:value="17.61" calcext:value-type="float">
            <text:p>17.61</text:p>
          </table:table-cell>
          <table:table-cell office:value-type="float" office:value="0.618544" calcext:value-type="float">
            <text:p>0.618544</text:p>
          </table:table-cell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0.618546" calcext:value-type="float">
            <text:p>0.618546</text:p>
          </table:table-cell>
        </table:table-row>
        <table:table-row table:style-name="ro1">
          <table:table-cell office:value-type="float" office:value="17.63" calcext:value-type="float">
            <text:p>17.63</text:p>
          </table:table-cell>
          <table:table-cell office:value-type="float" office:value="0.618548" calcext:value-type="float">
            <text:p>0.618548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0.61855" calcext:value-type="float">
            <text:p>0.61855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0.618552" calcext:value-type="float">
            <text:p>0.618552</text:p>
          </table:table-cell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0.618554" calcext:value-type="float">
            <text:p>0.618554</text:p>
          </table:table-cell>
        </table:table-row>
        <table:table-row table:style-name="ro1">
          <table:table-cell office:value-type="float" office:value="17.67" calcext:value-type="float">
            <text:p>17.67</text:p>
          </table:table-cell>
          <table:table-cell office:value-type="float" office:value="0.618556" calcext:value-type="float">
            <text:p>0.618556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0.618558" calcext:value-type="float">
            <text:p>0.618558</text:p>
          </table:table-cell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0.61856" calcext:value-type="float">
            <text:p>0.61856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.618561" calcext:value-type="float">
            <text:p>0.618561</text:p>
          </table:table-cell>
        </table:table-row>
        <table:table-row table:style-name="ro1">
          <table:table-cell office:value-type="float" office:value="17.71" calcext:value-type="float">
            <text:p>17.71</text:p>
          </table:table-cell>
          <table:table-cell office:value-type="float" office:value="0.618563" calcext:value-type="float">
            <text:p>0.618563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0.618565" calcext:value-type="float">
            <text:p>0.618565</text:p>
          </table:table-cell>
        </table:table-row>
        <table:table-row table:style-name="ro1">
          <table:table-cell office:value-type="float" office:value="17.73" calcext:value-type="float">
            <text:p>17.73</text:p>
          </table:table-cell>
          <table:table-cell office:value-type="float" office:value="0.618567" calcext:value-type="float">
            <text:p>0.618567</text:p>
          </table:table-cell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0.618569" calcext:value-type="float">
            <text:p>0.618569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0.618571" calcext:value-type="float">
            <text:p>0.618571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0.618573" calcext:value-type="float">
            <text:p>0.618573</text:p>
          </table:table-cell>
        </table:table-row>
        <table:table-row table:style-name="ro1">
          <table:table-cell office:value-type="float" office:value="17.77" calcext:value-type="float">
            <text:p>17.77</text:p>
          </table:table-cell>
          <table:table-cell office:value-type="float" office:value="0.618575" calcext:value-type="float">
            <text:p>0.618575</text:p>
          </table:table-cell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0.618576" calcext:value-type="float">
            <text:p>0.618576</text:p>
          </table:table-cell>
        </table:table-row>
        <table:table-row table:style-name="ro1">
          <table:table-cell office:value-type="float" office:value="17.79" calcext:value-type="float">
            <text:p>17.79</text:p>
          </table:table-cell>
          <table:table-cell office:value-type="float" office:value="0.618578" calcext:value-type="float">
            <text:p>0.618578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.61858" calcext:value-type="float">
            <text:p>0.61858</text:p>
          </table:table-cell>
        </table:table-row>
        <table:table-row table:style-name="ro1">
          <table:table-cell office:value-type="float" office:value="17.81" calcext:value-type="float">
            <text:p>17.81</text:p>
          </table:table-cell>
          <table:table-cell office:value-type="float" office:value="0.618582" calcext:value-type="float">
            <text:p>0.618582</text:p>
          </table:table-cell>
        </table:table-row>
        <table:table-row table:style-name="ro1">
          <table:table-cell office:value-type="float" office:value="17.82" calcext:value-type="float">
            <text:p>17.82</text:p>
          </table:table-cell>
          <table:table-cell office:value-type="float" office:value="0.618584" calcext:value-type="float">
            <text:p>0.618584</text:p>
          </table:table-cell>
        </table:table-row>
        <table:table-row table:style-name="ro1">
          <table:table-cell office:value-type="float" office:value="17.83" calcext:value-type="float">
            <text:p>17.83</text:p>
          </table:table-cell>
          <table:table-cell office:value-type="float" office:value="0.618586" calcext:value-type="float">
            <text:p>0.618586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0.618587" calcext:value-type="float">
            <text:p>0.618587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0.618589" calcext:value-type="float">
            <text:p>0.618589</text:p>
          </table:table-cell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0.618591" calcext:value-type="float">
            <text:p>0.618591</text:p>
          </table:table-cell>
        </table:table-row>
        <table:table-row table:style-name="ro1">
          <table:table-cell office:value-type="float" office:value="17.87" calcext:value-type="float">
            <text:p>17.87</text:p>
          </table:table-cell>
          <table:table-cell office:value-type="float" office:value="0.618593" calcext:value-type="float">
            <text:p>0.618593</text:p>
          </table:table-cell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0.618595" calcext:value-type="float">
            <text:p>0.618595</text:p>
          </table:table-cell>
        </table:table-row>
        <table:table-row table:style-name="ro1">
          <table:table-cell office:value-type="float" office:value="17.89" calcext:value-type="float">
            <text:p>17.89</text:p>
          </table:table-cell>
          <table:table-cell office:value-type="float" office:value="0.618596" calcext:value-type="float">
            <text:p>0.618596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.618598" calcext:value-type="float">
            <text:p>0.618598</text:p>
          </table:table-cell>
        </table:table-row>
        <table:table-row table:style-name="ro1">
          <table:table-cell office:value-type="float" office:value="17.91" calcext:value-type="float">
            <text:p>17.91</text:p>
          </table:table-cell>
          <table:table-cell office:value-type="float" office:value="0.6186" calcext:value-type="float">
            <text:p>0.6186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0.618602" calcext:value-type="float">
            <text:p>0.618602</text:p>
          </table:table-cell>
        </table:table-row>
        <table:table-row table:style-name="ro1">
          <table:table-cell office:value-type="float" office:value="17.93" calcext:value-type="float">
            <text:p>17.93</text:p>
          </table:table-cell>
          <table:table-cell office:value-type="float" office:value="0.618603" calcext:value-type="float">
            <text:p>0.618603</text:p>
          </table:table-cell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0.618605" calcext:value-type="float">
            <text:p>0.618605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0.618607" calcext:value-type="float">
            <text:p>0.618607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0.618609" calcext:value-type="float">
            <text:p>0.618609</text:p>
          </table:table-cell>
        </table:table-row>
        <table:table-row table:style-name="ro1">
          <table:table-cell office:value-type="float" office:value="17.97" calcext:value-type="float">
            <text:p>17.97</text:p>
          </table:table-cell>
          <table:table-cell office:value-type="float" office:value="0.61861" calcext:value-type="float">
            <text:p>0.61861</text:p>
          </table:table-cell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0.618612" calcext:value-type="float">
            <text:p>0.618612</text:p>
          </table:table-cell>
        </table:table-row>
        <table:table-row table:style-name="ro1">
          <table:table-cell office:value-type="float" office:value="17.99" calcext:value-type="float">
            <text:p>17.99</text:p>
          </table:table-cell>
          <table:table-cell office:value-type="float" office:value="0.618614" calcext:value-type="float">
            <text:p>0.6186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18615" calcext:value-type="float">
            <text:p>0.618615</text:p>
          </table:table-cell>
        </table:table-row>
        <table:table-row table:style-name="ro1">
          <table:table-cell office:value-type="float" office:value="18.01" calcext:value-type="float">
            <text:p>18.01</text:p>
          </table:table-cell>
          <table:table-cell office:value-type="float" office:value="0.618617" calcext:value-type="float">
            <text:p>0.618617</text:p>
          </table:table-cell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0.618619" calcext:value-type="float">
            <text:p>0.618619</text:p>
          </table:table-cell>
        </table:table-row>
        <table:table-row table:style-name="ro1">
          <table:table-cell office:value-type="float" office:value="18.03" calcext:value-type="float">
            <text:p>18.03</text:p>
          </table:table-cell>
          <table:table-cell office:value-type="float" office:value="0.61862" calcext:value-type="float">
            <text:p>0.61862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0.618622" calcext:value-type="float">
            <text:p>0.618622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0.618624" calcext:value-type="float">
            <text:p>0.618624</text:p>
          </table:table-cell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0.618626" calcext:value-type="float">
            <text:p>0.618626</text:p>
          </table:table-cell>
        </table:table-row>
        <table:table-row table:style-name="ro1">
          <table:table-cell office:value-type="float" office:value="18.07" calcext:value-type="float">
            <text:p>18.07</text:p>
          </table:table-cell>
          <table:table-cell office:value-type="float" office:value="0.618627" calcext:value-type="float">
            <text:p>0.618627</text:p>
          </table:table-cell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0.618629" calcext:value-type="float">
            <text:p>0.618629</text:p>
          </table:table-cell>
        </table:table-row>
        <table:table-row table:style-name="ro1">
          <table:table-cell office:value-type="float" office:value="18.09" calcext:value-type="float">
            <text:p>18.09</text:p>
          </table:table-cell>
          <table:table-cell office:value-type="float" office:value="0.61863" calcext:value-type="float">
            <text:p>0.61863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.618632" calcext:value-type="float">
            <text:p>0.618632</text:p>
          </table:table-cell>
        </table:table-row>
        <table:table-row table:style-name="ro1">
          <table:table-cell office:value-type="float" office:value="18.11" calcext:value-type="float">
            <text:p>18.11</text:p>
          </table:table-cell>
          <table:table-cell office:value-type="float" office:value="0.618634" calcext:value-type="float">
            <text:p>0.618634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0.618635" calcext:value-type="float">
            <text:p>0.618635</text:p>
          </table:table-cell>
        </table:table-row>
        <table:table-row table:style-name="ro1">
          <table:table-cell office:value-type="float" office:value="18.13" calcext:value-type="float">
            <text:p>18.13</text:p>
          </table:table-cell>
          <table:table-cell office:value-type="float" office:value="0.618637" calcext:value-type="float">
            <text:p>0.618637</text:p>
          </table:table-cell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0.618639" calcext:value-type="float">
            <text:p>0.618639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0.61864" calcext:value-type="float">
            <text:p>0.61864</text:p>
          </table:table-cell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0.618642" calcext:value-type="float">
            <text:p>0.618642</text:p>
          </table:table-cell>
        </table:table-row>
        <table:table-row table:style-name="ro1">
          <table:table-cell office:value-type="float" office:value="18.17" calcext:value-type="float">
            <text:p>18.17</text:p>
          </table:table-cell>
          <table:table-cell office:value-type="float" office:value="0.618643" calcext:value-type="float">
            <text:p>0.618643</text:p>
          </table:table-cell>
        </table:table-row>
        <table:table-row table:style-name="ro1">
          <table:table-cell office:value-type="float" office:value="18.18" calcext:value-type="float">
            <text:p>18.18</text:p>
          </table:table-cell>
          <table:table-cell office:value-type="float" office:value="0.618645" calcext:value-type="float">
            <text:p>0.618645</text:p>
          </table:table-cell>
        </table:table-row>
        <table:table-row table:style-name="ro1">
          <table:table-cell office:value-type="float" office:value="18.19" calcext:value-type="float">
            <text:p>18.19</text:p>
          </table:table-cell>
          <table:table-cell office:value-type="float" office:value="0.618647" calcext:value-type="float">
            <text:p>0.618647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.618648" calcext:value-type="float">
            <text:p>0.618648</text:p>
          </table:table-cell>
        </table:table-row>
        <table:table-row table:style-name="ro1">
          <table:table-cell office:value-type="float" office:value="18.21" calcext:value-type="float">
            <text:p>18.21</text:p>
          </table:table-cell>
          <table:table-cell office:value-type="float" office:value="0.61865" calcext:value-type="float">
            <text:p>0.61865</text:p>
          </table:table-cell>
        </table:table-row>
        <table:table-row table:style-name="ro1">
          <table:table-cell office:value-type="float" office:value="18.22" calcext:value-type="float">
            <text:p>18.22</text:p>
          </table:table-cell>
          <table:table-cell office:value-type="float" office:value="0.618651" calcext:value-type="float">
            <text:p>0.618651</text:p>
          </table:table-cell>
        </table:table-row>
        <table:table-row table:style-name="ro1">
          <table:table-cell office:value-type="float" office:value="18.23" calcext:value-type="float">
            <text:p>18.23</text:p>
          </table:table-cell>
          <table:table-cell office:value-type="float" office:value="0.618653" calcext:value-type="float">
            <text:p>0.618653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0.618654" calcext:value-type="float">
            <text:p>0.618654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0.618656" calcext:value-type="float">
            <text:p>0.618656</text:p>
          </table:table-cell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0.618657" calcext:value-type="float">
            <text:p>0.618657</text:p>
          </table:table-cell>
        </table:table-row>
        <table:table-row table:style-name="ro1">
          <table:table-cell office:value-type="float" office:value="18.27" calcext:value-type="float">
            <text:p>18.27</text:p>
          </table:table-cell>
          <table:table-cell office:value-type="float" office:value="0.618659" calcext:value-type="float">
            <text:p>0.618659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0.618661" calcext:value-type="float">
            <text:p>0.618661</text:p>
          </table:table-cell>
        </table:table-row>
        <table:table-row table:style-name="ro1">
          <table:table-cell office:value-type="float" office:value="18.29" calcext:value-type="float">
            <text:p>18.29</text:p>
          </table:table-cell>
          <table:table-cell office:value-type="float" office:value="0.618662" calcext:value-type="float">
            <text:p>0.618662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.618664" calcext:value-type="float">
            <text:p>0.618664</text:p>
          </table:table-cell>
        </table:table-row>
        <table:table-row table:style-name="ro1">
          <table:table-cell office:value-type="float" office:value="18.31" calcext:value-type="float">
            <text:p>18.31</text:p>
          </table:table-cell>
          <table:table-cell office:value-type="float" office:value="0.618665" calcext:value-type="float">
            <text:p>0.618665</text:p>
          </table:table-cell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0.618667" calcext:value-type="float">
            <text:p>0.618667</text:p>
          </table:table-cell>
        </table:table-row>
        <table:table-row table:style-name="ro1">
          <table:table-cell office:value-type="float" office:value="18.33" calcext:value-type="float">
            <text:p>18.33</text:p>
          </table:table-cell>
          <table:table-cell office:value-type="float" office:value="0.618668" calcext:value-type="float">
            <text:p>0.618668</text:p>
          </table:table-cell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0.61867" calcext:value-type="float">
            <text:p>0.61867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0.618671" calcext:value-type="float">
            <text:p>0.618671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0.618673" calcext:value-type="float">
            <text:p>0.618673</text:p>
          </table:table-cell>
        </table:table-row>
        <table:table-row table:style-name="ro1">
          <table:table-cell office:value-type="float" office:value="18.37" calcext:value-type="float">
            <text:p>18.37</text:p>
          </table:table-cell>
          <table:table-cell office:value-type="float" office:value="0.618674" calcext:value-type="float">
            <text:p>0.618674</text:p>
          </table:table-cell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0.618676" calcext:value-type="float">
            <text:p>0.618676</text:p>
          </table:table-cell>
        </table:table-row>
        <table:table-row table:style-name="ro1">
          <table:table-cell office:value-type="float" office:value="18.39" calcext:value-type="float">
            <text:p>18.39</text:p>
          </table:table-cell>
          <table:table-cell office:value-type="float" office:value="0.618677" calcext:value-type="float">
            <text:p>0.618677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.618678" calcext:value-type="float">
            <text:p>0.618678</text:p>
          </table:table-cell>
        </table:table-row>
        <table:table-row table:style-name="ro1">
          <table:table-cell office:value-type="float" office:value="18.41" calcext:value-type="float">
            <text:p>18.41</text:p>
          </table:table-cell>
          <table:table-cell office:value-type="float" office:value="0.61868" calcext:value-type="float">
            <text:p>0.61868</text:p>
          </table:table-cell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0.618681" calcext:value-type="float">
            <text:p>0.618681</text:p>
          </table:table-cell>
        </table:table-row>
        <table:table-row table:style-name="ro1">
          <table:table-cell office:value-type="float" office:value="18.43" calcext:value-type="float">
            <text:p>18.43</text:p>
          </table:table-cell>
          <table:table-cell office:value-type="float" office:value="0.618683" calcext:value-type="float">
            <text:p>0.618683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0.618684" calcext:value-type="float">
            <text:p>0.618684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0.618686" calcext:value-type="float">
            <text:p>0.618686</text:p>
          </table:table-cell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0.618687" calcext:value-type="float">
            <text:p>0.618687</text:p>
          </table:table-cell>
        </table:table-row>
        <table:table-row table:style-name="ro1">
          <table:table-cell office:value-type="float" office:value="18.47" calcext:value-type="float">
            <text:p>18.47</text:p>
          </table:table-cell>
          <table:table-cell office:value-type="float" office:value="0.618689" calcext:value-type="float">
            <text:p>0.618689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0.61869" calcext:value-type="float">
            <text:p>0.61869</text:p>
          </table:table-cell>
        </table:table-row>
        <table:table-row table:style-name="ro1">
          <table:table-cell office:value-type="float" office:value="18.49" calcext:value-type="float">
            <text:p>18.49</text:p>
          </table:table-cell>
          <table:table-cell office:value-type="float" office:value="0.618691" calcext:value-type="float">
            <text:p>0.618691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618693" calcext:value-type="float">
            <text:p>0.618693</text:p>
          </table:table-cell>
        </table:table-row>
        <table:table-row table:style-name="ro1">
          <table:table-cell office:value-type="float" office:value="18.51" calcext:value-type="float">
            <text:p>18.51</text:p>
          </table:table-cell>
          <table:table-cell office:value-type="float" office:value="0.618694" calcext:value-type="float">
            <text:p>0.618694</text:p>
          </table:table-cell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0.618696" calcext:value-type="float">
            <text:p>0.618696</text:p>
          </table:table-cell>
        </table:table-row>
        <table:table-row table:style-name="ro1">
          <table:table-cell office:value-type="float" office:value="18.53" calcext:value-type="float">
            <text:p>18.53</text:p>
          </table:table-cell>
          <table:table-cell office:value-type="float" office:value="0.618697" calcext:value-type="float">
            <text:p>0.618697</text:p>
          </table:table-cell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0.618698" calcext:value-type="float">
            <text:p>0.618698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0.6187" calcext:value-type="float">
            <text:p>0.6187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0.618701" calcext:value-type="float">
            <text:p>0.618701</text:p>
          </table:table-cell>
        </table:table-row>
        <table:table-row table:style-name="ro1">
          <table:table-cell office:value-type="float" office:value="18.57" calcext:value-type="float">
            <text:p>18.57</text:p>
          </table:table-cell>
          <table:table-cell office:value-type="float" office:value="0.618702" calcext:value-type="float">
            <text:p>0.618702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0.618704" calcext:value-type="float">
            <text:p>0.618704</text:p>
          </table:table-cell>
        </table:table-row>
        <table:table-row table:style-name="ro1">
          <table:table-cell office:value-type="float" office:value="18.59" calcext:value-type="float">
            <text:p>18.59</text:p>
          </table:table-cell>
          <table:table-cell office:value-type="float" office:value="0.618705" calcext:value-type="float">
            <text:p>0.618705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.618707" calcext:value-type="float">
            <text:p>0.618707</text:p>
          </table:table-cell>
        </table:table-row>
        <table:table-row table:style-name="ro1">
          <table:table-cell office:value-type="float" office:value="18.61" calcext:value-type="float">
            <text:p>18.61</text:p>
          </table:table-cell>
          <table:table-cell office:value-type="float" office:value="0.618708" calcext:value-type="float">
            <text:p>0.618708</text:p>
          </table:table-cell>
        </table:table-row>
        <table:table-row table:style-name="ro1">
          <table:table-cell office:value-type="float" office:value="18.62" calcext:value-type="float">
            <text:p>18.62</text:p>
          </table:table-cell>
          <table:table-cell office:value-type="float" office:value="0.618709" calcext:value-type="float">
            <text:p>0.618709</text:p>
          </table:table-cell>
        </table:table-row>
        <table:table-row table:style-name="ro1">
          <table:table-cell office:value-type="float" office:value="18.63" calcext:value-type="float">
            <text:p>18.63</text:p>
          </table:table-cell>
          <table:table-cell office:value-type="float" office:value="0.618711" calcext:value-type="float">
            <text:p>0.618711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0.618712" calcext:value-type="float">
            <text:p>0.618712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0.618713" calcext:value-type="float">
            <text:p>0.618713</text:p>
          </table:table-cell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0.618715" calcext:value-type="float">
            <text:p>0.618715</text:p>
          </table:table-cell>
        </table:table-row>
        <table:table-row table:style-name="ro1">
          <table:table-cell office:value-type="float" office:value="18.67" calcext:value-type="float">
            <text:p>18.67</text:p>
          </table:table-cell>
          <table:table-cell office:value-type="float" office:value="0.618716" calcext:value-type="float">
            <text:p>0.618716</text:p>
          </table:table-cell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0.618717" calcext:value-type="float">
            <text:p>0.618717</text:p>
          </table:table-cell>
        </table:table-row>
        <table:table-row table:style-name="ro1">
          <table:table-cell office:value-type="float" office:value="18.69" calcext:value-type="float">
            <text:p>18.69</text:p>
          </table:table-cell>
          <table:table-cell office:value-type="float" office:value="0.618719" calcext:value-type="float">
            <text:p>0.618719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.61872" calcext:value-type="float">
            <text:p>0.61872</text:p>
          </table:table-cell>
        </table:table-row>
        <table:table-row table:style-name="ro1">
          <table:table-cell office:value-type="float" office:value="18.71" calcext:value-type="float">
            <text:p>18.71</text:p>
          </table:table-cell>
          <table:table-cell office:value-type="float" office:value="0.618721" calcext:value-type="float">
            <text:p>0.618721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0.618722" calcext:value-type="float">
            <text:p>0.618722</text:p>
          </table:table-cell>
        </table:table-row>
        <table:table-row table:style-name="ro1">
          <table:table-cell office:value-type="float" office:value="18.73" calcext:value-type="float">
            <text:p>18.73</text:p>
          </table:table-cell>
          <table:table-cell office:value-type="float" office:value="0.618724" calcext:value-type="float">
            <text:p>0.618724</text:p>
          </table:table-cell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0.618725" calcext:value-type="float">
            <text:p>0.618725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0.618726" calcext:value-type="float">
            <text:p>0.618726</text:p>
          </table:table-cell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0.618728" calcext:value-type="float">
            <text:p>0.618728</text:p>
          </table:table-cell>
        </table:table-row>
        <table:table-row table:style-name="ro1">
          <table:table-cell office:value-type="float" office:value="18.77" calcext:value-type="float">
            <text:p>18.77</text:p>
          </table:table-cell>
          <table:table-cell office:value-type="float" office:value="0.618729" calcext:value-type="float">
            <text:p>0.618729</text:p>
          </table:table-cell>
        </table:table-row>
        <table:table-row table:style-name="ro1">
          <table:table-cell office:value-type="float" office:value="18.78" calcext:value-type="float">
            <text:p>18.78</text:p>
          </table:table-cell>
          <table:table-cell office:value-type="float" office:value="0.61873" calcext:value-type="float">
            <text:p>0.61873</text:p>
          </table:table-cell>
        </table:table-row>
        <table:table-row table:style-name="ro1">
          <table:table-cell office:value-type="float" office:value="18.79" calcext:value-type="float">
            <text:p>18.79</text:p>
          </table:table-cell>
          <table:table-cell office:value-type="float" office:value="0.618731" calcext:value-type="float">
            <text:p>0.618731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.618733" calcext:value-type="float">
            <text:p>0.618733</text:p>
          </table:table-cell>
        </table:table-row>
        <table:table-row table:style-name="ro1">
          <table:table-cell office:value-type="float" office:value="18.81" calcext:value-type="float">
            <text:p>18.81</text:p>
          </table:table-cell>
          <table:table-cell office:value-type="float" office:value="0.618734" calcext:value-type="float">
            <text:p>0.618734</text:p>
          </table:table-cell>
        </table:table-row>
        <table:table-row table:style-name="ro1">
          <table:table-cell office:value-type="float" office:value="18.82" calcext:value-type="float">
            <text:p>18.82</text:p>
          </table:table-cell>
          <table:table-cell office:value-type="float" office:value="0.618735" calcext:value-type="float">
            <text:p>0.618735</text:p>
          </table:table-cell>
        </table:table-row>
        <table:table-row table:style-name="ro1">
          <table:table-cell office:value-type="float" office:value="18.83" calcext:value-type="float">
            <text:p>18.83</text:p>
          </table:table-cell>
          <table:table-cell office:value-type="float" office:value="0.618736" calcext:value-type="float">
            <text:p>0.618736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0.618738" calcext:value-type="float">
            <text:p>0.618738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0.618739" calcext:value-type="float">
            <text:p>0.618739</text:p>
          </table:table-cell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0.61874" calcext:value-type="float">
            <text:p>0.61874</text:p>
          </table:table-cell>
        </table:table-row>
        <table:table-row table:style-name="ro1">
          <table:table-cell office:value-type="float" office:value="18.87" calcext:value-type="float">
            <text:p>18.87</text:p>
          </table:table-cell>
          <table:table-cell office:value-type="float" office:value="0.618741" calcext:value-type="float">
            <text:p>0.618741</text:p>
          </table:table-cell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0.618742" calcext:value-type="float">
            <text:p>0.618742</text:p>
          </table:table-cell>
        </table:table-row>
        <table:table-row table:style-name="ro1">
          <table:table-cell office:value-type="float" office:value="18.89" calcext:value-type="float">
            <text:p>18.89</text:p>
          </table:table-cell>
          <table:table-cell office:value-type="float" office:value="0.618744" calcext:value-type="float">
            <text:p>0.618744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.618745" calcext:value-type="float">
            <text:p>0.618745</text:p>
          </table:table-cell>
        </table:table-row>
        <table:table-row table:style-name="ro1">
          <table:table-cell office:value-type="float" office:value="18.91" calcext:value-type="float">
            <text:p>18.91</text:p>
          </table:table-cell>
          <table:table-cell office:value-type="float" office:value="0.618746" calcext:value-type="float">
            <text:p>0.618746</text:p>
          </table:table-cell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0.618747" calcext:value-type="float">
            <text:p>0.618747</text:p>
          </table:table-cell>
        </table:table-row>
        <table:table-row table:style-name="ro1">
          <table:table-cell office:value-type="float" office:value="18.93" calcext:value-type="float">
            <text:p>18.93</text:p>
          </table:table-cell>
          <table:table-cell office:value-type="float" office:value="0.618748" calcext:value-type="float">
            <text:p>0.618748</text:p>
          </table:table-cell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0.61875" calcext:value-type="float">
            <text:p>0.61875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0.618751" calcext:value-type="float">
            <text:p>0.618751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0.618752" calcext:value-type="float">
            <text:p>0.618752</text:p>
          </table:table-cell>
        </table:table-row>
        <table:table-row table:style-name="ro1">
          <table:table-cell office:value-type="float" office:value="18.97" calcext:value-type="float">
            <text:p>18.97</text:p>
          </table:table-cell>
          <table:table-cell office:value-type="float" office:value="0.618753" calcext:value-type="float">
            <text:p>0.618753</text:p>
          </table:table-cell>
        </table:table-row>
        <table:table-row table:style-name="ro1">
          <table:table-cell office:value-type="float" office:value="18.98" calcext:value-type="float">
            <text:p>18.98</text:p>
          </table:table-cell>
          <table:table-cell office:value-type="float" office:value="0.618754" calcext:value-type="float">
            <text:p>0.618754</text:p>
          </table:table-cell>
        </table:table-row>
        <table:table-row table:style-name="ro1">
          <table:table-cell office:value-type="float" office:value="18.99" calcext:value-type="float">
            <text:p>18.99</text:p>
          </table:table-cell>
          <table:table-cell office:value-type="float" office:value="0.618756" calcext:value-type="float">
            <text:p>0.6187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18757" calcext:value-type="float">
            <text:p>0.618757</text:p>
          </table:table-cell>
        </table:table-row>
        <table:table-row table:style-name="ro1">
          <table:table-cell office:value-type="float" office:value="19.01" calcext:value-type="float">
            <text:p>19.01</text:p>
          </table:table-cell>
          <table:table-cell office:value-type="float" office:value="0.618758" calcext:value-type="float">
            <text:p>0.618758</text:p>
          </table:table-cell>
        </table:table-row>
        <table:table-row table:style-name="ro1">
          <table:table-cell office:value-type="float" office:value="19.02" calcext:value-type="float">
            <text:p>19.02</text:p>
          </table:table-cell>
          <table:table-cell office:value-type="float" office:value="0.618759" calcext:value-type="float">
            <text:p>0.618759</text:p>
          </table:table-cell>
        </table:table-row>
        <table:table-row table:style-name="ro1">
          <table:table-cell office:value-type="float" office:value="19.03" calcext:value-type="float">
            <text:p>19.03</text:p>
          </table:table-cell>
          <table:table-cell office:value-type="float" office:value="0.61876" calcext:value-type="float">
            <text:p>0.61876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0.618761" calcext:value-type="float">
            <text:p>0.618761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0.618762" calcext:value-type="float">
            <text:p>0.618762</text:p>
          </table:table-cell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0.618764" calcext:value-type="float">
            <text:p>0.618764</text:p>
          </table:table-cell>
        </table:table-row>
        <table:table-row table:style-name="ro1">
          <table:table-cell office:value-type="float" office:value="19.07" calcext:value-type="float">
            <text:p>19.07</text:p>
          </table:table-cell>
          <table:table-cell office:value-type="float" office:value="0.618765" calcext:value-type="float">
            <text:p>0.618765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0.618766" calcext:value-type="float">
            <text:p>0.618766</text:p>
          </table:table-cell>
        </table:table-row>
        <table:table-row table:style-name="ro1">
          <table:table-cell office:value-type="float" office:value="19.09" calcext:value-type="float">
            <text:p>19.09</text:p>
          </table:table-cell>
          <table:table-cell office:value-type="float" office:value="0.618767" calcext:value-type="float">
            <text:p>0.618767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.618768" calcext:value-type="float">
            <text:p>0.618768</text:p>
          </table:table-cell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float" office:value="0.618769" calcext:value-type="float">
            <text:p>0.618769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0.61877" calcext:value-type="float">
            <text:p>0.61877</text:p>
          </table:table-cell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float" office:value="0.618771" calcext:value-type="float">
            <text:p>0.618771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0.618773" calcext:value-type="float">
            <text:p>0.618773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0.618774" calcext:value-type="float">
            <text:p>0.618774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0.618775" calcext:value-type="float">
            <text:p>0.618775</text:p>
          </table:table-cell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float" office:value="0.618776" calcext:value-type="float">
            <text:p>0.618776</text:p>
          </table:table-cell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0.618777" calcext:value-type="float">
            <text:p>0.618777</text:p>
          </table:table-cell>
        </table:table-row>
        <table:table-row table:style-name="ro1">
          <table:table-cell office:value-type="float" office:value="19.19" calcext:value-type="float">
            <text:p>19.19</text:p>
          </table:table-cell>
          <table:table-cell office:value-type="float" office:value="0.618778" calcext:value-type="float">
            <text:p>0.61877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.618779" calcext:value-type="float">
            <text:p>0.618779</text:p>
          </table:table-cell>
        </table:table-row>
        <table:table-row table:style-name="ro1">
          <table:table-cell office:value-type="float" office:value="19.21" calcext:value-type="float">
            <text:p>19.21</text:p>
          </table:table-cell>
          <table:table-cell office:value-type="float" office:value="0.61878" calcext:value-type="float">
            <text:p>0.61878</text:p>
          </table:table-cell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0.618781" calcext:value-type="float">
            <text:p>0.618781</text:p>
          </table:table-cell>
        </table:table-row>
        <table:table-row table:style-name="ro1">
          <table:table-cell office:value-type="float" office:value="19.23" calcext:value-type="float">
            <text:p>19.23</text:p>
          </table:table-cell>
          <table:table-cell office:value-type="float" office:value="0.618782" calcext:value-type="float">
            <text:p>0.618782</text:p>
          </table:table-cell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0.618783" calcext:value-type="float">
            <text:p>0.618783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0.618784" calcext:value-type="float">
            <text:p>0.618784</text:p>
          </table:table-cell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0.618785" calcext:value-type="float">
            <text:p>0.618785</text:p>
          </table:table-cell>
        </table:table-row>
        <table:table-row table:style-name="ro1">
          <table:table-cell office:value-type="float" office:value="19.27" calcext:value-type="float">
            <text:p>19.27</text:p>
          </table:table-cell>
          <table:table-cell office:value-type="float" office:value="0.618786" calcext:value-type="float">
            <text:p>0.618786</text:p>
          </table:table-cell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0.618788" calcext:value-type="float">
            <text:p>0.618788</text:p>
          </table:table-cell>
        </table:table-row>
        <table:table-row table:style-name="ro1">
          <table:table-cell office:value-type="float" office:value="19.29" calcext:value-type="float">
            <text:p>19.29</text:p>
          </table:table-cell>
          <table:table-cell office:value-type="float" office:value="0.618789" calcext:value-type="float">
            <text:p>0.618789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.61879" calcext:value-type="float">
            <text:p>0.61879</text:p>
          </table:table-cell>
        </table:table-row>
        <table:table-row table:style-name="ro1">
          <table:table-cell office:value-type="float" office:value="19.31" calcext:value-type="float">
            <text:p>19.31</text:p>
          </table:table-cell>
          <table:table-cell office:value-type="float" office:value="0.618791" calcext:value-type="float">
            <text:p>0.618791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0.618792" calcext:value-type="float">
            <text:p>0.618792</text:p>
          </table:table-cell>
        </table:table-row>
        <table:table-row table:style-name="ro1">
          <table:table-cell office:value-type="float" office:value="19.33" calcext:value-type="float">
            <text:p>19.33</text:p>
          </table:table-cell>
          <table:table-cell office:value-type="float" office:value="0.618793" calcext:value-type="float">
            <text:p>0.618793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0.618794" calcext:value-type="float">
            <text:p>0.618794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0.618795" calcext:value-type="float">
            <text:p>0.618795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0.618796" calcext:value-type="float">
            <text:p>0.618796</text:p>
          </table:table-cell>
        </table:table-row>
        <table:table-row table:style-name="ro1">
          <table:table-cell office:value-type="float" office:value="19.37" calcext:value-type="float">
            <text:p>19.37</text:p>
          </table:table-cell>
          <table:table-cell office:value-type="float" office:value="0.618797" calcext:value-type="float">
            <text:p>0.618797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0.618798" calcext:value-type="float">
            <text:p>0.618798</text:p>
          </table:table-cell>
        </table:table-row>
        <table:table-row table:style-name="ro1">
          <table:table-cell office:value-type="float" office:value="19.39" calcext:value-type="float">
            <text:p>19.39</text:p>
          </table:table-cell>
          <table:table-cell office:value-type="float" office:value="0.618799" calcext:value-type="float">
            <text:p>0.618799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.6188" calcext:value-type="float">
            <text:p>0.6188</text:p>
          </table:table-cell>
        </table:table-row>
        <table:table-row table:style-name="ro1">
          <table:table-cell office:value-type="float" office:value="19.41" calcext:value-type="float">
            <text:p>19.41</text:p>
          </table:table-cell>
          <table:table-cell office:value-type="float" office:value="0.618801" calcext:value-type="float">
            <text:p>0.618801</text:p>
          </table:table-cell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0.618802" calcext:value-type="float">
            <text:p>0.618802</text:p>
          </table:table-cell>
        </table:table-row>
        <table:table-row table:style-name="ro1">
          <table:table-cell office:value-type="float" office:value="19.43" calcext:value-type="float">
            <text:p>19.43</text:p>
          </table:table-cell>
          <table:table-cell office:value-type="float" office:value="0.618803" calcext:value-type="float">
            <text:p>0.618803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0.618804" calcext:value-type="float">
            <text:p>0.618804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0.618805" calcext:value-type="float">
            <text:p>0.618805</text:p>
          </table:table-cell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0.618806" calcext:value-type="float">
            <text:p>0.618806</text:p>
          </table:table-cell>
        </table:table-row>
        <table:table-row table:style-name="ro1">
          <table:table-cell office:value-type="float" office:value="19.47" calcext:value-type="float">
            <text:p>19.47</text:p>
          </table:table-cell>
          <table:table-cell office:value-type="float" office:value="0.618807" calcext:value-type="float">
            <text:p>0.618807</text:p>
          </table:table-cell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0.618808" calcext:value-type="float">
            <text:p>0.618808</text:p>
          </table:table-cell>
        </table:table-row>
        <table:table-row table:style-name="ro1">
          <table:table-cell office:value-type="float" office:value="19.49" calcext:value-type="float">
            <text:p>19.49</text:p>
          </table:table-cell>
          <table:table-cell office:value-type="float" office:value="0.618809" calcext:value-type="float">
            <text:p>0.618809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.61881" calcext:value-type="float">
            <text:p>0.61881</text:p>
          </table:table-cell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0.61881" calcext:value-type="float">
            <text:p>0.61881</text:p>
          </table:table-cell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0.618811" calcext:value-type="float">
            <text:p>0.618811</text:p>
          </table:table-cell>
        </table:table-row>
        <table:table-row table:style-name="ro1">
          <table:table-cell office:value-type="float" office:value="19.53" calcext:value-type="float">
            <text:p>19.53</text:p>
          </table:table-cell>
          <table:table-cell office:value-type="float" office:value="0.618812" calcext:value-type="float">
            <text:p>0.618812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0.618813" calcext:value-type="float">
            <text:p>0.618813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0.618814" calcext:value-type="float">
            <text:p>0.618814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0.618815" calcext:value-type="float">
            <text:p>0.618815</text:p>
          </table:table-cell>
        </table:table-row>
        <table:table-row table:style-name="ro1">
          <table:table-cell office:value-type="float" office:value="19.57" calcext:value-type="float">
            <text:p>19.57</text:p>
          </table:table-cell>
          <table:table-cell office:value-type="float" office:value="0.618816" calcext:value-type="float">
            <text:p>0.618816</text:p>
          </table:table-cell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0.618817" calcext:value-type="float">
            <text:p>0.618817</text:p>
          </table:table-cell>
        </table:table-row>
        <table:table-row table:style-name="ro1">
          <table:table-cell office:value-type="float" office:value="19.59" calcext:value-type="float">
            <text:p>19.59</text:p>
          </table:table-cell>
          <table:table-cell office:value-type="float" office:value="0.618818" calcext:value-type="float">
            <text:p>0.618818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.618819" calcext:value-type="float">
            <text:p>0.618819</text:p>
          </table:table-cell>
        </table:table-row>
        <table:table-row table:style-name="ro1">
          <table:table-cell office:value-type="float" office:value="19.61" calcext:value-type="float">
            <text:p>19.61</text:p>
          </table:table-cell>
          <table:table-cell office:value-type="float" office:value="0.61882" calcext:value-type="float">
            <text:p>0.61882</text:p>
          </table:table-cell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0.618821" calcext:value-type="float">
            <text:p>0.618821</text:p>
          </table:table-cell>
        </table:table-row>
        <table:table-row table:style-name="ro1">
          <table:table-cell office:value-type="float" office:value="19.63" calcext:value-type="float">
            <text:p>19.63</text:p>
          </table:table-cell>
          <table:table-cell office:value-type="float" office:value="0.618822" calcext:value-type="float">
            <text:p>0.618822</text:p>
          </table:table-cell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0.618823" calcext:value-type="float">
            <text:p>0.618823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0.618824" calcext:value-type="float">
            <text:p>0.618824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0.618824" calcext:value-type="float">
            <text:p>0.618824</text:p>
          </table:table-cell>
        </table:table-row>
        <table:table-row table:style-name="ro1">
          <table:table-cell office:value-type="float" office:value="19.67" calcext:value-type="float">
            <text:p>19.67</text:p>
          </table:table-cell>
          <table:table-cell office:value-type="float" office:value="0.618825" calcext:value-type="float">
            <text:p>0.618825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0.618826" calcext:value-type="float">
            <text:p>0.618826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0.618827" calcext:value-type="float">
            <text:p>0.618827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.618828" calcext:value-type="float">
            <text:p>0.618828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0.618829" calcext:value-type="float">
            <text:p>0.618829</text:p>
          </table:table-cell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0.61883" calcext:value-type="float">
            <text:p>0.61883</text:p>
          </table:table-cell>
        </table:table-row>
        <table:table-row table:style-name="ro1">
          <table:table-cell office:value-type="float" office:value="19.73" calcext:value-type="float">
            <text:p>19.73</text:p>
          </table:table-cell>
          <table:table-cell office:value-type="float" office:value="0.618831" calcext:value-type="float">
            <text:p>0.618831</text:p>
          </table:table-cell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0.618832" calcext:value-type="float">
            <text:p>0.618832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0.618832" calcext:value-type="float">
            <text:p>0.618832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0.618833" calcext:value-type="float">
            <text:p>0.618833</text:p>
          </table:table-cell>
        </table:table-row>
        <table:table-row table:style-name="ro1">
          <table:table-cell office:value-type="float" office:value="19.77" calcext:value-type="float">
            <text:p>19.77</text:p>
          </table:table-cell>
          <table:table-cell office:value-type="float" office:value="0.618834" calcext:value-type="float">
            <text:p>0.618834</text:p>
          </table:table-cell>
        </table:table-row>
        <table:table-row table:style-name="ro1">
          <table:table-cell office:value-type="float" office:value="19.78" calcext:value-type="float">
            <text:p>19.78</text:p>
          </table:table-cell>
          <table:table-cell office:value-type="float" office:value="0.618835" calcext:value-type="float">
            <text:p>0.618835</text:p>
          </table:table-cell>
        </table:table-row>
        <table:table-row table:style-name="ro1">
          <table:table-cell office:value-type="float" office:value="19.79" calcext:value-type="float">
            <text:p>19.79</text:p>
          </table:table-cell>
          <table:table-cell office:value-type="float" office:value="0.618836" calcext:value-type="float">
            <text:p>0.618836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.618837" calcext:value-type="float">
            <text:p>0.618837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0.618838" calcext:value-type="float">
            <text:p>0.618838</text:p>
          </table:table-cell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0.618838" calcext:value-type="float">
            <text:p>0.618838</text:p>
          </table:table-cell>
        </table:table-row>
        <table:table-row table:style-name="ro1">
          <table:table-cell office:value-type="float" office:value="19.83" calcext:value-type="float">
            <text:p>19.83</text:p>
          </table:table-cell>
          <table:table-cell office:value-type="float" office:value="0.618839" calcext:value-type="float">
            <text:p>0.618839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0.61884" calcext:value-type="float">
            <text:p>0.61884</text:p>
          </table:table-cell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0.618841" calcext:value-type="float">
            <text:p>0.618841</text:p>
          </table:table-cell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0.618842" calcext:value-type="float">
            <text:p>0.618842</text:p>
          </table:table-cell>
        </table:table-row>
        <table:table-row table:style-name="ro1">
          <table:table-cell office:value-type="float" office:value="19.87" calcext:value-type="float">
            <text:p>19.87</text:p>
          </table:table-cell>
          <table:table-cell office:value-type="float" office:value="0.618843" calcext:value-type="float">
            <text:p>0.618843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0.618843" calcext:value-type="float">
            <text:p>0.618843</text:p>
          </table:table-cell>
        </table:table-row>
        <table:table-row table:style-name="ro1">
          <table:table-cell office:value-type="float" office:value="19.89" calcext:value-type="float">
            <text:p>19.89</text:p>
          </table:table-cell>
          <table:table-cell office:value-type="float" office:value="0.618844" calcext:value-type="float">
            <text:p>0.618844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618845" calcext:value-type="float">
            <text:p>0.618845</text:p>
          </table:table-cell>
        </table:table-row>
        <table:table-row table:style-name="ro1">
          <table:table-cell office:value-type="float" office:value="19.91" calcext:value-type="float">
            <text:p>19.91</text:p>
          </table:table-cell>
          <table:table-cell office:value-type="float" office:value="0.618846" calcext:value-type="float">
            <text:p>0.618846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0.618847" calcext:value-type="float">
            <text:p>0.618847</text:p>
          </table:table-cell>
        </table:table-row>
        <table:table-row table:style-name="ro1">
          <table:table-cell office:value-type="float" office:value="19.93" calcext:value-type="float">
            <text:p>19.93</text:p>
          </table:table-cell>
          <table:table-cell office:value-type="float" office:value="0.618848" calcext:value-type="float">
            <text:p>0.618848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0.618848" calcext:value-type="float">
            <text:p>0.618848</text:p>
          </table:table-cell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0.618849" calcext:value-type="float">
            <text:p>0.618849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0.61885" calcext:value-type="float">
            <text:p>0.61885</text:p>
          </table:table-cell>
        </table:table-row>
        <table:table-row table:style-name="ro1">
          <table:table-cell office:value-type="float" office:value="19.97" calcext:value-type="float">
            <text:p>19.97</text:p>
          </table:table-cell>
          <table:table-cell office:value-type="float" office:value="0.618851" calcext:value-type="float">
            <text:p>0.618851</text:p>
          </table:table-cell>
        </table:table-row>
        <table:table-row table:style-name="ro1">
          <table:table-cell office:value-type="float" office:value="19.98" calcext:value-type="float">
            <text:p>19.98</text:p>
          </table:table-cell>
          <table:table-cell office:value-type="float" office:value="0.618852" calcext:value-type="float">
            <text:p>0.618852</text:p>
          </table:table-cell>
        </table:table-row>
        <table:table-row table:style-name="ro1">
          <table:table-cell office:value-type="float" office:value="19.99" calcext:value-type="float">
            <text:p>19.99</text:p>
          </table:table-cell>
          <table:table-cell office:value-type="float" office:value="0.618852" calcext:value-type="float">
            <text:p>0.6188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8853" calcext:value-type="float">
            <text:p>0.6188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6T01:28:12.629521121</dc:date>
    <meta:document-statistic meta:table-count="1" meta:cell-count="4004" meta:object-count="0"/>
    <meta:generator>LibreOffice/4.2.8.2$Linux_X86_64 LibreOffice_project/420m0$Build-2</meta:generator>
  </office:meta>
</office:document-meta>
</file>